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B5:'Shuffle mean'.B25 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7cm" svg:y="-0.023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1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6" office:value-type="string" calcext:value-type="string">
            <text:p>round 2</text:p>
          </table:table-cell>
          <table:table-cell table:style-name="ce6" office:value-type="string" calcext:value-type="string">
            <text:p>round 3</text:p>
          </table:table-cell>
          <table:table-cell table:style-name="ce6" office:value-type="string" calcext:value-type="string">
            <text:p>round 4</text:p>
          </table:table-cell>
          <table:table-cell table:style-name="ce6" office:value-type="string" calcext:value-type="string">
            <text:p>round 5</text:p>
          </table:table-cell>
          <table:table-cell table:number-columns-repeated="50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8" calcext:value-type="float">
            <text:p>8</text:p>
          </table:table-cell>
          <table:table-cell table:style-name="ce44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 office:value-type="float" office:value="1016352" calcext:value-type="float">
            <text:p>1016352</text:p>
          </table:table-cell>
          <table:table-cell table:style-name="ce44" office:value-type="float" office:value="1016352" calcext:value-type="float">
            <text:p>1016352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 office:value-type="float" office:value="4466118" calcext:value-type="float">
            <text:p>4466118</text:p>
          </table:table-cell>
          <table:table-cell table:style-name="ce44" office:value-type="float" office:value="4466118" calcext:value-type="float">
            <text:p>4466118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 office:value-type="float" office:value="11185171" calcext:value-type="float">
            <text:p>11185171</text:p>
          </table:table-cell>
          <table:table-cell table:style-name="ce44" office:value-type="float" office:value="11185171" calcext:value-type="float">
            <text:p>11185171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 office:value-type="float" office:value="20180078" calcext:value-type="float">
            <text:p>20180078</text:p>
          </table:table-cell>
          <table:table-cell table:style-name="ce44" office:value-type="float" office:value="20180078" calcext:value-type="float">
            <text:p>20180078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 office:value-type="float" office:value="32551268" calcext:value-type="float">
            <text:p>32551268</text:p>
          </table:table-cell>
          <table:table-cell table:style-name="ce44" office:value-type="float" office:value="32551268" calcext:value-type="float">
            <text:p>32551268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 office:value-type="float" office:value="46437891" calcext:value-type="float">
            <text:p>46437891</text:p>
          </table:table-cell>
          <table:table-cell table:style-name="ce44" office:value-type="float" office:value="46437891" calcext:value-type="float">
            <text:p>46437891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 office:value-type="float" office:value="65718996" calcext:value-type="float">
            <text:p>65718996</text:p>
          </table:table-cell>
          <table:table-cell table:style-name="ce44" office:value-type="float" office:value="65718996" calcext:value-type="float">
            <text:p>65718996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 office:value-type="float" office:value="89481051" calcext:value-type="float">
            <text:p>89481051</text:p>
          </table:table-cell>
          <table:table-cell table:style-name="ce44" office:value-type="float" office:value="89481051" calcext:value-type="float">
            <text:p>89481051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 office:value-type="float" office:value="121324275" calcext:value-type="float">
            <text:p>121324275</text:p>
          </table:table-cell>
          <table:table-cell table:style-name="ce44" office:value-type="float" office:value="121324275" calcext:value-type="float">
            <text:p>121324275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 office:value-type="float" office:value="134487317" calcext:value-type="float">
            <text:p>134487317</text:p>
          </table:table-cell>
          <table:table-cell table:style-name="ce44" office:value-type="float" office:value="134487317" calcext:value-type="float">
            <text:p>134487317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 office:value-type="float" office:value="160937184" calcext:value-type="float">
            <text:p>160937184</text:p>
          </table:table-cell>
          <table:table-cell table:style-name="ce44" office:value-type="float" office:value="160937184" calcext:value-type="float">
            <text:p>160937184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 office:value-type="float" office:value="191514486" calcext:value-type="float">
            <text:p>191514486</text:p>
          </table:table-cell>
          <table:table-cell table:style-name="ce44" office:value-type="float" office:value="191514486" calcext:value-type="float">
            <text:p>191514486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 office:value-type="float" office:value="231393666" calcext:value-type="float">
            <text:p>231393666</text:p>
          </table:table-cell>
          <table:table-cell table:style-name="ce44" office:value-type="float" office:value="231393666" calcext:value-type="float">
            <text:p>231393666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 office:value-type="float" office:value="264994363" calcext:value-type="float">
            <text:p>264994363</text:p>
          </table:table-cell>
          <table:table-cell table:style-name="ce44" office:value-type="float" office:value="264994363" calcext:value-type="float">
            <text:p>264994363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 office:value-type="float" office:value="318011982" calcext:value-type="float">
            <text:p>318011982</text:p>
          </table:table-cell>
          <table:table-cell table:style-name="ce44" office:value-type="float" office:value="318011982" calcext:value-type="float">
            <text:p>318011982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 office:value-type="float" office:value="458289232" calcext:value-type="float">
            <text:p>458289232</text:p>
          </table:table-cell>
          <table:table-cell table:style-name="ce44" office:value-type="float" office:value="458289232" calcext:value-type="float">
            <text:p>458289232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 office:value-type="float" office:value="479578013" calcext:value-type="float">
            <text:p>479578013</text:p>
          </table:table-cell>
          <table:table-cell table:style-name="ce44" office:value-type="float" office:value="479578013" calcext:value-type="float">
            <text:p>479578013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 office:value-type="float" office:value="534885550" calcext:value-type="float">
            <text:p>534885550</text:p>
          </table:table-cell>
          <table:table-cell table:style-name="ce44" office:value-type="float" office:value="534885550" calcext:value-type="float">
            <text:p>534885550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 office:value-type="float" office:value="606545820" calcext:value-type="float">
            <text:p>606545820</text:p>
          </table:table-cell>
          <table:table-cell table:style-name="ce44" office:value-type="float" office:value="606545820" calcext:value-type="float">
            <text:p>606545820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 office:value-type="float" office:value="654807509" calcext:value-type="float">
            <text:p>654807509</text:p>
          </table:table-cell>
          <table:table-cell table:style-name="ce44" office:value-type="float" office:value="654807509" calcext:value-type="float">
            <text:p>654807509</text:p>
          </table:table-cell>
          <table:table-cell table:style-name="ce2" table:number-columns-repeated="4"/>
          <table:table-cell table:number-columns-repeated="50"/>
        </table:table-row>
        <table:table-row table:style-name="ro1">
          <table:table-cell/>
          <table:table-cell>
            <draw:frame draw:z-index="0" draw:style-name="gr1" draw:text-style-name="P1" svg:width="16.003cm" svg:height="9.006cm" svg:x="0.108cm" svg:y="0.323cm">
              <draw:object draw:notify-on-update-of-ranges="Sort.B5:Sort.B25 Sort.C5:Sort.C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table:style-name="ce44" office:value-type="string" calcext:value-type="string">
            <text:p>round 2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228234" calcext:value-type="float">
            <text:p>122823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4783904" calcext:value-type="float">
            <text:p>478390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1081468" calcext:value-type="float">
            <text:p>11081468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9715999" calcext:value-type="float">
            <text:p>19715999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30134403" calcext:value-type="float">
            <text:p>30134403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43550790" calcext:value-type="float">
            <text:p>4355079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9650984" calcext:value-type="float">
            <text:p>5965098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78302866" calcext:value-type="float">
            <text:p>78302866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99908649" calcext:value-type="float">
            <text:p>99908649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24561180" calcext:value-type="float">
            <text:p>12456118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51956787" calcext:value-type="float">
            <text:p>151956787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79088120" calcext:value-type="float">
            <text:p>17908812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09337323" calcext:value-type="float">
            <text:p>209337323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42672377" calcext:value-type="float">
            <text:p>242672377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78881056" calcext:value-type="float">
            <text:p>278881056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317625790" calcext:value-type="float">
            <text:p>31762579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356205458" calcext:value-type="float">
            <text:p>356205458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403614061" calcext:value-type="float">
            <text:p>403614061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448059152" calcext:value-type="float">
            <text:p>448059152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93202256" calcext:value-type="float">
            <text:p>593202256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string" calcext:value-type="string">
            <text:p>round 3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375957" calcext:value-type="float">
            <text:p>1375957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6278774" calcext:value-type="float">
            <text:p>627877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2199263" calcext:value-type="float">
            <text:p>12199263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1928610" calcext:value-type="float">
            <text:p>2192861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40758869" calcext:value-type="float">
            <text:p>40758869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8191944" calcext:value-type="float">
            <text:p>5819194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62060136" calcext:value-type="float">
            <text:p>62060136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83400698" calcext:value-type="float">
            <text:p>83400698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19757944" calcext:value-type="float">
            <text:p>11975794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43846369" calcext:value-type="float">
            <text:p>143846369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70462211" calcext:value-type="float">
            <text:p>170462211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06607043" calcext:value-type="float">
            <text:p>206607043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35604250" calcext:value-type="float">
            <text:p>23560425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318986670" calcext:value-type="float">
            <text:p>31898667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73763112" calcext:value-type="float">
            <text:p>573763112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37723169" calcext:value-type="float">
            <text:p>537723169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84098165" calcext:value-type="float">
            <text:p>584098165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644987790" calcext:value-type="float">
            <text:p>64498779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849532447" calcext:value-type="float">
            <text:p>849532447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622287557" calcext:value-type="float">
            <text:p>622287557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string" calcext:value-type="string">
            <text:p>round 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" calcext:value-type="float">
            <text:p>5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342589" calcext:value-type="float">
            <text:p>1342589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4660713" calcext:value-type="float">
            <text:p>4660713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0589115" calcext:value-type="float">
            <text:p>10589115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8760456" calcext:value-type="float">
            <text:p>18760456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9452211" calcext:value-type="float">
            <text:p>29452211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42343174" calcext:value-type="float">
            <text:p>4234317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8423249" calcext:value-type="float">
            <text:p>58423249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77213283" calcext:value-type="float">
            <text:p>77213283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98222605" calcext:value-type="float">
            <text:p>98222605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21983758" calcext:value-type="float">
            <text:p>121983758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49471344" calcext:value-type="float">
            <text:p>14947134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81335018" calcext:value-type="float">
            <text:p>181335018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13098723" calcext:value-type="float">
            <text:p>213098723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51466554" calcext:value-type="float">
            <text:p>25146655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458785381" calcext:value-type="float">
            <text:p>458785381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627098167" calcext:value-type="float">
            <text:p>627098167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70794404" calcext:value-type="float">
            <text:p>57079440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703470000" calcext:value-type="float">
            <text:p>70347000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784229164" calcext:value-type="float">
            <text:p>78422916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779289746" calcext:value-type="float">
            <text:p>779289746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string" calcext:value-type="string">
            <text:p>round 5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7" calcext:value-type="float">
            <text:p>27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751216" calcext:value-type="float">
            <text:p>1751216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6372479" calcext:value-type="float">
            <text:p>6372479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5032562" calcext:value-type="float">
            <text:p>15032562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34119571" calcext:value-type="float">
            <text:p>34119571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9186404" calcext:value-type="float">
            <text:p>5918640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70250651" calcext:value-type="float">
            <text:p>70250651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92884890" calcext:value-type="float">
            <text:p>9288489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04979710" calcext:value-type="float">
            <text:p>10497971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54055209" calcext:value-type="float">
            <text:p>154055209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00849135" calcext:value-type="float">
            <text:p>200849135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233284293" calcext:value-type="float">
            <text:p>233284293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318210274" calcext:value-type="float">
            <text:p>318210274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323718350" calcext:value-type="float">
            <text:p>32371835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367615425" calcext:value-type="float">
            <text:p>367615425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365398462" calcext:value-type="float">
            <text:p>365398462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396927050" calcext:value-type="float">
            <text:p>39692705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506199069" calcext:value-type="float">
            <text:p>506199069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820355440" calcext:value-type="float">
            <text:p>820355440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201838922" calcext:value-type="float">
            <text:p>1201838922</text:p>
          </table:table-cell>
          <table:table-cell table:number-columns-repeated="54"/>
        </table:table-row>
        <table:table-row table:style-name="ro1">
          <table:table-cell table:number-columns-repeated="9"/>
          <table:table-cell table:style-name="ce44" office:value-type="float" office:value="1172630070" calcext:value-type="float">
            <text:p>1172630070</text:p>
          </table:table-cell>
          <table:table-cell table:number-columns-repeated="54"/>
        </table:table-row>
        <table:table-row table:style-name="ro3" table:number-rows-repeated="104846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C2:'Binary sort'.C2 'Binary sort'.C5:'Binary sort'.C25 'Binary sort'.B5:'Binary sort'.B25 'Binary sort'.I2:'Binary sort'.I2 'Binary sort'.I5:'Binary sort'.I25 'Binary sort'.B5:'Binary sort'.B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 'Find duplicates'.B4:'Find duplicates'.B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44" office:value-type="float" office:value="534" calcext:value-type="float">
            <text:p>534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44" office:value-type="float" office:value="534967" calcext:value-type="float">
            <text:p>534967</text:p>
          </table:table-cell>
          <table:table-cell table:style-name="ce44" office:value-type="float" office:value="665596" calcext:value-type="float">
            <text:p>665596</text:p>
          </table:table-cell>
          <table:table-cell table:style-name="ce44" office:value-type="float" office:value="657306" calcext:value-type="float">
            <text:p>657306</text:p>
          </table:table-cell>
          <table:table-cell table:style-name="ce44" office:value-type="float" office:value="735946" calcext:value-type="float">
            <text:p>735946</text:p>
          </table:table-cell>
          <table:table-cell table:style-name="ce4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44" office:value-type="float" office:value="818" calcext:value-type="float">
            <text:p>818</text:p>
          </table:table-cell>
          <table:table-cell table:style-name="ce44" office:value-type="float" office:value="857" calcext:value-type="float">
            <text:p>857</text:p>
          </table:table-cell>
          <table:table-cell table:style-name="ce44" office:value-type="float" office:value="895" calcext:value-type="float">
            <text:p>895</text:p>
          </table:table-cell>
          <table:table-cell table:style-name="ce44" office:value-type="float" office:value="861" calcext:value-type="float">
            <text:p>861</text:p>
          </table:table-cell>
          <table:table-cell table:style-name="ce4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44" office:value-type="float" office:value="701640" calcext:value-type="float">
            <text:p>701640</text:p>
          </table:table-cell>
          <table:table-cell table:style-name="ce44" office:value-type="float" office:value="865063" calcext:value-type="float">
            <text:p>865063</text:p>
          </table:table-cell>
          <table:table-cell table:style-name="ce44" office:value-type="float" office:value="1097815" calcext:value-type="float">
            <text:p>1097815</text:p>
          </table:table-cell>
          <table:table-cell table:style-name="ce44" office:value-type="float" office:value="1003943" calcext:value-type="float">
            <text:p>1003943</text:p>
          </table:table-cell>
          <table:table-cell table:style-name="ce4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44" office:value-type="float" office:value="1451" calcext:value-type="float">
            <text:p>1451</text:p>
          </table:table-cell>
          <table:table-cell table:style-name="ce44" office:value-type="float" office:value="1264" calcext:value-type="float">
            <text:p>1264</text:p>
          </table:table-cell>
          <table:table-cell table:style-name="ce44" office:value-type="float" office:value="1087" calcext:value-type="float">
            <text:p>1087</text:p>
          </table:table-cell>
          <table:table-cell table:style-name="ce44" office:value-type="float" office:value="1370" calcext:value-type="float">
            <text:p>1370</text:p>
          </table:table-cell>
          <table:table-cell table:style-name="ce4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44" office:value-type="float" office:value="2175482" calcext:value-type="float">
            <text:p>2175482</text:p>
          </table:table-cell>
          <table:table-cell table:style-name="ce44" office:value-type="float" office:value="2642340" calcext:value-type="float">
            <text:p>2642340</text:p>
          </table:table-cell>
          <table:table-cell table:style-name="ce44" office:value-type="float" office:value="2626931" calcext:value-type="float">
            <text:p>2626931</text:p>
          </table:table-cell>
          <table:table-cell table:style-name="ce44" office:value-type="float" office:value="2874644" calcext:value-type="float">
            <text:p>2874644</text:p>
          </table:table-cell>
          <table:table-cell table:style-name="ce4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44" office:value-type="float" office:value="1785" calcext:value-type="float">
            <text:p>1785</text:p>
          </table:table-cell>
          <table:table-cell table:style-name="ce44" office:value-type="float" office:value="1766" calcext:value-type="float">
            <text:p>1766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1717" calcext:value-type="float">
            <text:p>1717</text:p>
          </table:table-cell>
          <table:table-cell table:style-name="ce4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44" office:value-type="float" office:value="2961382" calcext:value-type="float">
            <text:p>2961382</text:p>
          </table:table-cell>
          <table:table-cell table:style-name="ce44" office:value-type="float" office:value="3492280" calcext:value-type="float">
            <text:p>3492280</text:p>
          </table:table-cell>
          <table:table-cell table:style-name="ce44" office:value-type="float" office:value="4490904" calcext:value-type="float">
            <text:p>4490904</text:p>
          </table:table-cell>
          <table:table-cell table:style-name="ce44" office:value-type="float" office:value="4268230" calcext:value-type="float">
            <text:p>4268230</text:p>
          </table:table-cell>
          <table:table-cell table:style-name="ce4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44" office:value-type="float" office:value="3466" calcext:value-type="float">
            <text:p>3466</text:p>
          </table:table-cell>
          <table:table-cell table:style-name="ce44" office:value-type="float" office:value="2840" calcext:value-type="float">
            <text:p>2840</text:p>
          </table:table-cell>
          <table:table-cell table:style-name="ce44" office:value-type="float" office:value="2119" calcext:value-type="float">
            <text:p>2119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44" office:value-type="float" office:value="5227451" calcext:value-type="float">
            <text:p>5227451</text:p>
          </table:table-cell>
          <table:table-cell table:style-name="ce44" office:value-type="float" office:value="5980410" calcext:value-type="float">
            <text:p>5980410</text:p>
          </table:table-cell>
          <table:table-cell table:style-name="ce44" office:value-type="float" office:value="5914275" calcext:value-type="float">
            <text:p>5914275</text:p>
          </table:table-cell>
          <table:table-cell table:style-name="ce44" office:value-type="float" office:value="6432804" calcext:value-type="float">
            <text:p>6432804</text:p>
          </table:table-cell>
          <table:table-cell table:style-name="ce4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44" office:value-type="float" office:value="2608" calcext:value-type="float">
            <text:p>2608</text:p>
          </table:table-cell>
          <table:table-cell table:style-name="ce44" office:value-type="float" office:value="2800" calcext:value-type="float">
            <text:p>2800</text:p>
          </table:table-cell>
          <table:table-cell table:style-name="ce44" office:value-type="float" office:value="2574" calcext:value-type="float">
            <text:p>2574</text:p>
          </table:table-cell>
          <table:table-cell table:style-name="ce44" office:value-type="float" office:value="2718" calcext:value-type="float">
            <text:p>2718</text:p>
          </table:table-cell>
          <table:table-cell table:style-name="ce4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44" office:value-type="float" office:value="6986529" calcext:value-type="float">
            <text:p>6986529</text:p>
          </table:table-cell>
          <table:table-cell table:style-name="ce44" office:value-type="float" office:value="7847856" calcext:value-type="float">
            <text:p>7847856</text:p>
          </table:table-cell>
          <table:table-cell table:style-name="ce44" office:value-type="float" office:value="9895755" calcext:value-type="float">
            <text:p>9895755</text:p>
          </table:table-cell>
          <table:table-cell table:style-name="ce44" office:value-type="float" office:value="9966882" calcext:value-type="float">
            <text:p>9966882</text:p>
          </table:table-cell>
          <table:table-cell table:style-name="ce4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44" office:value-type="float" office:value="4825" calcext:value-type="float">
            <text:p>4825</text:p>
          </table:table-cell>
          <table:table-cell table:style-name="ce44" office:value-type="float" office:value="4111" calcext:value-type="float">
            <text:p>4111</text:p>
          </table:table-cell>
          <table:table-cell table:style-name="ce44" office:value-type="float" office:value="3156" calcext:value-type="float">
            <text:p>3156</text:p>
          </table:table-cell>
          <table:table-cell table:style-name="ce44" office:value-type="float" office:value="4145" calcext:value-type="float">
            <text:p>4145</text:p>
          </table:table-cell>
          <table:table-cell table:style-name="ce4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44" office:value-type="float" office:value="9626056" calcext:value-type="float">
            <text:p>9626056</text:p>
          </table:table-cell>
          <table:table-cell table:style-name="ce44" office:value-type="float" office:value="10483603" calcext:value-type="float">
            <text:p>10483603</text:p>
          </table:table-cell>
          <table:table-cell table:style-name="ce44" office:value-type="float" office:value="10748520" calcext:value-type="float">
            <text:p>10748520</text:p>
          </table:table-cell>
          <table:table-cell table:style-name="ce44" office:value-type="float" office:value="11089104" calcext:value-type="float">
            <text:p>11089104</text:p>
          </table:table-cell>
          <table:table-cell table:style-name="ce4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office:value-type="float" office:value="3648" calcext:value-type="float">
            <text:p>3648</text:p>
          </table:table-cell>
          <table:table-cell table:style-name="ce44" office:value-type="float" office:value="3506" calcext:value-type="float">
            <text:p>3506</text:p>
          </table:table-cell>
          <table:table-cell table:style-name="ce44" office:value-type="float" office:value="3572" calcext:value-type="float">
            <text:p>3572</text:p>
          </table:table-cell>
          <table:table-cell table:style-name="ce4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44" office:value-type="float" office:value="13896108" calcext:value-type="float">
            <text:p>13896108</text:p>
          </table:table-cell>
          <table:table-cell table:style-name="ce44" office:value-type="float" office:value="13951198" calcext:value-type="float">
            <text:p>13951198</text:p>
          </table:table-cell>
          <table:table-cell table:style-name="ce44" office:value-type="float" office:value="17520103" calcext:value-type="float">
            <text:p>17520103</text:p>
          </table:table-cell>
          <table:table-cell table:style-name="ce44" office:value-type="float" office:value="17521439" calcext:value-type="float">
            <text:p>17521439</text:p>
          </table:table-cell>
          <table:table-cell table:style-name="ce4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44" office:value-type="float" office:value="7073" calcext:value-type="float">
            <text:p>7073</text:p>
          </table:table-cell>
          <table:table-cell table:style-name="ce44" office:value-type="float" office:value="4993" calcext:value-type="float">
            <text:p>4993</text:p>
          </table:table-cell>
          <table:table-cell table:style-name="ce44" office:value-type="float" office:value="5258" calcext:value-type="float">
            <text:p>5258</text:p>
          </table:table-cell>
          <table:table-cell table:style-name="ce44" office:value-type="float" office:value="5613" calcext:value-type="float">
            <text:p>5613</text:p>
          </table:table-cell>
          <table:table-cell table:style-name="ce4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44" office:value-type="float" office:value="16128529" calcext:value-type="float">
            <text:p>16128529</text:p>
          </table:table-cell>
          <table:table-cell table:style-name="ce44" office:value-type="float" office:value="16335652" calcext:value-type="float">
            <text:p>16335652</text:p>
          </table:table-cell>
          <table:table-cell table:style-name="ce44" office:value-type="float" office:value="16346110" calcext:value-type="float">
            <text:p>16346110</text:p>
          </table:table-cell>
          <table:table-cell table:style-name="ce44" office:value-type="float" office:value="17891734" calcext:value-type="float">
            <text:p>17891734</text:p>
          </table:table-cell>
          <table:table-cell table:style-name="ce4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44" office:value-type="float" office:value="4664" calcext:value-type="float">
            <text:p>4664</text:p>
          </table:table-cell>
          <table:table-cell table:style-name="ce44" office:value-type="float" office:value="4853" calcext:value-type="float">
            <text:p>4853</text:p>
          </table:table-cell>
          <table:table-cell table:style-name="ce44" office:value-type="float" office:value="4936" calcext:value-type="float">
            <text:p>4936</text:p>
          </table:table-cell>
          <table:table-cell table:style-name="ce44" office:value-type="float" office:value="4589" calcext:value-type="float">
            <text:p>4589</text:p>
          </table:table-cell>
          <table:table-cell table:style-name="ce4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44" office:value-type="float" office:value="24417505" calcext:value-type="float">
            <text:p>24417505</text:p>
          </table:table-cell>
          <table:table-cell table:style-name="ce44" office:value-type="float" office:value="22046308" calcext:value-type="float">
            <text:p>22046308</text:p>
          </table:table-cell>
          <table:table-cell table:style-name="ce44" office:value-type="float" office:value="27301403" calcext:value-type="float">
            <text:p>27301403</text:p>
          </table:table-cell>
          <table:table-cell table:style-name="ce44" office:value-type="float" office:value="27767214" calcext:value-type="float">
            <text:p>27767214</text:p>
          </table:table-cell>
          <table:table-cell table:style-name="ce4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44" office:value-type="float" office:value="8081" calcext:value-type="float">
            <text:p>8081</text:p>
          </table:table-cell>
          <table:table-cell table:style-name="ce44" office:value-type="float" office:value="7722" calcext:value-type="float">
            <text:p>7722</text:p>
          </table:table-cell>
          <table:table-cell table:style-name="ce44" office:value-type="float" office:value="6229" calcext:value-type="float">
            <text:p>6229</text:p>
          </table:table-cell>
          <table:table-cell table:style-name="ce44" office:value-type="float" office:value="6324" calcext:value-type="float">
            <text:p>6324</text:p>
          </table:table-cell>
          <table:table-cell table:style-name="ce4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44" office:value-type="float" office:value="24023064" calcext:value-type="float">
            <text:p>24023064</text:p>
          </table:table-cell>
          <table:table-cell table:style-name="ce44" office:value-type="float" office:value="23669086" calcext:value-type="float">
            <text:p>23669086</text:p>
          </table:table-cell>
          <table:table-cell table:style-name="ce44" office:value-type="float" office:value="23478731" calcext:value-type="float">
            <text:p>23478731</text:p>
          </table:table-cell>
          <table:table-cell table:style-name="ce44" office:value-type="float" office:value="26115142" calcext:value-type="float">
            <text:p>26115142</text:p>
          </table:table-cell>
          <table:table-cell table:style-name="ce4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44" office:value-type="float" office:value="5227" calcext:value-type="float">
            <text:p>5227</text:p>
          </table:table-cell>
          <table:table-cell table:style-name="ce44" office:value-type="float" office:value="9434" calcext:value-type="float">
            <text:p>9434</text:p>
          </table:table-cell>
          <table:table-cell table:style-name="ce44" office:value-type="float" office:value="5391" calcext:value-type="float">
            <text:p>5391</text:p>
          </table:table-cell>
          <table:table-cell table:style-name="ce44" office:value-type="float" office:value="5165" calcext:value-type="float">
            <text:p>5165</text:p>
          </table:table-cell>
          <table:table-cell table:style-name="ce4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44" office:value-type="float" office:value="39154160" calcext:value-type="float">
            <text:p>39154160</text:p>
          </table:table-cell>
          <table:table-cell table:style-name="ce44" office:value-type="float" office:value="31291513" calcext:value-type="float">
            <text:p>31291513</text:p>
          </table:table-cell>
          <table:table-cell table:style-name="ce44" office:value-type="float" office:value="39786439" calcext:value-type="float">
            <text:p>39786439</text:p>
          </table:table-cell>
          <table:table-cell table:style-name="ce44" office:value-type="float" office:value="39984693" calcext:value-type="float">
            <text:p>39984693</text:p>
          </table:table-cell>
          <table:table-cell table:style-name="ce4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44" office:value-type="float" office:value="13613" calcext:value-type="float">
            <text:p>13613</text:p>
          </table:table-cell>
          <table:table-cell table:style-name="ce44" office:value-type="float" office:value="12904" calcext:value-type="float">
            <text:p>12904</text:p>
          </table:table-cell>
          <table:table-cell table:style-name="ce44" office:value-type="float" office:value="7656" calcext:value-type="float">
            <text:p>7656</text:p>
          </table:table-cell>
          <table:table-cell table:style-name="ce44" office:value-type="float" office:value="10880" calcext:value-type="float">
            <text:p>10880</text:p>
          </table:table-cell>
          <table:table-cell table:style-name="ce4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44" office:value-type="float" office:value="33868040" calcext:value-type="float">
            <text:p>33868040</text:p>
          </table:table-cell>
          <table:table-cell table:style-name="ce44" office:value-type="float" office:value="32342736" calcext:value-type="float">
            <text:p>32342736</text:p>
          </table:table-cell>
          <table:table-cell table:style-name="ce44" office:value-type="float" office:value="31939042" calcext:value-type="float">
            <text:p>31939042</text:p>
          </table:table-cell>
          <table:table-cell table:style-name="ce44" office:value-type="float" office:value="35638329" calcext:value-type="float">
            <text:p>35638329</text:p>
          </table:table-cell>
          <table:table-cell table:style-name="ce4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44" office:value-type="float" office:value="6156" calcext:value-type="float">
            <text:p>6156</text:p>
          </table:table-cell>
          <table:table-cell table:style-name="ce44" office:value-type="float" office:value="6116" calcext:value-type="float">
            <text:p>6116</text:p>
          </table:table-cell>
          <table:table-cell table:style-name="ce44" office:value-type="float" office:value="6542" calcext:value-type="float">
            <text:p>6542</text:p>
          </table:table-cell>
          <table:table-cell table:style-name="ce44" office:value-type="float" office:value="6691" calcext:value-type="float">
            <text:p>6691</text:p>
          </table:table-cell>
          <table:table-cell table:style-name="ce4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44" office:value-type="float" office:value="55130908" calcext:value-type="float">
            <text:p>55130908</text:p>
          </table:table-cell>
          <table:table-cell table:style-name="ce44" office:value-type="float" office:value="43274470" calcext:value-type="float">
            <text:p>43274470</text:p>
          </table:table-cell>
          <table:table-cell table:style-name="ce44" office:value-type="float" office:value="54236559" calcext:value-type="float">
            <text:p>54236559</text:p>
          </table:table-cell>
          <table:table-cell table:style-name="ce44" office:value-type="float" office:value="54380536" calcext:value-type="float">
            <text:p>54380536</text:p>
          </table:table-cell>
          <table:table-cell table:style-name="ce4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44" office:value-type="float" office:value="11391" calcext:value-type="float">
            <text:p>11391</text:p>
          </table:table-cell>
          <table:table-cell table:style-name="ce44" office:value-type="float" office:value="9832" calcext:value-type="float">
            <text:p>9832</text:p>
          </table:table-cell>
          <table:table-cell table:style-name="ce44" office:value-type="float" office:value="9247" calcext:value-type="float">
            <text:p>9247</text:p>
          </table:table-cell>
          <table:table-cell table:style-name="ce44" office:value-type="float" office:value="9984" calcext:value-type="float">
            <text:p>9984</text:p>
          </table:table-cell>
          <table:table-cell table:style-name="ce4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44" office:value-type="float" office:value="44579865" calcext:value-type="float">
            <text:p>44579865</text:p>
          </table:table-cell>
          <table:table-cell table:style-name="ce44" office:value-type="float" office:value="42109807" calcext:value-type="float">
            <text:p>42109807</text:p>
          </table:table-cell>
          <table:table-cell table:style-name="ce44" office:value-type="float" office:value="41988543" calcext:value-type="float">
            <text:p>41988543</text:p>
          </table:table-cell>
          <table:table-cell table:style-name="ce44" office:value-type="float" office:value="44561489" calcext:value-type="float">
            <text:p>44561489</text:p>
          </table:table-cell>
          <table:table-cell table:style-name="ce4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977" calcext:value-type="float">
            <text:p>6977</text:p>
          </table:table-cell>
          <table:table-cell table:style-name="ce44" office:value-type="float" office:value="8010" calcext:value-type="float">
            <text:p>8010</text:p>
          </table:table-cell>
          <table:table-cell table:style-name="ce44" office:value-type="float" office:value="12700" calcext:value-type="float">
            <text:p>12700</text:p>
          </table:table-cell>
          <table:table-cell table:style-name="ce4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44" office:value-type="float" office:value="68998590" calcext:value-type="float">
            <text:p>68998590</text:p>
          </table:table-cell>
          <table:table-cell table:style-name="ce44" office:value-type="float" office:value="55526652" calcext:value-type="float">
            <text:p>55526652</text:p>
          </table:table-cell>
          <table:table-cell table:style-name="ce44" office:value-type="float" office:value="72840698" calcext:value-type="float">
            <text:p>72840698</text:p>
          </table:table-cell>
          <table:table-cell table:style-name="ce44" office:value-type="float" office:value="70088778" calcext:value-type="float">
            <text:p>70088778</text:p>
          </table:table-cell>
          <table:table-cell table:style-name="ce4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44" office:value-type="float" office:value="12334" calcext:value-type="float">
            <text:p>12334</text:p>
          </table:table-cell>
          <table:table-cell table:style-name="ce44" office:value-type="float" office:value="11343" calcext:value-type="float">
            <text:p>11343</text:p>
          </table:table-cell>
          <table:table-cell table:style-name="ce44" office:value-type="float" office:value="9431" calcext:value-type="float">
            <text:p>9431</text:p>
          </table:table-cell>
          <table:table-cell table:style-name="ce44" office:value-type="float" office:value="8923" calcext:value-type="float">
            <text:p>8923</text:p>
          </table:table-cell>
          <table:table-cell table:style-name="ce4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44" office:value-type="float" office:value="54985310" calcext:value-type="float">
            <text:p>54985310</text:p>
          </table:table-cell>
          <table:table-cell table:style-name="ce44" office:value-type="float" office:value="52788973" calcext:value-type="float">
            <text:p>52788973</text:p>
          </table:table-cell>
          <table:table-cell table:style-name="ce44" office:value-type="float" office:value="53150775" calcext:value-type="float">
            <text:p>53150775</text:p>
          </table:table-cell>
          <table:table-cell table:style-name="ce44" office:value-type="float" office:value="56346611" calcext:value-type="float">
            <text:p>56346611</text:p>
          </table:table-cell>
          <table:table-cell table:style-name="ce4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44" office:value-type="float" office:value="7902" calcext:value-type="float">
            <text:p>7902</text:p>
          </table:table-cell>
          <table:table-cell table:style-name="ce44" office:value-type="float" office:value="8247" calcext:value-type="float">
            <text:p>8247</text:p>
          </table:table-cell>
          <table:table-cell table:style-name="ce44" office:value-type="float" office:value="7749" calcext:value-type="float">
            <text:p>7749</text:p>
          </table:table-cell>
          <table:table-cell table:style-name="ce44" office:value-type="float" office:value="8594" calcext:value-type="float">
            <text:p>8594</text:p>
          </table:table-cell>
          <table:table-cell table:style-name="ce4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44" office:value-type="float" office:value="89779956" calcext:value-type="float">
            <text:p>89779956</text:p>
          </table:table-cell>
          <table:table-cell table:style-name="ce44" office:value-type="float" office:value="69460542" calcext:value-type="float">
            <text:p>69460542</text:p>
          </table:table-cell>
          <table:table-cell table:style-name="ce44" office:value-type="float" office:value="91101867" calcext:value-type="float">
            <text:p>91101867</text:p>
          </table:table-cell>
          <table:table-cell table:style-name="ce44" office:value-type="float" office:value="89157154" calcext:value-type="float">
            <text:p>89157154</text:p>
          </table:table-cell>
          <table:table-cell table:style-name="ce4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44" office:value-type="float" office:value="11317" calcext:value-type="float">
            <text:p>11317</text:p>
          </table:table-cell>
          <table:table-cell table:style-name="ce44" office:value-type="float" office:value="17549" calcext:value-type="float">
            <text:p>17549</text:p>
          </table:table-cell>
          <table:table-cell table:style-name="ce44" office:value-type="float" office:value="11872" calcext:value-type="float">
            <text:p>11872</text:p>
          </table:table-cell>
          <table:table-cell table:style-name="ce44" office:value-type="float" office:value="10787" calcext:value-type="float">
            <text:p>10787</text:p>
          </table:table-cell>
          <table:table-cell table:style-name="ce4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44" office:value-type="float" office:value="66887776" calcext:value-type="float">
            <text:p>66887776</text:p>
          </table:table-cell>
          <table:table-cell table:style-name="ce44" office:value-type="float" office:value="65523243" calcext:value-type="float">
            <text:p>65523243</text:p>
          </table:table-cell>
          <table:table-cell table:style-name="ce44" office:value-type="float" office:value="65587169" calcext:value-type="float">
            <text:p>65587169</text:p>
          </table:table-cell>
          <table:table-cell table:style-name="ce44" office:value-type="float" office:value="67329238" calcext:value-type="float">
            <text:p>67329238</text:p>
          </table:table-cell>
          <table:table-cell table:style-name="ce4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44" office:value-type="float" office:value="8810" calcext:value-type="float">
            <text:p>8810</text:p>
          </table:table-cell>
          <table:table-cell table:style-name="ce44" office:value-type="float" office:value="9023" calcext:value-type="float">
            <text:p>9023</text:p>
          </table:table-cell>
          <table:table-cell table:style-name="ce44" office:value-type="float" office:value="8929" calcext:value-type="float">
            <text:p>8929</text:p>
          </table:table-cell>
          <table:table-cell table:style-name="ce44" office:value-type="float" office:value="8946" calcext:value-type="float">
            <text:p>8946</text:p>
          </table:table-cell>
          <table:table-cell table:style-name="ce4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44" office:value-type="float" office:value="109320621" calcext:value-type="float">
            <text:p>109320621</text:p>
          </table:table-cell>
          <table:table-cell table:style-name="ce44" office:value-type="float" office:value="85156073" calcext:value-type="float">
            <text:p>85156073</text:p>
          </table:table-cell>
          <table:table-cell table:style-name="ce44" office:value-type="float" office:value="112795127" calcext:value-type="float">
            <text:p>112795127</text:p>
          </table:table-cell>
          <table:table-cell table:style-name="ce44" office:value-type="float" office:value="111774568" calcext:value-type="float">
            <text:p>111774568</text:p>
          </table:table-cell>
          <table:table-cell table:style-name="ce4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44" office:value-type="float" office:value="19537" calcext:value-type="float">
            <text:p>19537</text:p>
          </table:table-cell>
          <table:table-cell table:style-name="ce44" office:value-type="float" office:value="13670" calcext:value-type="float">
            <text:p>13670</text:p>
          </table:table-cell>
          <table:table-cell table:style-name="ce44" office:value-type="float" office:value="12573" calcext:value-type="float">
            <text:p>12573</text:p>
          </table:table-cell>
          <table:table-cell table:style-name="ce44" office:value-type="float" office:value="13193" calcext:value-type="float">
            <text:p>13193</text:p>
          </table:table-cell>
          <table:table-cell table:style-name="ce4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44" office:value-type="float" office:value="79257893" calcext:value-type="float">
            <text:p>79257893</text:p>
          </table:table-cell>
          <table:table-cell table:style-name="ce44" office:value-type="float" office:value="79062389" calcext:value-type="float">
            <text:p>79062389</text:p>
          </table:table-cell>
          <table:table-cell table:style-name="ce44" office:value-type="float" office:value="78984338" calcext:value-type="float">
            <text:p>78984338</text:p>
          </table:table-cell>
          <table:table-cell table:style-name="ce44" office:value-type="float" office:value="83839047" calcext:value-type="float">
            <text:p>83839047</text:p>
          </table:table-cell>
          <table:table-cell table:style-name="ce4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44" office:value-type="float" office:value="9695" calcext:value-type="float">
            <text:p>9695</text:p>
          </table:table-cell>
          <table:table-cell table:style-name="ce44" office:value-type="float" office:value="9712" calcext:value-type="float">
            <text:p>9712</text:p>
          </table:table-cell>
          <table:table-cell table:style-name="ce44" office:value-type="float" office:value="10068" calcext:value-type="float">
            <text:p>10068</text:p>
          </table:table-cell>
          <table:table-cell table:style-name="ce44" office:value-type="float" office:value="9940" calcext:value-type="float">
            <text:p>9940</text:p>
          </table:table-cell>
          <table:table-cell table:style-name="ce4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44" office:value-type="float" office:value="116946962" calcext:value-type="float">
            <text:p>116946962</text:p>
          </table:table-cell>
          <table:table-cell table:style-name="ce44" office:value-type="float" office:value="104403617" calcext:value-type="float">
            <text:p>104403617</text:p>
          </table:table-cell>
          <table:table-cell table:style-name="ce44" office:value-type="float" office:value="133936729" calcext:value-type="float">
            <text:p>133936729</text:p>
          </table:table-cell>
          <table:table-cell table:style-name="ce44" office:value-type="float" office:value="132628129" calcext:value-type="float">
            <text:p>132628129</text:p>
          </table:table-cell>
          <table:table-cell table:style-name="ce4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44" office:value-type="float" office:value="19223" calcext:value-type="float">
            <text:p>19223</text:p>
          </table:table-cell>
          <table:table-cell table:style-name="ce44" office:value-type="float" office:value="15468" calcext:value-type="float">
            <text:p>15468</text:p>
          </table:table-cell>
          <table:table-cell table:style-name="ce44" office:value-type="float" office:value="15797" calcext:value-type="float">
            <text:p>15797</text:p>
          </table:table-cell>
          <table:table-cell table:style-name="ce44" office:value-type="float" office:value="13329" calcext:value-type="float">
            <text:p>13329</text:p>
          </table:table-cell>
          <table:table-cell table:style-name="ce4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44" office:value-type="float" office:value="93907033" calcext:value-type="float">
            <text:p>93907033</text:p>
          </table:table-cell>
          <table:table-cell table:style-name="ce44" office:value-type="float" office:value="96204237" calcext:value-type="float">
            <text:p>96204237</text:p>
          </table:table-cell>
          <table:table-cell table:style-name="ce44" office:value-type="float" office:value="94143637" calcext:value-type="float">
            <text:p>94143637</text:p>
          </table:table-cell>
          <table:table-cell table:style-name="ce44" office:value-type="float" office:value="97410766" calcext:value-type="float">
            <text:p>97410766</text:p>
          </table:table-cell>
          <table:table-cell table:style-name="ce4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44" office:value-type="float" office:value="10417" calcext:value-type="float">
            <text:p>10417</text:p>
          </table:table-cell>
          <table:table-cell table:style-name="ce44" office:value-type="float" office:value="10351" calcext:value-type="float">
            <text:p>10351</text:p>
          </table:table-cell>
          <table:table-cell table:style-name="ce44" office:value-type="float" office:value="16949" calcext:value-type="float">
            <text:p>16949</text:p>
          </table:table-cell>
          <table:table-cell table:style-name="ce44" office:value-type="float" office:value="10540" calcext:value-type="float">
            <text:p>10540</text:p>
          </table:table-cell>
          <table:table-cell table:style-name="ce4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44" office:value-type="float" office:value="131687405" calcext:value-type="float">
            <text:p>131687405</text:p>
          </table:table-cell>
          <table:table-cell table:style-name="ce44" office:value-type="float" office:value="123319254" calcext:value-type="float">
            <text:p>123319254</text:p>
          </table:table-cell>
          <table:table-cell table:style-name="ce44" office:value-type="float" office:value="159788632" calcext:value-type="float">
            <text:p>159788632</text:p>
          </table:table-cell>
          <table:table-cell table:style-name="ce44" office:value-type="float" office:value="158496996" calcext:value-type="float">
            <text:p>158496996</text:p>
          </table:table-cell>
          <table:table-cell table:style-name="ce4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44" office:value-type="float" office:value="28342" calcext:value-type="float">
            <text:p>28342</text:p>
          </table:table-cell>
          <table:table-cell table:style-name="ce44" office:value-type="float" office:value="16793" calcext:value-type="float">
            <text:p>16793</text:p>
          </table:table-cell>
          <table:table-cell table:style-name="ce44" office:value-type="float" office:value="16033" calcext:value-type="float">
            <text:p>16033</text:p>
          </table:table-cell>
          <table:table-cell table:style-name="ce44" office:value-type="float" office:value="15675" calcext:value-type="float">
            <text:p>15675</text:p>
          </table:table-cell>
          <table:table-cell table:style-name="ce4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44" office:value-type="float" office:value="111075826" calcext:value-type="float">
            <text:p>111075826</text:p>
          </table:table-cell>
          <table:table-cell table:style-name="ce44" office:value-type="float" office:value="111030675" calcext:value-type="float">
            <text:p>111030675</text:p>
          </table:table-cell>
          <table:table-cell table:style-name="ce44" office:value-type="float" office:value="109823085" calcext:value-type="float">
            <text:p>109823085</text:p>
          </table:table-cell>
          <table:table-cell table:style-name="ce44" office:value-type="float" office:value="115747919" calcext:value-type="float">
            <text:p>115747919</text:p>
          </table:table-cell>
          <table:table-cell table:style-name="ce4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44" office:value-type="float" office:value="11384" calcext:value-type="float">
            <text:p>11384</text:p>
          </table:table-cell>
          <table:table-cell table:style-name="ce44" office:value-type="float" office:value="11369" calcext:value-type="float">
            <text:p>11369</text:p>
          </table:table-cell>
          <table:table-cell table:style-name="ce44" office:value-type="float" office:value="13420" calcext:value-type="float">
            <text:p>13420</text:p>
          </table:table-cell>
          <table:table-cell table:style-name="ce44" office:value-type="float" office:value="13089" calcext:value-type="float">
            <text:p>13089</text:p>
          </table:table-cell>
          <table:table-cell table:style-name="ce4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44" office:value-type="float" office:value="153509086" calcext:value-type="float">
            <text:p>153509086</text:p>
          </table:table-cell>
          <table:table-cell table:style-name="ce44" office:value-type="float" office:value="169584814" calcext:value-type="float">
            <text:p>169584814</text:p>
          </table:table-cell>
          <table:table-cell table:style-name="ce44" office:value-type="float" office:value="189452388" calcext:value-type="float">
            <text:p>189452388</text:p>
          </table:table-cell>
          <table:table-cell table:style-name="ce44" office:value-type="float" office:value="187912922" calcext:value-type="float">
            <text:p>187912922</text:p>
          </table:table-cell>
          <table:table-cell table:style-name="ce4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44" office:value-type="float" office:value="27047" calcext:value-type="float">
            <text:p>27047</text:p>
          </table:table-cell>
          <table:table-cell table:style-name="ce44" office:value-type="float" office:value="16357" calcext:value-type="float">
            <text:p>16357</text:p>
          </table:table-cell>
          <table:table-cell table:style-name="ce44" office:value-type="float" office:value="20779" calcext:value-type="float">
            <text:p>20779</text:p>
          </table:table-cell>
          <table:table-cell table:style-name="ce44" office:value-type="float" office:value="14693" calcext:value-type="float">
            <text:p>14693</text:p>
          </table:table-cell>
          <table:table-cell table:style-name="ce4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44" office:value-type="float" office:value="126851182" calcext:value-type="float">
            <text:p>126851182</text:p>
          </table:table-cell>
          <table:table-cell table:style-name="ce44" office:value-type="float" office:value="128081315" calcext:value-type="float">
            <text:p>128081315</text:p>
          </table:table-cell>
          <table:table-cell table:style-name="ce44" office:value-type="float" office:value="127939282" calcext:value-type="float">
            <text:p>127939282</text:p>
          </table:table-cell>
          <table:table-cell table:style-name="ce44" office:value-type="float" office:value="134980584" calcext:value-type="float">
            <text:p>134980584</text:p>
          </table:table-cell>
          <table:table-cell table:style-name="ce4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44" office:value-type="float" office:value="12478" calcext:value-type="float">
            <text:p>12478</text:p>
          </table:table-cell>
          <table:table-cell table:style-name="ce44" office:value-type="float" office:value="13840" calcext:value-type="float">
            <text:p>13840</text:p>
          </table:table-cell>
          <table:table-cell table:style-name="ce44" office:value-type="float" office:value="13628" calcext:value-type="float">
            <text:p>13628</text:p>
          </table:table-cell>
          <table:table-cell table:style-name="ce44" office:value-type="float" office:value="12702" calcext:value-type="float">
            <text:p>12702</text:p>
          </table:table-cell>
          <table:table-cell table:style-name="ce4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44" office:value-type="float" office:value="171235652" calcext:value-type="float">
            <text:p>171235652</text:p>
          </table:table-cell>
          <table:table-cell table:style-name="ce44" office:value-type="float" office:value="186746912" calcext:value-type="float">
            <text:p>186746912</text:p>
          </table:table-cell>
          <table:table-cell table:style-name="ce44" office:value-type="float" office:value="220916415" calcext:value-type="float">
            <text:p>220916415</text:p>
          </table:table-cell>
          <table:table-cell table:style-name="ce44" office:value-type="float" office:value="216841476" calcext:value-type="float">
            <text:p>216841476</text:p>
          </table:table-cell>
          <table:table-cell table:style-name="ce4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44" office:value-type="float" office:value="29037" calcext:value-type="float">
            <text:p>29037</text:p>
          </table:table-cell>
          <table:table-cell table:style-name="ce44" office:value-type="float" office:value="27172" calcext:value-type="float">
            <text:p>27172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9912" calcext:value-type="float">
            <text:p>19912</text:p>
          </table:table-cell>
          <table:table-cell table:style-name="ce4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44" office:value-type="float" office:value="145473230" calcext:value-type="float">
            <text:p>145473230</text:p>
          </table:table-cell>
          <table:table-cell table:style-name="ce44" office:value-type="float" office:value="147163843" calcext:value-type="float">
            <text:p>147163843</text:p>
          </table:table-cell>
          <table:table-cell table:style-name="ce44" office:value-type="float" office:value="145058076" calcext:value-type="float">
            <text:p>145058076</text:p>
          </table:table-cell>
          <table:table-cell table:style-name="ce44" office:value-type="float" office:value="152497128" calcext:value-type="float">
            <text:p>152497128</text:p>
          </table:table-cell>
          <table:table-cell table:style-name="ce4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44" office:value-type="float" office:value="14251" calcext:value-type="float">
            <text:p>14251</text:p>
          </table:table-cell>
          <table:table-cell table:style-name="ce44" office:value-type="float" office:value="14165" calcext:value-type="float">
            <text:p>14165</text:p>
          </table:table-cell>
          <table:table-cell table:style-name="ce44" office:value-type="float" office:value="15730" calcext:value-type="float">
            <text:p>15730</text:p>
          </table:table-cell>
          <table:table-cell table:style-name="ce44" office:value-type="float" office:value="14983" calcext:value-type="float">
            <text:p>14983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44" office:value-type="float" office:value="199506271" calcext:value-type="float">
            <text:p>199506271</text:p>
          </table:table-cell>
          <table:table-cell table:style-name="ce44" office:value-type="float" office:value="230677553" calcext:value-type="float">
            <text:p>230677553</text:p>
          </table:table-cell>
          <table:table-cell table:style-name="ce44" office:value-type="float" office:value="253825234" calcext:value-type="float">
            <text:p>253825234</text:p>
          </table:table-cell>
          <table:table-cell table:style-name="ce44" office:value-type="float" office:value="247918309" calcext:value-type="float">
            <text:p>247918309</text:p>
          </table:table-cell>
          <table:table-cell table:style-name="ce4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44" office:value-type="float" office:value="23352" calcext:value-type="float">
            <text:p>23352</text:p>
          </table:table-cell>
          <table:table-cell table:style-name="ce44" office:value-type="float" office:value="26945" calcext:value-type="float">
            <text:p>26945</text:p>
          </table:table-cell>
          <table:table-cell table:style-name="ce44" office:value-type="float" office:value="19509" calcext:value-type="float">
            <text:p>19509</text:p>
          </table:table-cell>
          <table:table-cell table:style-name="ce44" office:value-type="float" office:value="19728" calcext:value-type="float">
            <text:p>19728</text:p>
          </table:table-cell>
          <table:table-cell table:style-name="ce4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44" office:value-type="float" office:value="164850827" calcext:value-type="float">
            <text:p>164850827</text:p>
          </table:table-cell>
          <table:table-cell table:style-name="ce44" office:value-type="float" office:value="166984411" calcext:value-type="float">
            <text:p>166984411</text:p>
          </table:table-cell>
          <table:table-cell table:style-name="ce44" office:value-type="float" office:value="166045501" calcext:value-type="float">
            <text:p>166045501</text:p>
          </table:table-cell>
          <table:table-cell table:style-name="ce44" office:value-type="float" office:value="173185075" calcext:value-type="float">
            <text:p>173185075</text:p>
          </table:table-cell>
          <table:table-cell table:style-name="ce4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44" office:value-type="float" office:value="14708" calcext:value-type="float">
            <text:p>14708</text:p>
          </table:table-cell>
          <table:table-cell table:style-name="ce44" office:value-type="float" office:value="15838" calcext:value-type="float">
            <text:p>15838</text:p>
          </table:table-cell>
          <table:table-cell table:style-name="ce44" office:value-type="float" office:value="14711" calcext:value-type="float">
            <text:p>14711</text:p>
          </table:table-cell>
          <table:table-cell table:style-name="ce44" office:value-type="float" office:value="18714" calcext:value-type="float">
            <text:p>18714</text:p>
          </table:table-cell>
          <table:table-cell table:style-name="ce4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44" office:value-type="float" office:value="231936675" calcext:value-type="float">
            <text:p>231936675</text:p>
          </table:table-cell>
          <table:table-cell table:style-name="ce44" office:value-type="float" office:value="283480582" calcext:value-type="float">
            <text:p>283480582</text:p>
          </table:table-cell>
          <table:table-cell table:style-name="ce44" office:value-type="float" office:value="286546725" calcext:value-type="float">
            <text:p>286546725</text:p>
          </table:table-cell>
          <table:table-cell table:style-name="ce44" office:value-type="float" office:value="285274941" calcext:value-type="float">
            <text:p>285274941</text:p>
          </table:table-cell>
          <table:table-cell table:style-name="ce4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44" office:value-type="float" office:value="28563" calcext:value-type="float">
            <text:p>28563</text:p>
          </table:table-cell>
          <table:table-cell table:style-name="ce44" office:value-type="float" office:value="31513" calcext:value-type="float">
            <text:p>31513</text:p>
          </table:table-cell>
          <table:table-cell table:style-name="ce44" office:value-type="float" office:value="23242" calcext:value-type="float">
            <text:p>23242</text:p>
          </table:table-cell>
          <table:table-cell table:style-name="ce44" office:value-type="float" office:value="24854" calcext:value-type="float">
            <text:p>24854</text:p>
          </table:table-cell>
          <table:table-cell table:style-name="ce4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44" office:value-type="float" office:value="187115121" calcext:value-type="float">
            <text:p>187115121</text:p>
          </table:table-cell>
          <table:table-cell table:style-name="ce44" office:value-type="float" office:value="188381847" calcext:value-type="float">
            <text:p>188381847</text:p>
          </table:table-cell>
          <table:table-cell table:style-name="ce44" office:value-type="float" office:value="187535140" calcext:value-type="float">
            <text:p>187535140</text:p>
          </table:table-cell>
          <table:table-cell table:style-name="ce44" office:value-type="float" office:value="197335642" calcext:value-type="float">
            <text:p>197335642</text:p>
          </table:table-cell>
          <table:table-cell table:style-name="ce4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44" office:value-type="float" office:value="15188" calcext:value-type="float">
            <text:p>15188</text:p>
          </table:table-cell>
          <table:table-cell table:style-name="ce44" office:value-type="float" office:value="15096" calcext:value-type="float">
            <text:p>15096</text:p>
          </table:table-cell>
          <table:table-cell table:style-name="ce44" office:value-type="float" office:value="16609" calcext:value-type="float">
            <text:p>16609</text:p>
          </table:table-cell>
          <table:table-cell table:style-name="ce44" office:value-type="float" office:value="14900" calcext:value-type="float">
            <text:p>14900</text:p>
          </table:table-cell>
          <table:table-cell table:style-name="ce4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44" office:value-type="float" office:value="261326481" calcext:value-type="float">
            <text:p>261326481</text:p>
          </table:table-cell>
          <table:table-cell table:style-name="ce44" office:value-type="float" office:value="321321664" calcext:value-type="float">
            <text:p>321321664</text:p>
          </table:table-cell>
          <table:table-cell table:style-name="ce44" office:value-type="float" office:value="322941233" calcext:value-type="float">
            <text:p>322941233</text:p>
          </table:table-cell>
          <table:table-cell table:style-name="ce44" office:value-type="float" office:value="320657081" calcext:value-type="float">
            <text:p>320657081</text:p>
          </table:table-cell>
          <table:table-cell table:style-name="ce4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44" office:value-type="float" office:value="26805" calcext:value-type="float">
            <text:p>26805</text:p>
          </table:table-cell>
          <table:table-cell table:style-name="ce44" office:value-type="float" office:value="28858" calcext:value-type="float">
            <text:p>28858</text:p>
          </table:table-cell>
          <table:table-cell table:style-name="ce44" office:value-type="float" office:value="23991" calcext:value-type="float">
            <text:p>23991</text:p>
          </table:table-cell>
          <table:table-cell table:style-name="ce44" office:value-type="float" office:value="24850" calcext:value-type="float">
            <text:p>24850</text:p>
          </table:table-cell>
          <table:table-cell table:style-name="ce4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44" office:value-type="float" office:value="209912991" calcext:value-type="float">
            <text:p>209912991</text:p>
          </table:table-cell>
          <table:table-cell table:style-name="ce44" office:value-type="float" office:value="210742946" calcext:value-type="float">
            <text:p>210742946</text:p>
          </table:table-cell>
          <table:table-cell table:style-name="ce44" office:value-type="float" office:value="390995656" calcext:value-type="float">
            <text:p>390995656</text:p>
          </table:table-cell>
          <table:table-cell table:style-name="ce44" office:value-type="float" office:value="223341649" calcext:value-type="float">
            <text:p>223341649</text:p>
          </table:table-cell>
          <table:table-cell table:style-name="ce4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44" office:value-type="float" office:value="15890" calcext:value-type="float">
            <text:p>15890</text:p>
          </table:table-cell>
          <table:table-cell table:style-name="ce44" office:value-type="float" office:value="15906" calcext:value-type="float">
            <text:p>15906</text:p>
          </table:table-cell>
          <table:table-cell table:style-name="ce44" office:value-type="float" office:value="16168" calcext:value-type="float">
            <text:p>16168</text:p>
          </table:table-cell>
          <table:table-cell table:style-name="ce44" office:value-type="float" office:value="16833" calcext:value-type="float">
            <text:p>16833</text:p>
          </table:table-cell>
          <table:table-cell table:style-name="ce4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44" office:value-type="float" office:value="297289208" calcext:value-type="float">
            <text:p>297289208</text:p>
          </table:table-cell>
          <table:table-cell table:style-name="ce44" office:value-type="float" office:value="360132246" calcext:value-type="float">
            <text:p>360132246</text:p>
          </table:table-cell>
          <table:table-cell table:style-name="ce44" office:value-type="float" office:value="403984305" calcext:value-type="float">
            <text:p>403984305</text:p>
          </table:table-cell>
          <table:table-cell table:style-name="ce44" office:value-type="float" office:value="325748391" calcext:value-type="float">
            <text:p>325748391</text:p>
          </table:table-cell>
          <table:table-cell table:style-name="ce4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44" office:value-type="float" office:value="26089" calcext:value-type="float">
            <text:p>26089</text:p>
          </table:table-cell>
          <table:table-cell table:style-name="ce44" office:value-type="float" office:value="41657" calcext:value-type="float">
            <text:p>41657</text:p>
          </table:table-cell>
          <table:table-cell table:style-name="ce44" office:value-type="float" office:value="23618" calcext:value-type="float">
            <text:p>23618</text:p>
          </table:table-cell>
          <table:table-cell table:style-name="ce44" office:value-type="float" office:value="26018" calcext:value-type="float">
            <text:p>26018</text:p>
          </table:table-cell>
          <table:table-cell table:style-name="ce4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44" office:value-type="float" office:value="233405021" calcext:value-type="float">
            <text:p>233405021</text:p>
          </table:table-cell>
          <table:table-cell table:style-name="ce44" office:value-type="float" office:value="234024822" calcext:value-type="float">
            <text:p>234024822</text:p>
          </table:table-cell>
          <table:table-cell table:style-name="ce44" office:value-type="float" office:value="254003368" calcext:value-type="float">
            <text:p>254003368</text:p>
          </table:table-cell>
          <table:table-cell table:style-name="ce44" office:value-type="float" office:value="246389192" calcext:value-type="float">
            <text:p>246389192</text:p>
          </table:table-cell>
          <table:table-cell table:style-name="ce4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44" office:value-type="float" office:value="18329" calcext:value-type="float">
            <text:p>18329</text:p>
          </table:table-cell>
          <table:table-cell table:style-name="ce44" office:value-type="float" office:value="17458" calcext:value-type="float">
            <text:p>17458</text:p>
          </table:table-cell>
          <table:table-cell table:style-name="ce44" office:value-type="float" office:value="24949" calcext:value-type="float">
            <text:p>24949</text:p>
          </table:table-cell>
          <table:table-cell table:style-name="ce44" office:value-type="float" office:value="17255" calcext:value-type="float">
            <text:p>17255</text:p>
          </table:table-cell>
          <table:table-cell table:style-name="ce4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44" office:value-type="float" office:value="323648681" calcext:value-type="float">
            <text:p>323648681</text:p>
          </table:table-cell>
          <table:table-cell table:style-name="ce44" office:value-type="float" office:value="407344316" calcext:value-type="float">
            <text:p>407344316</text:p>
          </table:table-cell>
          <table:table-cell table:style-name="ce44" office:value-type="float" office:value="382399918" calcext:value-type="float">
            <text:p>382399918</text:p>
          </table:table-cell>
          <table:table-cell table:style-name="ce44" office:value-type="float" office:value="319114564" calcext:value-type="float">
            <text:p>319114564</text:p>
          </table:table-cell>
          <table:table-cell table:style-name="ce4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44" office:value-type="float" office:value="25634" calcext:value-type="float">
            <text:p>25634</text:p>
          </table:table-cell>
          <table:table-cell table:style-name="ce44" office:value-type="float" office:value="26318" calcext:value-type="float">
            <text:p>26318</text:p>
          </table:table-cell>
          <table:table-cell table:style-name="ce44" office:value-type="float" office:value="24984" calcext:value-type="float">
            <text:p>24984</text:p>
          </table:table-cell>
          <table:table-cell table:style-name="ce44" office:value-type="float" office:value="25037" calcext:value-type="float">
            <text:p>25037</text:p>
          </table:table-cell>
          <table:table-cell table:style-name="ce4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44" office:value-type="float" office:value="267381591" calcext:value-type="float">
            <text:p>267381591</text:p>
          </table:table-cell>
          <table:table-cell table:style-name="ce44" office:value-type="float" office:value="259468454" calcext:value-type="float">
            <text:p>259468454</text:p>
          </table:table-cell>
          <table:table-cell table:style-name="ce44" office:value-type="float" office:value="285266361" calcext:value-type="float">
            <text:p>285266361</text:p>
          </table:table-cell>
          <table:table-cell table:style-name="ce44" office:value-type="float" office:value="272953733" calcext:value-type="float">
            <text:p>272953733</text:p>
          </table:table-cell>
          <table:table-cell table:style-name="ce4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44" office:value-type="float" office:value="17736" calcext:value-type="float">
            <text:p>17736</text:p>
          </table:table-cell>
          <table:table-cell table:style-name="ce44" office:value-type="float" office:value="18140" calcext:value-type="float">
            <text:p>18140</text:p>
          </table:table-cell>
          <table:table-cell table:style-name="ce44" office:value-type="float" office:value="18023" calcext:value-type="float">
            <text:p>18023</text:p>
          </table:table-cell>
          <table:table-cell table:style-name="ce44" office:value-type="float" office:value="18269" calcext:value-type="float">
            <text:p>18269</text:p>
          </table:table-cell>
          <table:table-cell table:style-name="ce4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44" office:value-type="float" office:value="345862121" calcext:value-type="float">
            <text:p>345862121</text:p>
          </table:table-cell>
          <table:table-cell table:style-name="ce44" office:value-type="float" office:value="443459188" calcext:value-type="float">
            <text:p>443459188</text:p>
          </table:table-cell>
          <table:table-cell table:style-name="ce44" office:value-type="float" office:value="444624382" calcext:value-type="float">
            <text:p>444624382</text:p>
          </table:table-cell>
          <table:table-cell table:style-name="ce44" office:value-type="float" office:value="355880760" calcext:value-type="float">
            <text:p>355880760</text:p>
          </table:table-cell>
          <table:table-cell table:style-name="ce4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44" office:value-type="float" office:value="33756" calcext:value-type="float">
            <text:p>33756</text:p>
          </table:table-cell>
          <table:table-cell table:style-name="ce44" office:value-type="float" office:value="25316" calcext:value-type="float">
            <text:p>25316</text:p>
          </table:table-cell>
          <table:table-cell table:style-name="ce44" office:value-type="float" office:value="29793" calcext:value-type="float">
            <text:p>29793</text:p>
          </table:table-cell>
          <table:table-cell table:style-name="ce44" office:value-type="float" office:value="24922" calcext:value-type="float">
            <text:p>24922</text:p>
          </table:table-cell>
          <table:table-cell table:style-name="ce4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B5:'Most frequent'.B25 'Most frequent'.O2:'Most frequent'.O2 'Most frequent'.O5:'Most frequent'.O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44" office:value-type="float" office:value="1571" calcext:value-type="float">
            <text:p>1571</text:p>
          </table:table-cell>
          <table:table-cell table:style-name="ce44" office:value-type="float" office:value="1343" calcext:value-type="float">
            <text:p>1343</text:p>
          </table:table-cell>
          <table:table-cell table:style-name="ce44" office:value-type="float" office:value="1899" calcext:value-type="float">
            <text:p>1899</text:p>
          </table:table-cell>
          <table:table-cell table:style-name="ce44" office:value-type="float" office:value="1432" calcext:value-type="float">
            <text:p>1432</text:p>
          </table:table-cell>
          <table:table-cell table:style-name="ce4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44" office:value-type="float" office:value="1665" calcext:value-type="float">
            <text:p>1665</text:p>
          </table:table-cell>
          <table:table-cell table:style-name="ce44" office:value-type="float" office:value="2427" calcext:value-type="float">
            <text:p>2427</text:p>
          </table:table-cell>
          <table:table-cell table:style-name="ce44" office:value-type="float" office:value="1354" calcext:value-type="float">
            <text:p>1354</text:p>
          </table:table-cell>
          <table:table-cell table:style-name="ce44" office:value-type="float" office:value="1741" calcext:value-type="float">
            <text:p>1741</text:p>
          </table:table-cell>
          <table:table-cell table:style-name="ce4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44" office:value-type="float" office:value="2570" calcext:value-type="float">
            <text:p>2570</text:p>
          </table:table-cell>
          <table:table-cell table:style-name="ce44" office:value-type="float" office:value="3174" calcext:value-type="float">
            <text:p>3174</text:p>
          </table:table-cell>
          <table:table-cell table:style-name="ce44" office:value-type="float" office:value="2825" calcext:value-type="float">
            <text:p>2825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44" office:value-type="float" office:value="2836" calcext:value-type="float">
            <text:p>2836</text:p>
          </table:table-cell>
          <table:table-cell table:style-name="ce44" office:value-type="float" office:value="3270" calcext:value-type="float">
            <text:p>3270</text:p>
          </table:table-cell>
          <table:table-cell table:style-name="ce44" office:value-type="float" office:value="2494" calcext:value-type="float">
            <text:p>2494</text:p>
          </table:table-cell>
          <table:table-cell table:style-name="ce44" office:value-type="float" office:value="3440" calcext:value-type="float">
            <text:p>3440</text:p>
          </table:table-cell>
          <table:table-cell table:style-name="ce4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44" office:value-type="float" office:value="4090" calcext:value-type="float">
            <text:p>4090</text:p>
          </table:table-cell>
          <table:table-cell table:style-name="ce44" office:value-type="float" office:value="3986" calcext:value-type="float">
            <text:p>3986</text:p>
          </table:table-cell>
          <table:table-cell table:style-name="ce44" office:value-type="float" office:value="4835" calcext:value-type="float">
            <text:p>4835</text:p>
          </table:table-cell>
          <table:table-cell table:style-name="ce44" office:value-type="float" office:value="4045" calcext:value-type="float">
            <text:p>4045</text:p>
          </table:table-cell>
          <table:table-cell table:style-name="ce4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44" office:value-type="float" office:value="4819" calcext:value-type="float">
            <text:p>4819</text:p>
          </table:table-cell>
          <table:table-cell table:style-name="ce44" office:value-type="float" office:value="5888" calcext:value-type="float">
            <text:p>5888</text:p>
          </table:table-cell>
          <table:table-cell table:style-name="ce44" office:value-type="float" office:value="4309" calcext:value-type="float">
            <text:p>4309</text:p>
          </table:table-cell>
          <table:table-cell table:style-name="ce44" office:value-type="float" office:value="4904" calcext:value-type="float">
            <text:p>4904</text:p>
          </table:table-cell>
          <table:table-cell table:style-name="ce4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44" office:value-type="float" office:value="7156" calcext:value-type="float">
            <text:p>7156</text:p>
          </table:table-cell>
          <table:table-cell table:style-name="ce44" office:value-type="float" office:value="5642" calcext:value-type="float">
            <text:p>5642</text:p>
          </table:table-cell>
          <table:table-cell table:style-name="ce44" office:value-type="float" office:value="6126" calcext:value-type="float">
            <text:p>6126</text:p>
          </table:table-cell>
          <table:table-cell table:style-name="ce44" office:value-type="float" office:value="5149" calcext:value-type="float">
            <text:p>5149</text:p>
          </table:table-cell>
          <table:table-cell table:style-name="ce4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44" office:value-type="float" office:value="4966" calcext:value-type="float">
            <text:p>4966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074" calcext:value-type="float">
            <text:p>5074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44" office:value-type="float" office:value="6912" calcext:value-type="float">
            <text:p>6912</text:p>
          </table:table-cell>
          <table:table-cell table:style-name="ce44" office:value-type="float" office:value="6881" calcext:value-type="float">
            <text:p>6881</text:p>
          </table:table-cell>
          <table:table-cell table:style-name="ce44" office:value-type="float" office:value="7225" calcext:value-type="float">
            <text:p>7225</text:p>
          </table:table-cell>
          <table:table-cell table:style-name="ce44" office:value-type="float" office:value="6549" calcext:value-type="float">
            <text:p>6549</text:p>
          </table:table-cell>
          <table:table-cell table:style-name="ce4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44" office:value-type="float" office:value="6924" calcext:value-type="float">
            <text:p>6924</text:p>
          </table:table-cell>
          <table:table-cell table:style-name="ce44" office:value-type="float" office:value="8996" calcext:value-type="float">
            <text:p>8996</text:p>
          </table:table-cell>
          <table:table-cell table:style-name="ce44" office:value-type="float" office:value="6238" calcext:value-type="float">
            <text:p>6238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44" office:value-type="float" office:value="8608" calcext:value-type="float">
            <text:p>8608</text:p>
          </table:table-cell>
          <table:table-cell table:style-name="ce44" office:value-type="float" office:value="7963" calcext:value-type="float">
            <text:p>7963</text:p>
          </table:table-cell>
          <table:table-cell table:style-name="ce44" office:value-type="float" office:value="8938" calcext:value-type="float">
            <text:p>8938</text:p>
          </table:table-cell>
          <table:table-cell table:style-name="ce44" office:value-type="float" office:value="8227" calcext:value-type="float">
            <text:p>8227</text:p>
          </table:table-cell>
          <table:table-cell table:style-name="ce4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44" office:value-type="float" office:value="8056" calcext:value-type="float">
            <text:p>8056</text:p>
          </table:table-cell>
          <table:table-cell table:style-name="ce44" office:value-type="float" office:value="9901" calcext:value-type="float">
            <text:p>9901</text:p>
          </table:table-cell>
          <table:table-cell table:style-name="ce44" office:value-type="float" office:value="8421" calcext:value-type="float">
            <text:p>8421</text:p>
          </table:table-cell>
          <table:table-cell table:style-name="ce44" office:value-type="float" office:value="9359" calcext:value-type="float">
            <text:p>9359</text:p>
          </table:table-cell>
          <table:table-cell table:style-name="ce4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44" office:value-type="float" office:value="11001" calcext:value-type="float">
            <text:p>11001</text:p>
          </table:table-cell>
          <table:table-cell table:style-name="ce44" office:value-type="float" office:value="8955" calcext:value-type="float">
            <text:p>8955</text:p>
          </table:table-cell>
          <table:table-cell table:style-name="ce44" office:value-type="float" office:value="10341" calcext:value-type="float">
            <text:p>10341</text:p>
          </table:table-cell>
          <table:table-cell table:style-name="ce44" office:value-type="float" office:value="10109" calcext:value-type="float">
            <text:p>10109</text:p>
          </table:table-cell>
          <table:table-cell table:style-name="ce4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44" office:value-type="float" office:value="9193" calcext:value-type="float">
            <text:p>9193</text:p>
          </table:table-cell>
          <table:table-cell table:style-name="ce44" office:value-type="float" office:value="12497" calcext:value-type="float">
            <text:p>12497</text:p>
          </table:table-cell>
          <table:table-cell table:style-name="ce44" office:value-type="float" office:value="9252" calcext:value-type="float">
            <text:p>9252</text:p>
          </table:table-cell>
          <table:table-cell table:style-name="ce44" office:value-type="float" office:value="10729" calcext:value-type="float">
            <text:p>10729</text:p>
          </table:table-cell>
          <table:table-cell table:style-name="ce4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44" office:value-type="float" office:value="11999" calcext:value-type="float">
            <text:p>11999</text:p>
          </table:table-cell>
          <table:table-cell table:style-name="ce44" office:value-type="float" office:value="11320" calcext:value-type="float">
            <text:p>11320</text:p>
          </table:table-cell>
          <table:table-cell table:style-name="ce44" office:value-type="float" office:value="11536" calcext:value-type="float">
            <text:p>11536</text:p>
          </table:table-cell>
          <table:table-cell table:style-name="ce44" office:value-type="float" office:value="12012" calcext:value-type="float">
            <text:p>12012</text:p>
          </table:table-cell>
          <table:table-cell table:style-name="ce4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44" office:value-type="float" office:value="11496" calcext:value-type="float">
            <text:p>11496</text:p>
          </table:table-cell>
          <table:table-cell table:style-name="ce44" office:value-type="float" office:value="13298" calcext:value-type="float">
            <text:p>13298</text:p>
          </table:table-cell>
          <table:table-cell table:style-name="ce44" office:value-type="float" office:value="10064" calcext:value-type="float">
            <text:p>10064</text:p>
          </table:table-cell>
          <table:table-cell table:style-name="ce44" office:value-type="float" office:value="11712" calcext:value-type="float">
            <text:p>11712</text:p>
          </table:table-cell>
          <table:table-cell table:style-name="ce4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44" office:value-type="float" office:value="13144" calcext:value-type="float">
            <text:p>13144</text:p>
          </table:table-cell>
          <table:table-cell table:style-name="ce44" office:value-type="float" office:value="12318" calcext:value-type="float">
            <text:p>12318</text:p>
          </table:table-cell>
          <table:table-cell table:style-name="ce44" office:value-type="float" office:value="12259" calcext:value-type="float">
            <text:p>12259</text:p>
          </table:table-cell>
          <table:table-cell table:style-name="ce44" office:value-type="float" office:value="13869" calcext:value-type="float">
            <text:p>13869</text:p>
          </table:table-cell>
          <table:table-cell table:style-name="ce4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44" office:value-type="float" office:value="19942" calcext:value-type="float">
            <text:p>19942</text:p>
          </table:table-cell>
          <table:table-cell table:style-name="ce44" office:value-type="float" office:value="15901" calcext:value-type="float">
            <text:p>15901</text:p>
          </table:table-cell>
          <table:table-cell table:style-name="ce44" office:value-type="float" office:value="11878" calcext:value-type="float">
            <text:p>11878</text:p>
          </table:table-cell>
          <table:table-cell table:style-name="ce44" office:value-type="float" office:value="14504" calcext:value-type="float">
            <text:p>14504</text:p>
          </table:table-cell>
          <table:table-cell table:style-name="ce4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44" office:value-type="float" office:value="15849" calcext:value-type="float">
            <text:p>15849</text:p>
          </table:table-cell>
          <table:table-cell table:style-name="ce44" office:value-type="float" office:value="13686" calcext:value-type="float">
            <text:p>13686</text:p>
          </table:table-cell>
          <table:table-cell table:style-name="ce44" office:value-type="float" office:value="14966" calcext:value-type="float">
            <text:p>14966</text:p>
          </table:table-cell>
          <table:table-cell table:style-name="ce44" office:value-type="float" office:value="15121" calcext:value-type="float">
            <text:p>15121</text:p>
          </table:table-cell>
          <table:table-cell table:style-name="ce4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44" office:value-type="float" office:value="12732" calcext:value-type="float">
            <text:p>12732</text:p>
          </table:table-cell>
          <table:table-cell table:style-name="ce44" office:value-type="float" office:value="16767" calcext:value-type="float">
            <text:p>16767</text:p>
          </table:table-cell>
          <table:table-cell table:style-name="ce44" office:value-type="float" office:value="12579" calcext:value-type="float">
            <text:p>12579</text:p>
          </table:table-cell>
          <table:table-cell table:style-name="ce44" office:value-type="float" office:value="14115" calcext:value-type="float">
            <text:p>14115</text:p>
          </table:table-cell>
          <table:table-cell table:style-name="ce4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44" office:value-type="float" office:value="16070" calcext:value-type="float">
            <text:p>16070</text:p>
          </table:table-cell>
          <table:table-cell table:style-name="ce44" office:value-type="float" office:value="15714" calcext:value-type="float">
            <text:p>15714</text:p>
          </table:table-cell>
          <table:table-cell table:style-name="ce44" office:value-type="float" office:value="14565" calcext:value-type="float">
            <text:p>14565</text:p>
          </table:table-cell>
          <table:table-cell table:style-name="ce44" office:value-type="float" office:value="14284" calcext:value-type="float">
            <text:p>14284</text:p>
          </table:table-cell>
          <table:table-cell table:style-name="ce4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44" office:value-type="float" office:value="13384" calcext:value-type="float">
            <text:p>13384</text:p>
          </table:table-cell>
          <table:table-cell table:style-name="ce44" office:value-type="float" office:value="14309" calcext:value-type="float">
            <text:p>14309</text:p>
          </table:table-cell>
          <table:table-cell table:style-name="ce44" office:value-type="float" office:value="14454" calcext:value-type="float">
            <text:p>14454</text:p>
          </table:table-cell>
          <table:table-cell table:style-name="ce44" office:value-type="float" office:value="14079" calcext:value-type="float">
            <text:p>14079</text:p>
          </table:table-cell>
          <table:table-cell table:style-name="ce4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44" office:value-type="float" office:value="17060" calcext:value-type="float">
            <text:p>17060</text:p>
          </table:table-cell>
          <table:table-cell table:style-name="ce44" office:value-type="float" office:value="16986" calcext:value-type="float">
            <text:p>16986</text:p>
          </table:table-cell>
          <table:table-cell table:style-name="ce44" office:value-type="float" office:value="16303" calcext:value-type="float">
            <text:p>16303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44" office:value-type="float" office:value="15681" calcext:value-type="float">
            <text:p>15681</text:p>
          </table:table-cell>
          <table:table-cell table:style-name="ce44" office:value-type="float" office:value="15563" calcext:value-type="float">
            <text:p>15563</text:p>
          </table:table-cell>
          <table:table-cell table:style-name="ce44" office:value-type="float" office:value="14794" calcext:value-type="float">
            <text:p>14794</text:p>
          </table:table-cell>
          <table:table-cell table:style-name="ce44" office:value-type="float" office:value="17680" calcext:value-type="float">
            <text:p>17680</text:p>
          </table:table-cell>
          <table:table-cell table:style-name="ce4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44" office:value-type="float" office:value="17197" calcext:value-type="float">
            <text:p>17197</text:p>
          </table:table-cell>
          <table:table-cell table:style-name="ce44" office:value-type="float" office:value="25637" calcext:value-type="float">
            <text:p>25637</text:p>
          </table:table-cell>
          <table:table-cell table:style-name="ce44" office:value-type="float" office:value="16650" calcext:value-type="float">
            <text:p>16650</text:p>
          </table:table-cell>
          <table:table-cell table:style-name="ce44" office:value-type="float" office:value="17287" calcext:value-type="float">
            <text:p>17287</text:p>
          </table:table-cell>
          <table:table-cell table:style-name="ce4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44" office:value-type="float" office:value="15998" calcext:value-type="float">
            <text:p>15998</text:p>
          </table:table-cell>
          <table:table-cell table:style-name="ce44" office:value-type="float" office:value="16153" calcext:value-type="float">
            <text:p>16153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6166" calcext:value-type="float">
            <text:p>16166</text:p>
          </table:table-cell>
          <table:table-cell table:style-name="ce4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44" office:value-type="float" office:value="20283" calcext:value-type="float">
            <text:p>20283</text:p>
          </table:table-cell>
          <table:table-cell table:style-name="ce44" office:value-type="float" office:value="22677" calcext:value-type="float">
            <text:p>22677</text:p>
          </table:table-cell>
          <table:table-cell table:style-name="ce44" office:value-type="float" office:value="19980" calcext:value-type="float">
            <text:p>19980</text:p>
          </table:table-cell>
          <table:table-cell table:style-name="ce44" office:value-type="float" office:value="23623" calcext:value-type="float">
            <text:p>23623</text:p>
          </table:table-cell>
          <table:table-cell table:style-name="ce4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44" office:value-type="float" office:value="17747" calcext:value-type="float">
            <text:p>17747</text:p>
          </table:table-cell>
          <table:table-cell table:style-name="ce44" office:value-type="float" office:value="17540" calcext:value-type="float">
            <text:p>17540</text:p>
          </table:table-cell>
          <table:table-cell table:style-name="ce44" office:value-type="float" office:value="17194" calcext:value-type="float">
            <text:p>17194</text:p>
          </table:table-cell>
          <table:table-cell table:style-name="ce44" office:value-type="float" office:value="19436" calcext:value-type="float">
            <text:p>19436</text:p>
          </table:table-cell>
          <table:table-cell table:style-name="ce4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44" office:value-type="float" office:value="21973" calcext:value-type="float">
            <text:p>21973</text:p>
          </table:table-cell>
          <table:table-cell table:style-name="ce44" office:value-type="float" office:value="20678" calcext:value-type="float">
            <text:p>20678</text:p>
          </table:table-cell>
          <table:table-cell table:style-name="ce44" office:value-type="float" office:value="19311" calcext:value-type="float">
            <text:p>19311</text:p>
          </table:table-cell>
          <table:table-cell table:style-name="ce44" office:value-type="float" office:value="21161" calcext:value-type="float">
            <text:p>21161</text:p>
          </table:table-cell>
          <table:table-cell table:style-name="ce4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44" office:value-type="float" office:value="18322" calcext:value-type="float">
            <text:p>18322</text:p>
          </table:table-cell>
          <table:table-cell table:style-name="ce44" office:value-type="float" office:value="19016" calcext:value-type="float">
            <text:p>19016</text:p>
          </table:table-cell>
          <table:table-cell table:style-name="ce44" office:value-type="float" office:value="18802" calcext:value-type="float">
            <text:p>18802</text:p>
          </table:table-cell>
          <table:table-cell table:style-name="ce44" office:value-type="float" office:value="18889" calcext:value-type="float">
            <text:p>18889</text:p>
          </table:table-cell>
          <table:table-cell table:style-name="ce4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44" office:value-type="float" office:value="22198" calcext:value-type="float">
            <text:p>22198</text:p>
          </table:table-cell>
          <table:table-cell table:style-name="ce44" office:value-type="float" office:value="21683" calcext:value-type="float">
            <text:p>21683</text:p>
          </table:table-cell>
          <table:table-cell table:style-name="ce44" office:value-type="float" office:value="22695" calcext:value-type="float">
            <text:p>22695</text:p>
          </table:table-cell>
          <table:table-cell table:style-name="ce44" office:value-type="float" office:value="21960" calcext:value-type="float">
            <text:p>21960</text:p>
          </table:table-cell>
          <table:table-cell table:style-name="ce4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44" office:value-type="float" office:value="21063" calcext:value-type="float">
            <text:p>21063</text:p>
          </table:table-cell>
          <table:table-cell table:style-name="ce44" office:value-type="float" office:value="19664" calcext:value-type="float">
            <text:p>19664</text:p>
          </table:table-cell>
          <table:table-cell table:style-name="ce44" office:value-type="float" office:value="19970" calcext:value-type="float">
            <text:p>19970</text:p>
          </table:table-cell>
          <table:table-cell table:style-name="ce44" office:value-type="float" office:value="21323" calcext:value-type="float">
            <text:p>21323</text:p>
          </table:table-cell>
          <table:table-cell table:style-name="ce4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44" office:value-type="float" office:value="23595" calcext:value-type="float">
            <text:p>23595</text:p>
          </table:table-cell>
          <table:table-cell table:style-name="ce44" office:value-type="float" office:value="22453" calcext:value-type="float">
            <text:p>22453</text:p>
          </table:table-cell>
          <table:table-cell table:style-name="ce44" office:value-type="float" office:value="23326" calcext:value-type="float">
            <text:p>23326</text:p>
          </table:table-cell>
          <table:table-cell table:style-name="ce44" office:value-type="float" office:value="23914" calcext:value-type="float">
            <text:p>23914</text:p>
          </table:table-cell>
          <table:table-cell table:style-name="ce4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44" office:value-type="float" office:value="22385" calcext:value-type="float">
            <text:p>22385</text:p>
          </table:table-cell>
          <table:table-cell table:style-name="ce44" office:value-type="float" office:value="21263" calcext:value-type="float">
            <text:p>21263</text:p>
          </table:table-cell>
          <table:table-cell table:style-name="ce44" office:value-type="float" office:value="21431" calcext:value-type="float">
            <text:p>21431</text:p>
          </table:table-cell>
          <table:table-cell table:style-name="ce44" office:value-type="float" office:value="21968" calcext:value-type="float">
            <text:p>21968</text:p>
          </table:table-cell>
          <table:table-cell table:style-name="ce4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44" office:value-type="float" office:value="24203" calcext:value-type="float">
            <text:p>24203</text:p>
          </table:table-cell>
          <table:table-cell table:style-name="ce44" office:value-type="float" office:value="24323" calcext:value-type="float">
            <text:p>24323</text:p>
          </table:table-cell>
          <table:table-cell table:style-name="ce44" office:value-type="float" office:value="23634" calcext:value-type="float">
            <text:p>23634</text:p>
          </table:table-cell>
          <table:table-cell table:style-name="ce44" office:value-type="float" office:value="23577" calcext:value-type="float">
            <text:p>23577</text:p>
          </table:table-cell>
          <table:table-cell table:style-name="ce4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44" office:value-type="float" office:value="23383" calcext:value-type="float">
            <text:p>23383</text:p>
          </table:table-cell>
          <table:table-cell table:style-name="ce44" office:value-type="float" office:value="22954" calcext:value-type="float">
            <text:p>22954</text:p>
          </table:table-cell>
          <table:table-cell table:style-name="ce44" office:value-type="float" office:value="22679" calcext:value-type="float">
            <text:p>22679</text:p>
          </table:table-cell>
          <table:table-cell table:style-name="ce44" office:value-type="float" office:value="24783" calcext:value-type="float">
            <text:p>24783</text:p>
          </table:table-cell>
          <table:table-cell table:style-name="ce4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44" office:value-type="float" office:value="24867" calcext:value-type="float">
            <text:p>24867</text:p>
          </table:table-cell>
          <table:table-cell table:style-name="ce44" office:value-type="float" office:value="26715" calcext:value-type="float">
            <text:p>26715</text:p>
          </table:table-cell>
          <table:table-cell table:style-name="ce44" office:value-type="float" office:value="25930" calcext:value-type="float">
            <text:p>25930</text:p>
          </table:table-cell>
          <table:table-cell table:style-name="ce44" office:value-type="float" office:value="26149" calcext:value-type="float">
            <text:p>26149</text:p>
          </table:table-cell>
          <table:table-cell table:style-name="ce4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44" office:value-type="float" office:value="23794" calcext:value-type="float">
            <text:p>23794</text:p>
          </table:table-cell>
          <table:table-cell table:style-name="ce44" office:value-type="float" office:value="23795" calcext:value-type="float">
            <text:p>23795</text:p>
          </table:table-cell>
          <table:table-cell table:style-name="ce44" office:value-type="float" office:value="24641" calcext:value-type="float">
            <text:p>24641</text:p>
          </table:table-cell>
          <table:table-cell table:style-name="ce44" office:value-type="float" office:value="25206" calcext:value-type="float">
            <text:p>25206</text:p>
          </table:table-cell>
          <table:table-cell table:style-name="ce4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44" office:value-type="float" office:value="26010" calcext:value-type="float">
            <text:p>26010</text:p>
          </table:table-cell>
          <table:table-cell table:style-name="ce44" office:value-type="float" office:value="27768" calcext:value-type="float">
            <text:p>27768</text:p>
          </table:table-cell>
          <table:table-cell table:style-name="ce44" office:value-type="float" office:value="27766" calcext:value-type="float">
            <text:p>27766</text:p>
          </table:table-cell>
          <table:table-cell table:style-name="ce44" office:value-type="float" office:value="29075" calcext:value-type="float">
            <text:p>29075</text:p>
          </table:table-cell>
          <table:table-cell table:style-name="ce4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44" office:value-type="float" office:value="30400" calcext:value-type="float">
            <text:p>30400</text:p>
          </table:table-cell>
          <table:table-cell table:style-name="ce44" office:value-type="float" office:value="25187" calcext:value-type="float">
            <text:p>25187</text:p>
          </table:table-cell>
          <table:table-cell table:style-name="ce44" office:value-type="float" office:value="26440" calcext:value-type="float">
            <text:p>26440</text:p>
          </table:table-cell>
          <table:table-cell table:style-name="ce44" office:value-type="float" office:value="25615" calcext:value-type="float">
            <text:p>25615</text:p>
          </table:table-cell>
          <table:table-cell table:style-name="ce4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55.3cm" svg:height="13.799cm" svg:x="3.017cm" svg:y="14.706cm">
            <draw:object draw:notify-on-update-of-ranges="Fibonacci.B5:Fibonacci.B25 Fibonacci.I2:Fibonacci.I2 Fibonacci.I5:Fibonacci.I25 Fibonacci.B5:Fibonacci.B25 Fibonacci.O2:Fibonacci.O2 Fibonacci.O5:Fibonacci.O25 Fibonacci.B5:Fibonacci.B25 Fibonacci.AM2:Fibonacci.AM2 Fibonacci.AM5:Fibonacci.AM25 Fibonacci.BE2:Fibonacci.BE2 Fibonacci.BE5:Fibonacci.BE25 Fibonacci.B5:Fibonacci.B25 Fibonacci.B5:Fibonacci.B25 Fibonacci.U2:Fibonacci.U2 Fibonacci.U5:Fibonacci.U25 Fibonacci.B5:Fibonacci.B25 Fibonacci.AA2:Fibonacci.AA2 Fibonacci.AA5:Fibonacci.AA25 Fibonacci.B5:Fibonacci.B25 Fibonacci.AG2:Fibonacci.AG2 Fibonacci.AG5:Fibonacci.AG25 Fibonacci.B5:Fibonacci.B25 Fibonacci.AS2:Fibonacci.AS2 Fibonacci.AS5:Fibonacci.AS25 Fibonacci.B5:Fibonacci.B25 Fibonacci.AY2:Fibonacci.AY2 Fibonacci.AY5:Fibonacci.AY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8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 (x-axis * 10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ddition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 (.flatten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once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arr.length/10 times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(nils)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5] = &quot;&quot;; &quot;&quot;; MEDIAN([.AB5:.AF5]))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H5] = &quot;&quot;; &quot;&quot;; MEDIAN([.AH5:.AL5]))" office:value-type="float" office:value="42765" calcext:value-type="float">
            <text:p>42765</text:p>
          </table:table-cell>
          <table:table-cell table:style-name="ce44" office:value-type="float" office:value="67540" calcext:value-type="float">
            <text:p>67540</text:p>
          </table:table-cell>
          <table:table-cell table:style-name="ce44" office:value-type="float" office:value="46115" calcext:value-type="float">
            <text:p>46115</text:p>
          </table:table-cell>
          <table:table-cell table:style-name="ce44" office:value-type="float" office:value="42248" calcext:value-type="float">
            <text:p>42248</text:p>
          </table:table-cell>
          <table:table-cell table:style-name="ce44" office:value-type="float" office:value="42461" calcext:value-type="float">
            <text:p>42461</text:p>
          </table:table-cell>
          <table:table-cell table:style-name="ce44" office:value-type="float" office:value="42765" calcext:value-type="float">
            <text:p>42765</text:p>
          </table:table-cell>
          <table:table-cell table:style-name="ce18" table:formula="of:=IF([.AN5] = &quot;&quot;; &quot;&quot;; MEDIAN([.AN5:.AR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T5] = &quot;&quot;; &quot;&quot;; MEDIAN([.AT5:.AX5]))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Z5] = &quot;&quot;; &quot;&quot;; MEDIAN([.AZ5:.BD5]))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BF5] = &quot;&quot;; &quot;&quot;; MEDIAN([.BF5:.BJ5]))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1887" calcext:value-type="float">
            <text:p>1887</text:p>
          </table:table-cell>
          <table:table-cell table:style-name="ce44" office:value-type="float" office:value="9231" calcext:value-type="float">
            <text:p>9231</text:p>
          </table:table-cell>
          <table:table-cell table:style-name="ce44" office:value-type="float" office:value="2226" calcext:value-type="float">
            <text:p>2226</text:p>
          </table:table-cell>
          <table:table-cell table:style-name="ce4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44" office:value-type="float" office:value="4125" calcext:value-type="float">
            <text:p>4125</text:p>
          </table:table-cell>
          <table:table-cell table:style-name="ce44" office:value-type="float" office:value="2548" calcext:value-type="float">
            <text:p>2548</text:p>
          </table:table-cell>
          <table:table-cell table:style-name="ce44" office:value-type="float" office:value="1704" calcext:value-type="float">
            <text:p>1704</text:p>
          </table:table-cell>
          <table:table-cell table:style-name="ce44" office:value-type="float" office:value="1995" calcext:value-type="float">
            <text:p>1995</text:p>
          </table:table-cell>
          <table:table-cell table:style-name="ce4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6] = &quot;&quot;; &quot;&quot;; MEDIAN([.AB6:.AF6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H6] = &quot;&quot;; &quot;&quot;; MEDIAN([.AH6:.AL6]))" office:value-type="float" office:value="45310" calcext:value-type="float">
            <text:p>45310</text:p>
          </table:table-cell>
          <table:table-cell table:style-name="ce44" office:value-type="float" office:value="55447" calcext:value-type="float">
            <text:p>55447</text:p>
          </table:table-cell>
          <table:table-cell table:style-name="ce44" office:value-type="float" office:value="45310" calcext:value-type="float">
            <text:p>45310</text:p>
          </table:table-cell>
          <table:table-cell table:style-name="ce44" office:value-type="float" office:value="46453" calcext:value-type="float">
            <text:p>46453</text:p>
          </table:table-cell>
          <table:table-cell table:style-name="ce44" office:value-type="float" office:value="42098" calcext:value-type="float">
            <text:p>42098</text:p>
          </table:table-cell>
          <table:table-cell table:style-name="ce44" office:value-type="float" office:value="41704" calcext:value-type="float">
            <text:p>41704</text:p>
          </table:table-cell>
          <table:table-cell table:style-name="ce18" table:formula="of:=IF([.AN6] = &quot;&quot;; &quot;&quot;; MEDIAN([.AN6:.AR6]))" office:value-type="float" office:value="724012" calcext:value-type="float">
            <text:p>724012</text:p>
          </table:table-cell>
          <table:table-cell table:style-name="ce44" office:value-type="float" office:value="645630" calcext:value-type="float">
            <text:p>645630</text:p>
          </table:table-cell>
          <table:table-cell table:style-name="ce44" office:value-type="float" office:value="706104" calcext:value-type="float">
            <text:p>706104</text:p>
          </table:table-cell>
          <table:table-cell table:style-name="ce44" office:value-type="float" office:value="768718" calcext:value-type="float">
            <text:p>768718</text:p>
          </table:table-cell>
          <table:table-cell table:style-name="ce44" office:value-type="float" office:value="724012" calcext:value-type="float">
            <text:p>724012</text:p>
          </table:table-cell>
          <table:table-cell table:style-name="ce44" office:value-type="float" office:value="896869" calcext:value-type="float">
            <text:p>896869</text:p>
          </table:table-cell>
          <table:table-cell table:style-name="ce18" table:formula="of:=IF([.AT6] = &quot;&quot;; &quot;&quot;; MEDIAN([.AT6:.AX6]))" office:value-type="float" office:value="399" calcext:value-type="float">
            <text:p>399</text:p>
          </table:table-cell>
          <table:table-cell table:style-name="ce44" office:value-type="float" office:value="392" calcext:value-type="float">
            <text:p>392</text:p>
          </table:table-cell>
          <table:table-cell table:style-name="ce44" office:value-type="float" office:value="494" calcext:value-type="float">
            <text:p>494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office:value-type="float" office:value="598" calcext:value-type="float">
            <text:p>598</text:p>
          </table:table-cell>
          <table:table-cell table:style-name="ce44" office:value-type="float" office:value="399" calcext:value-type="float">
            <text:p>399</text:p>
          </table:table-cell>
          <table:table-cell table:style-name="ce18" table:formula="of:=IF([.AZ6] = &quot;&quot;; &quot;&quot;; MEDIAN([.AZ6:.BD6]))" office:value-type="float" office:value="141700" calcext:value-type="float">
            <text:p>141700</text:p>
          </table:table-cell>
          <table:table-cell table:style-name="ce44" office:value-type="float" office:value="145770" calcext:value-type="float">
            <text:p>145770</text:p>
          </table:table-cell>
          <table:table-cell table:style-name="ce44" office:value-type="float" office:value="136192" calcext:value-type="float">
            <text:p>136192</text:p>
          </table:table-cell>
          <table:table-cell table:style-name="ce44" office:value-type="float" office:value="135972" calcext:value-type="float">
            <text:p>135972</text:p>
          </table:table-cell>
          <table:table-cell table:style-name="ce44" office:value-type="float" office:value="153980" calcext:value-type="float">
            <text:p>153980</text:p>
          </table:table-cell>
          <table:table-cell table:style-name="ce44" office:value-type="float" office:value="141700" calcext:value-type="float">
            <text:p>141700</text:p>
          </table:table-cell>
          <table:table-cell table:style-name="ce18" table:formula="of:=IF([.BF6] = &quot;&quot;; &quot;&quot;; MEDIAN([.BF6:.BJ6]))" office:value-type="float" office:value="2805" calcext:value-type="float">
            <text:p>2805</text:p>
          </table:table-cell>
          <table:table-cell table:style-name="ce44" office:value-type="float" office:value="4562" calcext:value-type="float">
            <text:p>4562</text:p>
          </table:table-cell>
          <table:table-cell table:style-name="ce44" office:value-type="float" office:value="2019" calcext:value-type="float">
            <text:p>2019</text:p>
          </table:table-cell>
          <table:table-cell table:style-name="ce44" office:value-type="float" office:value="2805" calcext:value-type="float">
            <text:p>2805</text:p>
          </table:table-cell>
          <table:table-cell table:style-name="ce44" office:value-type="float" office:value="1879" calcext:value-type="float">
            <text:p>1879</text:p>
          </table:table-cell>
          <table:table-cell table:style-name="ce44" office:value-type="float" office:value="4320" calcext:value-type="float">
            <text:p>43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44" office:value-type="float" office:value="8817" calcext:value-type="float">
            <text:p>8817</text:p>
          </table:table-cell>
          <table:table-cell table:style-name="ce44" office:value-type="float" office:value="4414" calcext:value-type="float">
            <text:p>4414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5752" calcext:value-type="float">
            <text:p>5752</text:p>
          </table:table-cell>
          <table:table-cell table:style-name="ce4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44" office:value-type="float" office:value="8394" calcext:value-type="float">
            <text:p>8394</text:p>
          </table:table-cell>
          <table:table-cell table:style-name="ce44" office:value-type="float" office:value="4912" calcext:value-type="float">
            <text:p>4912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6450" calcext:value-type="float">
            <text:p>6450</text:p>
          </table:table-cell>
          <table:table-cell table:style-name="ce4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7] = &quot;&quot;; &quot;&quot;; MEDIAN([.AB7:.AF7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7] = &quot;&quot;; &quot;&quot;; MEDIAN([.AH7:.AL7]))" office:value-type="float" office:value="43372" calcext:value-type="float">
            <text:p>43372</text:p>
          </table:table-cell>
          <table:table-cell table:style-name="ce44" office:value-type="float" office:value="43372" calcext:value-type="float">
            <text:p>43372</text:p>
          </table:table-cell>
          <table:table-cell table:style-name="ce44" office:value-type="float" office:value="44965" calcext:value-type="float">
            <text:p>44965</text:p>
          </table:table-cell>
          <table:table-cell table:style-name="ce44" office:value-type="float" office:value="44760" calcext:value-type="float">
            <text:p>44760</text:p>
          </table:table-cell>
          <table:table-cell table:style-name="ce44" office:value-type="float" office:value="40963" calcext:value-type="float">
            <text:p>40963</text:p>
          </table:table-cell>
          <table:table-cell table:style-name="ce44" office:value-type="float" office:value="43170" calcext:value-type="float">
            <text:p>43170</text:p>
          </table:table-cell>
          <table:table-cell table:style-name="ce18" table:formula="of:=IF([.AN7] = &quot;&quot;; &quot;&quot;; MEDIAN([.AN7:.AR7]))" office:value-type="float" office:value="2952190" calcext:value-type="float">
            <text:p>2952190</text:p>
          </table:table-cell>
          <table:table-cell table:style-name="ce44" office:value-type="float" office:value="2663352" calcext:value-type="float">
            <text:p>2663352</text:p>
          </table:table-cell>
          <table:table-cell table:style-name="ce44" office:value-type="float" office:value="3314551" calcext:value-type="float">
            <text:p>3314551</text:p>
          </table:table-cell>
          <table:table-cell table:style-name="ce44" office:value-type="float" office:value="3360004" calcext:value-type="float">
            <text:p>3360004</text:p>
          </table:table-cell>
          <table:table-cell table:style-name="ce44" office:value-type="float" office:value="2924655" calcext:value-type="float">
            <text:p>2924655</text:p>
          </table:table-cell>
          <table:table-cell table:style-name="ce44" office:value-type="float" office:value="2952190" calcext:value-type="float">
            <text:p>2952190</text:p>
          </table:table-cell>
          <table:table-cell table:style-name="ce18" table:formula="of:=IF([.AT7] = &quot;&quot;; &quot;&quot;; MEDIAN([.AT7:.AX7]))" office:value-type="float" office:value="665" calcext:value-type="float">
            <text:p>665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155" calcext:value-type="float">
            <text:p>1155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660" calcext:value-type="float">
            <text:p>660</text:p>
          </table:table-cell>
          <table:table-cell table:style-name="ce18" table:formula="of:=IF([.AZ7] = &quot;&quot;; &quot;&quot;; MEDIAN([.AZ7:.BD7]))" office:value-type="float" office:value="553807" calcext:value-type="float">
            <text:p>553807</text:p>
          </table:table-cell>
          <table:table-cell table:style-name="ce44" office:value-type="float" office:value="505926" calcext:value-type="float">
            <text:p>505926</text:p>
          </table:table-cell>
          <table:table-cell table:style-name="ce44" office:value-type="float" office:value="553807" calcext:value-type="float">
            <text:p>553807</text:p>
          </table:table-cell>
          <table:table-cell table:style-name="ce44" office:value-type="float" office:value="567245" calcext:value-type="float">
            <text:p>567245</text:p>
          </table:table-cell>
          <table:table-cell table:style-name="ce44" office:value-type="float" office:value="573127" calcext:value-type="float">
            <text:p>573127</text:p>
          </table:table-cell>
          <table:table-cell table:style-name="ce44" office:value-type="float" office:value="553329" calcext:value-type="float">
            <text:p>553329</text:p>
          </table:table-cell>
          <table:table-cell table:style-name="ce18" table:formula="of:=IF([.BF7] = &quot;&quot;; &quot;&quot;; MEDIAN([.BF7:.BJ7]))" office:value-type="float" office:value="7610" calcext:value-type="float">
            <text:p>7610</text:p>
          </table:table-cell>
          <table:table-cell table:style-name="ce44" office:value-type="float" office:value="10470" calcext:value-type="float">
            <text:p>10470</text:p>
          </table:table-cell>
          <table:table-cell table:style-name="ce44" office:value-type="float" office:value="4485" calcext:value-type="float">
            <text:p>4485</text:p>
          </table:table-cell>
          <table:table-cell table:style-name="ce44" office:value-type="float" office:value="7610" calcext:value-type="float">
            <text:p>7610</text:p>
          </table:table-cell>
          <table:table-cell table:style-name="ce44" office:value-type="float" office:value="4642" calcext:value-type="float">
            <text:p>4642</text:p>
          </table:table-cell>
          <table:table-cell table:style-name="ce44" office:value-type="float" office:value="12473" calcext:value-type="float">
            <text:p>1247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44" office:value-type="float" office:value="19321" calcext:value-type="float">
            <text:p>19321</text:p>
          </table:table-cell>
          <table:table-cell table:style-name="ce44" office:value-type="float" office:value="12170" calcext:value-type="float">
            <text:p>12170</text:p>
          </table:table-cell>
          <table:table-cell table:style-name="ce44" office:value-type="float" office:value="8563" calcext:value-type="float">
            <text:p>8563</text:p>
          </table:table-cell>
          <table:table-cell table:style-name="ce44" office:value-type="float" office:value="11906" calcext:value-type="float">
            <text:p>11906</text:p>
          </table:table-cell>
          <table:table-cell table:style-name="ce4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44" office:value-type="float" office:value="20785" calcext:value-type="float">
            <text:p>20785</text:p>
          </table:table-cell>
          <table:table-cell table:style-name="ce44" office:value-type="float" office:value="7585" calcext:value-type="float">
            <text:p>7585</text:p>
          </table:table-cell>
          <table:table-cell table:style-name="ce44" office:value-type="float" office:value="9072" calcext:value-type="float">
            <text:p>9072</text:p>
          </table:table-cell>
          <table:table-cell table:style-name="ce44" office:value-type="float" office:value="11104" calcext:value-type="float">
            <text:p>11104</text:p>
          </table:table-cell>
          <table:table-cell table:style-name="ce4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8] = &quot;&quot;; &quot;&quot;; MEDIAN([.AB8:.AF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8] = &quot;&quot;; &quot;&quot;; MEDIAN([.AH8:.AL8]))" office:value-type="float" office:value="42780" calcext:value-type="float">
            <text:p>42780</text:p>
          </table:table-cell>
          <table:table-cell table:style-name="ce44" office:value-type="float" office:value="42780" calcext:value-type="float">
            <text:p>42780</text:p>
          </table:table-cell>
          <table:table-cell table:style-name="ce44" office:value-type="float" office:value="42351" calcext:value-type="float">
            <text:p>42351</text:p>
          </table:table-cell>
          <table:table-cell table:style-name="ce44" office:value-type="float" office:value="47032" calcext:value-type="float">
            <text:p>47032</text:p>
          </table:table-cell>
          <table:table-cell table:style-name="ce44" office:value-type="float" office:value="43522" calcext:value-type="float">
            <text:p>43522</text:p>
          </table:table-cell>
          <table:table-cell table:style-name="ce44" office:value-type="float" office:value="42761" calcext:value-type="float">
            <text:p>42761</text:p>
          </table:table-cell>
          <table:table-cell table:style-name="ce18" table:formula="of:=IF([.AN8] = &quot;&quot;; &quot;&quot;; MEDIAN([.AN8:.AR8]))" office:value-type="float" office:value="7316111" calcext:value-type="float">
            <text:p>7316111</text:p>
          </table:table-cell>
          <table:table-cell table:style-name="ce44" office:value-type="float" office:value="7316111" calcext:value-type="float">
            <text:p>7316111</text:p>
          </table:table-cell>
          <table:table-cell table:style-name="ce44" office:value-type="float" office:value="7868901" calcext:value-type="float">
            <text:p>7868901</text:p>
          </table:table-cell>
          <table:table-cell table:style-name="ce44" office:value-type="float" office:value="7443976" calcext:value-type="float">
            <text:p>7443976</text:p>
          </table:table-cell>
          <table:table-cell table:style-name="ce44" office:value-type="float" office:value="6829934" calcext:value-type="float">
            <text:p>6829934</text:p>
          </table:table-cell>
          <table:table-cell table:style-name="ce44" office:value-type="float" office:value="6853190" calcext:value-type="float">
            <text:p>6853190</text:p>
          </table:table-cell>
          <table:table-cell table:style-name="ce18" table:formula="of:=IF([.AT8] = &quot;&quot;; &quot;&quot;; MEDIAN([.AT8:.AX8]))" office:value-type="float" office:value="1014" calcext:value-type="float">
            <text:p>1014</text:p>
          </table:table-cell>
          <table:table-cell table:style-name="ce44" office:value-type="float" office:value="1248" calcext:value-type="float">
            <text:p>1248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912" calcext:value-type="float">
            <text:p>912</text:p>
          </table:table-cell>
          <table:table-cell table:style-name="ce44" office:value-type="float" office:value="1014" calcext:value-type="float">
            <text:p>1014</text:p>
          </table:table-cell>
          <table:table-cell table:style-name="ce44" office:value-type="float" office:value="923" calcext:value-type="float">
            <text:p>923</text:p>
          </table:table-cell>
          <table:table-cell table:style-name="ce18" table:formula="of:=IF([.AZ8] = &quot;&quot;; &quot;&quot;; MEDIAN([.AZ8:.BD8]))" office:value-type="float" office:value="1209839" calcext:value-type="float">
            <text:p>1209839</text:p>
          </table:table-cell>
          <table:table-cell table:style-name="ce44" office:value-type="float" office:value="1061979" calcext:value-type="float">
            <text:p>1061979</text:p>
          </table:table-cell>
          <table:table-cell table:style-name="ce44" office:value-type="float" office:value="1209839" calcext:value-type="float">
            <text:p>1209839</text:p>
          </table:table-cell>
          <table:table-cell table:style-name="ce44" office:value-type="float" office:value="1220272" calcext:value-type="float">
            <text:p>1220272</text:p>
          </table:table-cell>
          <table:table-cell table:style-name="ce44" office:value-type="float" office:value="1285968" calcext:value-type="float">
            <text:p>1285968</text:p>
          </table:table-cell>
          <table:table-cell table:style-name="ce44" office:value-type="float" office:value="1198317" calcext:value-type="float">
            <text:p>1198317</text:p>
          </table:table-cell>
          <table:table-cell table:style-name="ce18" table:formula="of:=IF([.BF8] = &quot;&quot;; &quot;&quot;; MEDIAN([.BF8:.BJ8]))" office:value-type="float" office:value="13387" calcext:value-type="float">
            <text:p>13387</text:p>
          </table:table-cell>
          <table:table-cell table:style-name="ce44" office:value-type="float" office:value="16388" calcext:value-type="float">
            <text:p>16388</text:p>
          </table:table-cell>
          <table:table-cell table:style-name="ce44" office:value-type="float" office:value="11808" calcext:value-type="float">
            <text:p>11808</text:p>
          </table:table-cell>
          <table:table-cell table:style-name="ce44" office:value-type="float" office:value="13387" calcext:value-type="float">
            <text:p>13387</text:p>
          </table:table-cell>
          <table:table-cell table:style-name="ce44" office:value-type="float" office:value="8367" calcext:value-type="float">
            <text:p>8367</text:p>
          </table:table-cell>
          <table:table-cell table:style-name="ce44" office:value-type="float" office:value="27078" calcext:value-type="float">
            <text:p>270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44" office:value-type="float" office:value="24580" calcext:value-type="float">
            <text:p>24580</text:p>
          </table:table-cell>
          <table:table-cell table:style-name="ce44" office:value-type="float" office:value="16857" calcext:value-type="float">
            <text:p>16857</text:p>
          </table:table-cell>
          <table:table-cell table:style-name="ce44" office:value-type="float" office:value="15851" calcext:value-type="float">
            <text:p>15851</text:p>
          </table:table-cell>
          <table:table-cell table:style-name="ce44" office:value-type="float" office:value="24705" calcext:value-type="float">
            <text:p>24705</text:p>
          </table:table-cell>
          <table:table-cell table:style-name="ce4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44" office:value-type="float" office:value="25038" calcext:value-type="float">
            <text:p>25038</text:p>
          </table:table-cell>
          <table:table-cell table:style-name="ce44" office:value-type="float" office:value="13548" calcext:value-type="float">
            <text:p>13548</text:p>
          </table:table-cell>
          <table:table-cell table:style-name="ce44" office:value-type="float" office:value="12043" calcext:value-type="float">
            <text:p>12043</text:p>
          </table:table-cell>
          <table:table-cell table:style-name="ce44" office:value-type="float" office:value="18454" calcext:value-type="float">
            <text:p>18454</text:p>
          </table:table-cell>
          <table:table-cell table:style-name="ce4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9] = &quot;&quot;; &quot;&quot;; MEDIAN([.AB9:.AF9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9] = &quot;&quot;; &quot;&quot;; MEDIAN([.AH9:.AL9]))" office:value-type="float" office:value="42563" calcext:value-type="float">
            <text:p>42563</text:p>
          </table:table-cell>
          <table:table-cell table:style-name="ce44" office:value-type="float" office:value="42563" calcext:value-type="float">
            <text:p>42563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2572" calcext:value-type="float">
            <text:p>42572</text:p>
          </table:table-cell>
          <table:table-cell table:style-name="ce44" office:value-type="float" office:value="43661" calcext:value-type="float">
            <text:p>43661</text:p>
          </table:table-cell>
          <table:table-cell table:style-name="ce44" office:value-type="float" office:value="42484" calcext:value-type="float">
            <text:p>42484</text:p>
          </table:table-cell>
          <table:table-cell table:style-name="ce18" table:formula="of:=IF([.AN9] = &quot;&quot;; &quot;&quot;; MEDIAN([.AN9:.AR9]))" office:value-type="float" office:value="12494468" calcext:value-type="float">
            <text:p>12494468</text:p>
          </table:table-cell>
          <table:table-cell table:style-name="ce44" office:value-type="float" office:value="12497403" calcext:value-type="float">
            <text:p>12497403</text:p>
          </table:table-cell>
          <table:table-cell table:style-name="ce44" office:value-type="float" office:value="12494468" calcext:value-type="float">
            <text:p>12494468</text:p>
          </table:table-cell>
          <table:table-cell table:style-name="ce44" office:value-type="float" office:value="13517929" calcext:value-type="float">
            <text:p>13517929</text:p>
          </table:table-cell>
          <table:table-cell table:style-name="ce44" office:value-type="float" office:value="11877313" calcext:value-type="float">
            <text:p>11877313</text:p>
          </table:table-cell>
          <table:table-cell table:style-name="ce44" office:value-type="float" office:value="12184403" calcext:value-type="float">
            <text:p>12184403</text:p>
          </table:table-cell>
          <table:table-cell table:style-name="ce18" table:formula="of:=IF([.AT9] = &quot;&quot;; &quot;&quot;; MEDIAN([.AT9:.AX9]))" office:value-type="float" office:value="1369" calcext:value-type="float">
            <text:p>1369</text:p>
          </table:table-cell>
          <table:table-cell table:style-name="ce44" office:value-type="float" office:value="2271" calcext:value-type="float">
            <text:p>2271</text:p>
          </table:table-cell>
          <table:table-cell table:style-name="ce44" office:value-type="float" office:value="2288" calcext:value-type="float">
            <text:p>2288</text:p>
          </table:table-cell>
          <table:table-cell table:style-name="ce44" office:value-type="float" office:value="1369" calcext:value-type="float">
            <text:p>1369</text:p>
          </table:table-cell>
          <table:table-cell table:style-name="ce44" office:value-type="float" office:value="1293" calcext:value-type="float">
            <text:p>1293</text:p>
          </table:table-cell>
          <table:table-cell table:style-name="ce44" office:value-type="float" office:value="1189" calcext:value-type="float">
            <text:p>1189</text:p>
          </table:table-cell>
          <table:table-cell table:style-name="ce18" table:formula="of:=IF([.AZ9] = &quot;&quot;; &quot;&quot;; MEDIAN([.AZ9:.BD9]))" office:value-type="float" office:value="2176765" calcext:value-type="float">
            <text:p>2176765</text:p>
          </table:table-cell>
          <table:table-cell table:style-name="ce44" office:value-type="float" office:value="1797221" calcext:value-type="float">
            <text:p>1797221</text:p>
          </table:table-cell>
          <table:table-cell table:style-name="ce44" office:value-type="float" office:value="2119543" calcext:value-type="float">
            <text:p>2119543</text:p>
          </table:table-cell>
          <table:table-cell table:style-name="ce44" office:value-type="float" office:value="2182959" calcext:value-type="float">
            <text:p>2182959</text:p>
          </table:table-cell>
          <table:table-cell table:style-name="ce44" office:value-type="float" office:value="2176765" calcext:value-type="float">
            <text:p>2176765</text:p>
          </table:table-cell>
          <table:table-cell table:style-name="ce44" office:value-type="float" office:value="2374074" calcext:value-type="float">
            <text:p>2374074</text:p>
          </table:table-cell>
          <table:table-cell table:style-name="ce18" table:formula="of:=IF([.BF9] = &quot;&quot;; &quot;&quot;; MEDIAN([.BF9:.BJ9]))" office:value-type="float" office:value="24451" calcext:value-type="float">
            <text:p>24451</text:p>
          </table:table-cell>
          <table:table-cell table:style-name="ce44" office:value-type="float" office:value="31281" calcext:value-type="float">
            <text:p>31281</text:p>
          </table:table-cell>
          <table:table-cell table:style-name="ce44" office:value-type="float" office:value="15954" calcext:value-type="float">
            <text:p>15954</text:p>
          </table:table-cell>
          <table:table-cell table:style-name="ce44" office:value-type="float" office:value="24451" calcext:value-type="float">
            <text:p>24451</text:p>
          </table:table-cell>
          <table:table-cell table:style-name="ce44" office:value-type="float" office:value="16743" calcext:value-type="float">
            <text:p>16743</text:p>
          </table:table-cell>
          <table:table-cell table:style-name="ce44" office:value-type="float" office:value="46269" calcext:value-type="float">
            <text:p>4626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44" office:value-type="float" office:value="35306" calcext:value-type="float">
            <text:p>35306</text:p>
          </table:table-cell>
          <table:table-cell table:style-name="ce44" office:value-type="float" office:value="32258" calcext:value-type="float">
            <text:p>32258</text:p>
          </table:table-cell>
          <table:table-cell table:style-name="ce44" office:value-type="float" office:value="22711" calcext:value-type="float">
            <text:p>22711</text:p>
          </table:table-cell>
          <table:table-cell table:style-name="ce44" office:value-type="float" office:value="31893" calcext:value-type="float">
            <text:p>31893</text:p>
          </table:table-cell>
          <table:table-cell table:style-name="ce4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44" office:value-type="float" office:value="34158" calcext:value-type="float">
            <text:p>34158</text:p>
          </table:table-cell>
          <table:table-cell table:style-name="ce44" office:value-type="float" office:value="19160" calcext:value-type="float">
            <text:p>19160</text:p>
          </table:table-cell>
          <table:table-cell table:style-name="ce44" office:value-type="float" office:value="20072" calcext:value-type="float">
            <text:p>20072</text:p>
          </table:table-cell>
          <table:table-cell table:style-name="ce44" office:value-type="float" office:value="31285" calcext:value-type="float">
            <text:p>31285</text:p>
          </table:table-cell>
          <table:table-cell table:style-name="ce4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10] = &quot;&quot;; &quot;&quot;; MEDIAN([.AB10:.AF10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18" table:formula="of:=IF([.AH10] = &quot;&quot;; &quot;&quot;; MEDIAN([.AH10:.AL10]))" office:value-type="float" office:value="42315" calcext:value-type="float">
            <text:p>42315</text:p>
          </table:table-cell>
          <table:table-cell table:style-name="ce44" office:value-type="float" office:value="42315" calcext:value-type="float">
            <text:p>42315</text:p>
          </table:table-cell>
          <table:table-cell table:style-name="ce44" office:value-type="float" office:value="42010" calcext:value-type="float">
            <text:p>42010</text:p>
          </table:table-cell>
          <table:table-cell table:style-name="ce44" office:value-type="float" office:value="42109" calcext:value-type="float">
            <text:p>42109</text:p>
          </table:table-cell>
          <table:table-cell table:style-name="ce44" office:value-type="float" office:value="46822" calcext:value-type="float">
            <text:p>46822</text:p>
          </table:table-cell>
          <table:table-cell table:style-name="ce44" office:value-type="float" office:value="42876" calcext:value-type="float">
            <text:p>42876</text:p>
          </table:table-cell>
          <table:table-cell table:style-name="ce18" table:formula="of:=IF([.AN10] = &quot;&quot;; &quot;&quot;; MEDIAN([.AN10:.AR10]))" office:value-type="float" office:value="20050023" calcext:value-type="float">
            <text:p>20050023</text:p>
          </table:table-cell>
          <table:table-cell table:style-name="ce44" office:value-type="float" office:value="21528281" calcext:value-type="float">
            <text:p>21528281</text:p>
          </table:table-cell>
          <table:table-cell table:style-name="ce44" office:value-type="float" office:value="18833610" calcext:value-type="float">
            <text:p>18833610</text:p>
          </table:table-cell>
          <table:table-cell table:style-name="ce44" office:value-type="float" office:value="20516935" calcext:value-type="float">
            <text:p>20516935</text:p>
          </table:table-cell>
          <table:table-cell table:style-name="ce44" office:value-type="float" office:value="20050023" calcext:value-type="float">
            <text:p>20050023</text:p>
          </table:table-cell>
          <table:table-cell table:style-name="ce44" office:value-type="float" office:value="19047474" calcext:value-type="float">
            <text:p>19047474</text:p>
          </table:table-cell>
          <table:table-cell table:style-name="ce18" table:formula="of:=IF([.AT10] = &quot;&quot;; &quot;&quot;; MEDIAN([.AT10:.AX10]))" office:value-type="float" office:value="2045" calcext:value-type="float">
            <text:p>2045</text:p>
          </table:table-cell>
          <table:table-cell table:style-name="ce44" office:value-type="float" office:value="2397" calcext:value-type="float">
            <text:p>2397</text:p>
          </table:table-cell>
          <table:table-cell table:style-name="ce44" office:value-type="float" office:value="2795" calcext:value-type="float">
            <text:p>2795</text:p>
          </table:table-cell>
          <table:table-cell table:style-name="ce44" office:value-type="float" office:value="1599" calcext:value-type="float">
            <text:p>1599</text:p>
          </table:table-cell>
          <table:table-cell table:style-name="ce44" office:value-type="float" office:value="2045" calcext:value-type="float">
            <text:p>2045</text:p>
          </table:table-cell>
          <table:table-cell table:style-name="ce44" office:value-type="float" office:value="1797" calcext:value-type="float">
            <text:p>1797</text:p>
          </table:table-cell>
          <table:table-cell table:style-name="ce18" table:formula="of:=IF([.AZ10] = &quot;&quot;; &quot;&quot;; MEDIAN([.AZ10:.BD10]))" office:value-type="float" office:value="3321827" calcext:value-type="float">
            <text:p>3321827</text:p>
          </table:table-cell>
          <table:table-cell table:style-name="ce44" office:value-type="float" office:value="2788820" calcext:value-type="float">
            <text:p>2788820</text:p>
          </table:table-cell>
          <table:table-cell table:style-name="ce44" office:value-type="float" office:value="3302731" calcext:value-type="float">
            <text:p>3302731</text:p>
          </table:table-cell>
          <table:table-cell table:style-name="ce44" office:value-type="float" office:value="3370185" calcext:value-type="float">
            <text:p>3370185</text:p>
          </table:table-cell>
          <table:table-cell table:style-name="ce44" office:value-type="float" office:value="3321827" calcext:value-type="float">
            <text:p>3321827</text:p>
          </table:table-cell>
          <table:table-cell table:style-name="ce44" office:value-type="float" office:value="3497055" calcext:value-type="float">
            <text:p>3497055</text:p>
          </table:table-cell>
          <table:table-cell table:style-name="ce18" table:formula="of:=IF([.BF10] = &quot;&quot;; &quot;&quot;; MEDIAN([.BF10:.BJ10]))" office:value-type="float" office:value="35556" calcext:value-type="float">
            <text:p>35556</text:p>
          </table:table-cell>
          <table:table-cell table:style-name="ce44" office:value-type="float" office:value="41689" calcext:value-type="float">
            <text:p>41689</text:p>
          </table:table-cell>
          <table:table-cell table:style-name="ce44" office:value-type="float" office:value="25479" calcext:value-type="float">
            <text:p>25479</text:p>
          </table:table-cell>
          <table:table-cell table:style-name="ce44" office:value-type="float" office:value="35556" calcext:value-type="float">
            <text:p>35556</text:p>
          </table:table-cell>
          <table:table-cell table:style-name="ce44" office:value-type="float" office:value="21776" calcext:value-type="float">
            <text:p>21776</text:p>
          </table:table-cell>
          <table:table-cell table:style-name="ce44" office:value-type="float" office:value="39699" calcext:value-type="float">
            <text:p>3969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44" office:value-type="float" office:value="49725" calcext:value-type="float">
            <text:p>49725</text:p>
          </table:table-cell>
          <table:table-cell table:style-name="ce44" office:value-type="float" office:value="47915" calcext:value-type="float">
            <text:p>47915</text:p>
          </table:table-cell>
          <table:table-cell table:style-name="ce44" office:value-type="float" office:value="32452" calcext:value-type="float">
            <text:p>32452</text:p>
          </table:table-cell>
          <table:table-cell table:style-name="ce44" office:value-type="float" office:value="46352" calcext:value-type="float">
            <text:p>46352</text:p>
          </table:table-cell>
          <table:table-cell table:style-name="ce4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44" office:value-type="float" office:value="51126" calcext:value-type="float">
            <text:p>51126</text:p>
          </table:table-cell>
          <table:table-cell table:style-name="ce44" office:value-type="float" office:value="26207" calcext:value-type="float">
            <text:p>26207</text:p>
          </table:table-cell>
          <table:table-cell table:style-name="ce44" office:value-type="float" office:value="63026" calcext:value-type="float">
            <text:p>63026</text:p>
          </table:table-cell>
          <table:table-cell table:style-name="ce44" office:value-type="float" office:value="40819" calcext:value-type="float">
            <text:p>40819</text:p>
          </table:table-cell>
          <table:table-cell table:style-name="ce4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11] = &quot;&quot;; &quot;&quot;; MEDIAN([.AB11:.AF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H11] = &quot;&quot;; &quot;&quot;; MEDIAN([.AH11:.AL11]))" office:value-type="float" office:value="42195" calcext:value-type="float">
            <text:p>42195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44" office:value-type="float" office:value="40846" calcext:value-type="float">
            <text:p>40846</text:p>
          </table:table-cell>
          <table:table-cell table:style-name="ce44" office:value-type="float" office:value="41444" calcext:value-type="float">
            <text:p>41444</text:p>
          </table:table-cell>
          <table:table-cell table:style-name="ce44" office:value-type="float" office:value="43315" calcext:value-type="float">
            <text:p>43315</text:p>
          </table:table-cell>
          <table:table-cell table:style-name="ce44" office:value-type="float" office:value="42195" calcext:value-type="float">
            <text:p>42195</text:p>
          </table:table-cell>
          <table:table-cell table:style-name="ce18" table:formula="of:=IF([.AN11] = &quot;&quot;; &quot;&quot;; MEDIAN([.AN11:.AR11]))" office:value-type="float" office:value="27091721" calcext:value-type="float">
            <text:p>27091721</text:p>
          </table:table-cell>
          <table:table-cell table:style-name="ce44" office:value-type="float" office:value="27614480" calcext:value-type="float">
            <text:p>27614480</text:p>
          </table:table-cell>
          <table:table-cell table:style-name="ce44" office:value-type="float" office:value="27091721" calcext:value-type="float">
            <text:p>27091721</text:p>
          </table:table-cell>
          <table:table-cell table:style-name="ce44" office:value-type="float" office:value="30697924" calcext:value-type="float">
            <text:p>30697924</text:p>
          </table:table-cell>
          <table:table-cell table:style-name="ce44" office:value-type="float" office:value="26622693" calcext:value-type="float">
            <text:p>26622693</text:p>
          </table:table-cell>
          <table:table-cell table:style-name="ce44" office:value-type="float" office:value="27011128" calcext:value-type="float">
            <text:p>27011128</text:p>
          </table:table-cell>
          <table:table-cell table:style-name="ce18" table:formula="of:=IF([.AT11] = &quot;&quot;; &quot;&quot;; MEDIAN([.AT11:.AX11]))" office:value-type="float" office:value="2173" calcext:value-type="float">
            <text:p>2173</text:p>
          </table:table-cell>
          <table:table-cell table:style-name="ce44" office:value-type="float" office:value="3742" calcext:value-type="float">
            <text:p>3742</text:p>
          </table:table-cell>
          <table:table-cell table:style-name="ce44" office:value-type="float" office:value="2693" calcext:value-type="float">
            <text:p>2693</text:p>
          </table:table-cell>
          <table:table-cell table:style-name="ce44" office:value-type="float" office:value="1914" calcext:value-type="float">
            <text:p>1914</text:p>
          </table:table-cell>
          <table:table-cell table:style-name="ce44" office:value-type="float" office:value="1928" calcext:value-type="float">
            <text:p>1928</text:p>
          </table:table-cell>
          <table:table-cell table:style-name="ce44" office:value-type="float" office:value="2173" calcext:value-type="float">
            <text:p>2173</text:p>
          </table:table-cell>
          <table:table-cell table:style-name="ce18" table:formula="of:=IF([.AZ11] = &quot;&quot;; &quot;&quot;; MEDIAN([.AZ11:.BD11]))" office:value-type="float" office:value="4850703" calcext:value-type="float">
            <text:p>4850703</text:p>
          </table:table-cell>
          <table:table-cell table:style-name="ce44" office:value-type="float" office:value="4094515" calcext:value-type="float">
            <text:p>4094515</text:p>
          </table:table-cell>
          <table:table-cell table:style-name="ce44" office:value-type="float" office:value="4998595" calcext:value-type="float">
            <text:p>4998595</text:p>
          </table:table-cell>
          <table:table-cell table:style-name="ce44" office:value-type="float" office:value="4881490" calcext:value-type="float">
            <text:p>4881490</text:p>
          </table:table-cell>
          <table:table-cell table:style-name="ce44" office:value-type="float" office:value="4850703" calcext:value-type="float">
            <text:p>4850703</text:p>
          </table:table-cell>
          <table:table-cell table:style-name="ce44" office:value-type="float" office:value="4773818" calcext:value-type="float">
            <text:p>4773818</text:p>
          </table:table-cell>
          <table:table-cell table:style-name="ce18" table:formula="of:=IF([.BF11] = &quot;&quot;; &quot;&quot;; MEDIAN([.BF11:.BJ11]))" office:value-type="float" office:value="39195" calcext:value-type="float">
            <text:p>39195</text:p>
          </table:table-cell>
          <table:table-cell table:style-name="ce44" office:value-type="float" office:value="51286" calcext:value-type="float">
            <text:p>51286</text:p>
          </table:table-cell>
          <table:table-cell table:style-name="ce44" office:value-type="float" office:value="26234" calcext:value-type="float">
            <text:p>26234</text:p>
          </table:table-cell>
          <table:table-cell table:style-name="ce44" office:value-type="float" office:value="39195" calcext:value-type="float">
            <text:p>39195</text:p>
          </table:table-cell>
          <table:table-cell table:style-name="ce44" office:value-type="float" office:value="80097" calcext:value-type="float">
            <text:p>80097</text:p>
          </table:table-cell>
          <table:table-cell table:style-name="ce44" office:value-type="float" office:value="37497" calcext:value-type="float">
            <text:p>37497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44" office:value-type="float" office:value="68111" calcext:value-type="float">
            <text:p>68111</text:p>
          </table:table-cell>
          <table:table-cell table:style-name="ce44" office:value-type="float" office:value="71139" calcext:value-type="float">
            <text:p>71139</text:p>
          </table:table-cell>
          <table:table-cell table:style-name="ce44" office:value-type="float" office:value="31751" calcext:value-type="float">
            <text:p>31751</text:p>
          </table:table-cell>
          <table:table-cell table:style-name="ce44" office:value-type="float" office:value="52576" calcext:value-type="float">
            <text:p>52576</text:p>
          </table:table-cell>
          <table:table-cell table:style-name="ce4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44" office:value-type="float" office:value="59693" calcext:value-type="float">
            <text:p>59693</text:p>
          </table:table-cell>
          <table:table-cell table:style-name="ce44" office:value-type="float" office:value="30470" calcext:value-type="float">
            <text:p>30470</text:p>
          </table:table-cell>
          <table:table-cell table:style-name="ce44" office:value-type="float" office:value="55994" calcext:value-type="float">
            <text:p>55994</text:p>
          </table:table-cell>
          <table:table-cell table:style-name="ce44" office:value-type="float" office:value="49614" calcext:value-type="float">
            <text:p>49614</text:p>
          </table:table-cell>
          <table:table-cell table:style-name="ce4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2] = &quot;&quot;; &quot;&quot;; MEDIAN([.AB12:.AF12]))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4" table:style-name="ce44" office:value-type="float" office:value="6" calcext:value-type="float">
            <text:p>6</text:p>
          </table:table-cell>
          <table:table-cell table:style-name="ce18" table:formula="of:=IF([.AH12] = &quot;&quot;; &quot;&quot;; MEDIAN([.AH12:.AL12]))" office:value-type="float" office:value="43436" calcext:value-type="float">
            <text:p>43436</text:p>
          </table:table-cell>
          <table:table-cell table:style-name="ce44" office:value-type="float" office:value="42783" calcext:value-type="float">
            <text:p>42783</text:p>
          </table:table-cell>
          <table:table-cell table:style-name="ce44" office:value-type="float" office:value="43297" calcext:value-type="float">
            <text:p>43297</text:p>
          </table:table-cell>
          <table:table-cell table:style-name="ce44" office:value-type="float" office:value="44191" calcext:value-type="float">
            <text:p>44191</text:p>
          </table:table-cell>
          <table:table-cell table:style-name="ce44" office:value-type="float" office:value="43436" calcext:value-type="float">
            <text:p>43436</text:p>
          </table:table-cell>
          <table:table-cell table:style-name="ce44" office:value-type="float" office:value="46491" calcext:value-type="float">
            <text:p>46491</text:p>
          </table:table-cell>
          <table:table-cell table:style-name="ce18" table:formula="of:=IF([.AN12] = &quot;&quot;; &quot;&quot;; MEDIAN([.AN12:.AR12]))" office:value-type="float" office:value="39187176" calcext:value-type="float">
            <text:p>39187176</text:p>
          </table:table-cell>
          <table:table-cell table:style-name="ce44" office:value-type="float" office:value="41021441" calcext:value-type="float">
            <text:p>41021441</text:p>
          </table:table-cell>
          <table:table-cell table:style-name="ce44" office:value-type="float" office:value="36508296" calcext:value-type="float">
            <text:p>36508296</text:p>
          </table:table-cell>
          <table:table-cell table:style-name="ce44" office:value-type="float" office:value="41304770" calcext:value-type="float">
            <text:p>41304770</text:p>
          </table:table-cell>
          <table:table-cell table:style-name="ce44" office:value-type="float" office:value="38468903" calcext:value-type="float">
            <text:p>38468903</text:p>
          </table:table-cell>
          <table:table-cell table:style-name="ce44" office:value-type="float" office:value="39187176" calcext:value-type="float">
            <text:p>39187176</text:p>
          </table:table-cell>
          <table:table-cell table:style-name="ce18" table:formula="of:=IF([.AT12] = &quot;&quot;; &quot;&quot;; MEDIAN([.AT12:.AX12]))" office:value-type="float" office:value="2295" calcext:value-type="float">
            <text:p>2295</text:p>
          </table:table-cell>
          <table:table-cell table:style-name="ce44" office:value-type="float" office:value="2295" calcext:value-type="float">
            <text:p>2295</text:p>
          </table:table-cell>
          <table:table-cell table:style-name="ce44" office:value-type="float" office:value="3096" calcext:value-type="float">
            <text:p>3096</text:p>
          </table:table-cell>
          <table:table-cell table:style-name="ce44" office:value-type="float" office:value="2076" calcext:value-type="float">
            <text:p>2076</text:p>
          </table:table-cell>
          <table:table-cell table:style-name="ce44" office:value-type="float" office:value="2420" calcext:value-type="float">
            <text:p>2420</text:p>
          </table:table-cell>
          <table:table-cell table:style-name="ce44" office:value-type="float" office:value="2185" calcext:value-type="float">
            <text:p>2185</text:p>
          </table:table-cell>
          <table:table-cell table:style-name="ce18" table:formula="of:=IF([.AZ12] = &quot;&quot;; &quot;&quot;; MEDIAN([.AZ12:.BD12]))" office:value-type="float" office:value="6486457" calcext:value-type="float">
            <text:p>6486457</text:p>
          </table:table-cell>
          <table:table-cell table:style-name="ce44" office:value-type="float" office:value="5698057" calcext:value-type="float">
            <text:p>5698057</text:p>
          </table:table-cell>
          <table:table-cell table:style-name="ce44" office:value-type="float" office:value="6756322" calcext:value-type="float">
            <text:p>6756322</text:p>
          </table:table-cell>
          <table:table-cell table:style-name="ce44" office:value-type="float" office:value="6521777" calcext:value-type="float">
            <text:p>6521777</text:p>
          </table:table-cell>
          <table:table-cell table:style-name="ce44" office:value-type="float" office:value="6486457" calcext:value-type="float">
            <text:p>6486457</text:p>
          </table:table-cell>
          <table:table-cell table:style-name="ce44" office:value-type="float" office:value="6451245" calcext:value-type="float">
            <text:p>6451245</text:p>
          </table:table-cell>
          <table:table-cell table:style-name="ce18" table:formula="of:=IF([.BF12] = &quot;&quot;; &quot;&quot;; MEDIAN([.BF12:.BJ12]))" office:value-type="float" office:value="65212" calcext:value-type="float">
            <text:p>65212</text:p>
          </table:table-cell>
          <table:table-cell table:style-name="ce44" office:value-type="float" office:value="65212" calcext:value-type="float">
            <text:p>65212</text:p>
          </table:table-cell>
          <table:table-cell table:style-name="ce44" office:value-type="float" office:value="295006" calcext:value-type="float">
            <text:p>295006</text:p>
          </table:table-cell>
          <table:table-cell table:style-name="ce44" office:value-type="float" office:value="58274" calcext:value-type="float">
            <text:p>58274</text:p>
          </table:table-cell>
          <table:table-cell table:style-name="ce44" office:value-type="float" office:value="87005" calcext:value-type="float">
            <text:p>87005</text:p>
          </table:table-cell>
          <table:table-cell table:style-name="ce44" office:value-type="float" office:value="47950" calcext:value-type="float">
            <text:p>4795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44" office:value-type="float" office:value="85233" calcext:value-type="float">
            <text:p>85233</text:p>
          </table:table-cell>
          <table:table-cell table:style-name="ce44" office:value-type="float" office:value="131936" calcext:value-type="float">
            <text:p>131936</text:p>
          </table:table-cell>
          <table:table-cell table:style-name="ce44" office:value-type="float" office:value="69244" calcext:value-type="float">
            <text:p>69244</text:p>
          </table:table-cell>
          <table:table-cell table:style-name="ce44" office:value-type="float" office:value="97730" calcext:value-type="float">
            <text:p>97730</text:p>
          </table:table-cell>
          <table:table-cell table:style-name="ce4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44" office:value-type="float" office:value="68847" calcext:value-type="float">
            <text:p>68847</text:p>
          </table:table-cell>
          <table:table-cell table:style-name="ce44" office:value-type="float" office:value="184838" calcext:value-type="float">
            <text:p>184838</text:p>
          </table:table-cell>
          <table:table-cell table:style-name="ce44" office:value-type="float" office:value="54990" calcext:value-type="float">
            <text:p>54990</text:p>
          </table:table-cell>
          <table:table-cell table:style-name="ce44" office:value-type="float" office:value="52641" calcext:value-type="float">
            <text:p>52641</text:p>
          </table:table-cell>
          <table:table-cell table:style-name="ce4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13] = &quot;&quot;; &quot;&quot;; MEDIAN([.AB13:.AF13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13] = &quot;&quot;; &quot;&quot;; MEDIAN([.AH13:.AL13]))" office:value-type="float" office:value="43699" calcext:value-type="float">
            <text:p>43699</text:p>
          </table:table-cell>
          <table:table-cell table:style-name="ce44" office:value-type="float" office:value="42867" calcext:value-type="float">
            <text:p>42867</text:p>
          </table:table-cell>
          <table:table-cell table:style-name="ce44" office:value-type="float" office:value="43699" calcext:value-type="float">
            <text:p>43699</text:p>
          </table:table-cell>
          <table:table-cell table:style-name="ce44" office:value-type="float" office:value="42590" calcext:value-type="float">
            <text:p>42590</text:p>
          </table:table-cell>
          <table:table-cell table:style-name="ce44" office:value-type="float" office:value="44000" calcext:value-type="float">
            <text:p>44000</text:p>
          </table:table-cell>
          <table:table-cell table:style-name="ce44" office:value-type="float" office:value="47674" calcext:value-type="float">
            <text:p>47674</text:p>
          </table:table-cell>
          <table:table-cell table:style-name="ce18" table:formula="of:=IF([.AN13] = &quot;&quot;; &quot;&quot;; MEDIAN([.AN13:.AR13]))" office:value-type="float" office:value="49450955" calcext:value-type="float">
            <text:p>49450955</text:p>
          </table:table-cell>
          <table:table-cell table:style-name="ce44" office:value-type="float" office:value="57696146" calcext:value-type="float">
            <text:p>57696146</text:p>
          </table:table-cell>
          <table:table-cell table:style-name="ce44" office:value-type="float" office:value="49424842" calcext:value-type="float">
            <text:p>49424842</text:p>
          </table:table-cell>
          <table:table-cell table:style-name="ce44" office:value-type="float" office:value="54011681" calcext:value-type="float">
            <text:p>54011681</text:p>
          </table:table-cell>
          <table:table-cell table:style-name="ce44" office:value-type="float" office:value="49450955" calcext:value-type="float">
            <text:p>49450955</text:p>
          </table:table-cell>
          <table:table-cell table:style-name="ce44" office:value-type="float" office:value="48953989" calcext:value-type="float">
            <text:p>48953989</text:p>
          </table:table-cell>
          <table:table-cell table:style-name="ce18" table:formula="of:=IF([.AT13] = &quot;&quot;; &quot;&quot;; MEDIAN([.AT13:.AX13]))" office:value-type="float" office:value="2451" calcext:value-type="float">
            <text:p>2451</text:p>
          </table:table-cell>
          <table:table-cell table:style-name="ce44" office:value-type="float" office:value="2462" calcext:value-type="float">
            <text:p>2462</text:p>
          </table:table-cell>
          <table:table-cell table:style-name="ce44" office:value-type="float" office:value="2964" calcext:value-type="float">
            <text:p>2964</text:p>
          </table:table-cell>
          <table:table-cell table:style-name="ce44" office:value-type="float" office:value="2370" calcext:value-type="float">
            <text:p>2370</text:p>
          </table:table-cell>
          <table:table-cell table:style-name="ce44" office:value-type="float" office:value="2451" calcext:value-type="float">
            <text:p>2451</text:p>
          </table:table-cell>
          <table:table-cell table:style-name="ce44" office:value-type="float" office:value="2305" calcext:value-type="float">
            <text:p>2305</text:p>
          </table:table-cell>
          <table:table-cell table:style-name="ce18" table:formula="of:=IF([.AZ13] = &quot;&quot;; &quot;&quot;; MEDIAN([.AZ13:.BD13]))" office:value-type="float" office:value="8380915" calcext:value-type="float">
            <text:p>8380915</text:p>
          </table:table-cell>
          <table:table-cell table:style-name="ce44" office:value-type="float" office:value="7693162" calcext:value-type="float">
            <text:p>7693162</text:p>
          </table:table-cell>
          <table:table-cell table:style-name="ce44" office:value-type="float" office:value="9128973" calcext:value-type="float">
            <text:p>9128973</text:p>
          </table:table-cell>
          <table:table-cell table:style-name="ce44" office:value-type="float" office:value="8456648" calcext:value-type="float">
            <text:p>8456648</text:p>
          </table:table-cell>
          <table:table-cell table:style-name="ce44" office:value-type="float" office:value="8379424" calcext:value-type="float">
            <text:p>8379424</text:p>
          </table:table-cell>
          <table:table-cell table:style-name="ce44" office:value-type="float" office:value="8380915" calcext:value-type="float">
            <text:p>8380915</text:p>
          </table:table-cell>
          <table:table-cell table:style-name="ce18" table:formula="of:=IF([.BF13] = &quot;&quot;; &quot;&quot;; MEDIAN([.BF13:.BJ13]))" office:value-type="float" office:value="68277" calcext:value-type="float">
            <text:p>68277</text:p>
          </table:table-cell>
          <table:table-cell table:style-name="ce44" office:value-type="float" office:value="68277" calcext:value-type="float">
            <text:p>68277</text:p>
          </table:table-cell>
          <table:table-cell table:style-name="ce44" office:value-type="float" office:value="52416" calcext:value-type="float">
            <text:p>52416</text:p>
          </table:table-cell>
          <table:table-cell table:style-name="ce44" office:value-type="float" office:value="58581" calcext:value-type="float">
            <text:p>58581</text:p>
          </table:table-cell>
          <table:table-cell table:style-name="ce44" office:value-type="float" office:value="96027" calcext:value-type="float">
            <text:p>96027</text:p>
          </table:table-cell>
          <table:table-cell table:style-name="ce44" office:value-type="float" office:value="70708" calcext:value-type="float">
            <text:p>7070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44" office:value-type="float" office:value="92220" calcext:value-type="float">
            <text:p>92220</text:p>
          </table:table-cell>
          <table:table-cell table:style-name="ce44" office:value-type="float" office:value="164524" calcext:value-type="float">
            <text:p>164524</text:p>
          </table:table-cell>
          <table:table-cell table:style-name="ce44" office:value-type="float" office:value="233644" calcext:value-type="float">
            <text:p>233644</text:p>
          </table:table-cell>
          <table:table-cell table:style-name="ce44" office:value-type="float" office:value="203481" calcext:value-type="float">
            <text:p>203481</text:p>
          </table:table-cell>
          <table:table-cell table:style-name="ce4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44" office:value-type="float" office:value="77994" calcext:value-type="float">
            <text:p>77994</text:p>
          </table:table-cell>
          <table:table-cell table:style-name="ce44" office:value-type="float" office:value="49467" calcext:value-type="float">
            <text:p>49467</text:p>
          </table:table-cell>
          <table:table-cell table:style-name="ce44" office:value-type="float" office:value="50222" calcext:value-type="float">
            <text:p>50222</text:p>
          </table:table-cell>
          <table:table-cell table:style-name="ce44" office:value-type="float" office:value="76015" calcext:value-type="float">
            <text:p>76015</text:p>
          </table:table-cell>
          <table:table-cell table:style-name="ce4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14] = &quot;&quot;; &quot;&quot;; MEDIAN([.AB14:.AF14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4] = &quot;&quot;; &quot;&quot;; MEDIAN([.AH14:.AL14]))" office:value-type="float" office:value="41519" calcext:value-type="float">
            <text:p>41519</text:p>
          </table:table-cell>
          <table:table-cell table:style-name="ce44" office:value-type="float" office:value="40810" calcext:value-type="float">
            <text:p>40810</text:p>
          </table:table-cell>
          <table:table-cell table:style-name="ce44" office:value-type="float" office:value="44234" calcext:value-type="float">
            <text:p>44234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282" calcext:value-type="float">
            <text:p>41282</text:p>
          </table:table-cell>
          <table:table-cell table:style-name="ce44" office:value-type="float" office:value="41519" calcext:value-type="float">
            <text:p>41519</text:p>
          </table:table-cell>
          <table:table-cell table:style-name="ce18" table:formula="of:=IF([.AN14] = &quot;&quot;; &quot;&quot;; MEDIAN([.AN14:.AR14]))" office:value-type="float" office:value="63237858" calcext:value-type="float">
            <text:p>63237858</text:p>
          </table:table-cell>
          <table:table-cell table:style-name="ce44" office:value-type="float" office:value="65671812" calcext:value-type="float">
            <text:p>65671812</text:p>
          </table:table-cell>
          <table:table-cell table:style-name="ce44" office:value-type="float" office:value="60139867" calcext:value-type="float">
            <text:p>60139867</text:p>
          </table:table-cell>
          <table:table-cell table:style-name="ce44" office:value-type="float" office:value="67727557" calcext:value-type="float">
            <text:p>67727557</text:p>
          </table:table-cell>
          <table:table-cell table:style-name="ce44" office:value-type="float" office:value="63237858" calcext:value-type="float">
            <text:p>63237858</text:p>
          </table:table-cell>
          <table:table-cell table:style-name="ce44" office:value-type="float" office:value="60752252" calcext:value-type="float">
            <text:p>60752252</text:p>
          </table:table-cell>
          <table:table-cell table:style-name="ce18" table:formula="of:=IF([.AT14] = &quot;&quot;; &quot;&quot;; MEDIAN([.AT14:.AX14]))" office:value-type="float" office:value="2776" calcext:value-type="float">
            <text:p>2776</text:p>
          </table:table-cell>
          <table:table-cell table:style-name="ce44" office:value-type="float" office:value="2776" calcext:value-type="float">
            <text:p>2776</text:p>
          </table:table-cell>
          <table:table-cell table:style-name="ce44" office:value-type="float" office:value="2784" calcext:value-type="float">
            <text:p>2784</text:p>
          </table:table-cell>
          <table:table-cell table:style-name="ce44" office:value-type="float" office:value="2653" calcext:value-type="float">
            <text:p>2653</text:p>
          </table:table-cell>
          <table:table-cell table:style-name="ce44" office:value-type="float" office:value="3014" calcext:value-type="float">
            <text:p>3014</text:p>
          </table:table-cell>
          <table:table-cell table:style-name="ce44" office:value-type="float" office:value="2712" calcext:value-type="float">
            <text:p>2712</text:p>
          </table:table-cell>
          <table:table-cell table:style-name="ce18" table:formula="of:=IF([.AZ14] = &quot;&quot;; &quot;&quot;; MEDIAN([.AZ14:.BD14]))" office:value-type="float" office:value="10660068" calcext:value-type="float">
            <text:p>10660068</text:p>
          </table:table-cell>
          <table:table-cell table:style-name="ce44" office:value-type="float" office:value="10129684" calcext:value-type="float">
            <text:p>10129684</text:p>
          </table:table-cell>
          <table:table-cell table:style-name="ce44" office:value-type="float" office:value="10969090" calcext:value-type="float">
            <text:p>10969090</text:p>
          </table:table-cell>
          <table:table-cell table:style-name="ce44" office:value-type="float" office:value="10660068" calcext:value-type="float">
            <text:p>10660068</text:p>
          </table:table-cell>
          <table:table-cell table:style-name="ce44" office:value-type="float" office:value="10845674" calcext:value-type="float">
            <text:p>10845674</text:p>
          </table:table-cell>
          <table:table-cell table:style-name="ce44" office:value-type="float" office:value="10544388" calcext:value-type="float">
            <text:p>10544388</text:p>
          </table:table-cell>
          <table:table-cell table:style-name="ce18" table:formula="of:=IF([.BF14] = &quot;&quot;; &quot;&quot;; MEDIAN([.BF14:.BJ14]))" office:value-type="float" office:value="61328" calcext:value-type="float">
            <text:p>61328</text:p>
          </table:table-cell>
          <table:table-cell table:style-name="ce44" office:value-type="float" office:value="80742" calcext:value-type="float">
            <text:p>80742</text:p>
          </table:table-cell>
          <table:table-cell table:style-name="ce44" office:value-type="float" office:value="48149" calcext:value-type="float">
            <text:p>48149</text:p>
          </table:table-cell>
          <table:table-cell table:style-name="ce44" office:value-type="float" office:value="158502" calcext:value-type="float">
            <text:p>158502</text:p>
          </table:table-cell>
          <table:table-cell table:style-name="ce44" office:value-type="float" office:value="54692" calcext:value-type="float">
            <text:p>54692</text:p>
          </table:table-cell>
          <table:table-cell table:style-name="ce44" office:value-type="float" office:value="61328" calcext:value-type="float">
            <text:p>6132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44" office:value-type="float" office:value="103304" calcext:value-type="float">
            <text:p>103304</text:p>
          </table:table-cell>
          <table:table-cell table:style-name="ce44" office:value-type="float" office:value="184041" calcext:value-type="float">
            <text:p>184041</text:p>
          </table:table-cell>
          <table:table-cell table:style-name="ce44" office:value-type="float" office:value="98155" calcext:value-type="float">
            <text:p>98155</text:p>
          </table:table-cell>
          <table:table-cell table:style-name="ce44" office:value-type="float" office:value="145673" calcext:value-type="float">
            <text:p>145673</text:p>
          </table:table-cell>
          <table:table-cell table:style-name="ce4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44" office:value-type="float" office:value="91660" calcext:value-type="float">
            <text:p>91660</text:p>
          </table:table-cell>
          <table:table-cell table:style-name="ce44" office:value-type="float" office:value="47271" calcext:value-type="float">
            <text:p>47271</text:p>
          </table:table-cell>
          <table:table-cell table:style-name="ce44" office:value-type="float" office:value="166342" calcext:value-type="float">
            <text:p>166342</text:p>
          </table:table-cell>
          <table:table-cell table:style-name="ce44" office:value-type="float" office:value="81850" calcext:value-type="float">
            <text:p>81850</text:p>
          </table:table-cell>
          <table:table-cell table:style-name="ce4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5] = &quot;&quot;; &quot;&quot;; MEDIAN([.AB15:.AF15]))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15] = &quot;&quot;; &quot;&quot;; MEDIAN([.AH15:.AL15]))" office:value-type="float" office:value="42108" calcext:value-type="float">
            <text:p>42108</text:p>
          </table:table-cell>
          <table:table-cell table:style-name="ce44" office:value-type="float" office:value="42897" calcext:value-type="float">
            <text:p>42897</text:p>
          </table:table-cell>
          <table:table-cell table:style-name="ce44" office:value-type="float" office:value="42166" calcext:value-type="float">
            <text:p>42166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549" calcext:value-type="float">
            <text:p>41549</text:p>
          </table:table-cell>
          <table:table-cell table:style-name="ce44" office:value-type="float" office:value="41799" calcext:value-type="float">
            <text:p>41799</text:p>
          </table:table-cell>
          <table:table-cell table:style-name="ce18" table:formula="of:=IF([.AN15] = &quot;&quot;; &quot;&quot;; MEDIAN([.AN15:.AR15]))" office:value-type="float" office:value="82601362" calcext:value-type="float">
            <text:p>82601362</text:p>
          </table:table-cell>
          <table:table-cell table:style-name="ce44" office:value-type="float" office:value="79952506" calcext:value-type="float">
            <text:p>79952506</text:p>
          </table:table-cell>
          <table:table-cell table:style-name="ce44" office:value-type="float" office:value="83635135" calcext:value-type="float">
            <text:p>83635135</text:p>
          </table:table-cell>
          <table:table-cell table:style-name="ce44" office:value-type="float" office:value="83851529" calcext:value-type="float">
            <text:p>83851529</text:p>
          </table:table-cell>
          <table:table-cell table:style-name="ce44" office:value-type="float" office:value="82601362" calcext:value-type="float">
            <text:p>82601362</text:p>
          </table:table-cell>
          <table:table-cell table:style-name="ce44" office:value-type="float" office:value="76925046" calcext:value-type="float">
            <text:p>76925046</text:p>
          </table:table-cell>
          <table:table-cell table:style-name="ce18" table:formula="of:=IF([.AT15] = &quot;&quot;; &quot;&quot;; MEDIAN([.AT15:.AX15]))" office:value-type="float" office:value="3301" calcext:value-type="float">
            <text:p>3301</text:p>
          </table:table-cell>
          <table:table-cell table:style-name="ce44" office:value-type="float" office:value="3645" calcext:value-type="float">
            <text:p>3645</text:p>
          </table:table-cell>
          <table:table-cell table:style-name="ce44" office:value-type="float" office:value="4847" calcext:value-type="float">
            <text:p>4847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3301" calcext:value-type="float">
            <text:p>3301</text:p>
          </table:table-cell>
          <table:table-cell table:style-name="ce44" office:value-type="float" office:value="2850" calcext:value-type="float">
            <text:p>2850</text:p>
          </table:table-cell>
          <table:table-cell table:style-name="ce18" table:formula="of:=IF([.AZ15] = &quot;&quot;; &quot;&quot;; MEDIAN([.AZ15:.BD15]))" office:value-type="float" office:value="13239277" calcext:value-type="float">
            <text:p>13239277</text:p>
          </table:table-cell>
          <table:table-cell table:style-name="ce44" office:value-type="float" office:value="12938671" calcext:value-type="float">
            <text:p>12938671</text:p>
          </table:table-cell>
          <table:table-cell table:style-name="ce44" office:value-type="float" office:value="13317165" calcext:value-type="float">
            <text:p>13317165</text:p>
          </table:table-cell>
          <table:table-cell table:style-name="ce44" office:value-type="float" office:value="13239277" calcext:value-type="float">
            <text:p>13239277</text:p>
          </table:table-cell>
          <table:table-cell table:style-name="ce44" office:value-type="float" office:value="13267189" calcext:value-type="float">
            <text:p>13267189</text:p>
          </table:table-cell>
          <table:table-cell table:style-name="ce44" office:value-type="float" office:value="13100659" calcext:value-type="float">
            <text:p>13100659</text:p>
          </table:table-cell>
          <table:table-cell table:style-name="ce18" table:formula="of:=IF([.BF15] = &quot;&quot;; &quot;&quot;; MEDIAN([.BF15:.BJ15]))" office:value-type="float" office:value="95915" calcext:value-type="float">
            <text:p>95915</text:p>
          </table:table-cell>
          <table:table-cell table:style-name="ce44" office:value-type="float" office:value="95915" calcext:value-type="float">
            <text:p>95915</text:p>
          </table:table-cell>
          <table:table-cell table:style-name="ce44" office:value-type="float" office:value="145970" calcext:value-type="float">
            <text:p>145970</text:p>
          </table:table-cell>
          <table:table-cell table:style-name="ce44" office:value-type="float" office:value="180985" calcext:value-type="float">
            <text:p>180985</text:p>
          </table:table-cell>
          <table:table-cell table:style-name="ce44" office:value-type="float" office:value="60748" calcext:value-type="float">
            <text:p>60748</text:p>
          </table:table-cell>
          <table:table-cell table:style-name="ce44" office:value-type="float" office:value="72905" calcext:value-type="float">
            <text:p>7290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44" office:value-type="float" office:value="107465" calcext:value-type="float">
            <text:p>107465</text:p>
          </table:table-cell>
          <table:table-cell table:style-name="ce44" office:value-type="float" office:value="76017" calcext:value-type="float">
            <text:p>76017</text:p>
          </table:table-cell>
          <table:table-cell table:style-name="ce44" office:value-type="float" office:value="155390" calcext:value-type="float">
            <text:p>155390</text:p>
          </table:table-cell>
          <table:table-cell table:style-name="ce44" office:value-type="float" office:value="146662" calcext:value-type="float">
            <text:p>146662</text:p>
          </table:table-cell>
          <table:table-cell table:style-name="ce4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44" office:value-type="float" office:value="114536" calcext:value-type="float">
            <text:p>114536</text:p>
          </table:table-cell>
          <table:table-cell table:style-name="ce44" office:value-type="float" office:value="155961" calcext:value-type="float">
            <text:p>155961</text:p>
          </table:table-cell>
          <table:table-cell table:style-name="ce44" office:value-type="float" office:value="133717" calcext:value-type="float">
            <text:p>133717</text:p>
          </table:table-cell>
          <table:table-cell table:style-name="ce44" office:value-type="float" office:value="103283" calcext:value-type="float">
            <text:p>103283</text:p>
          </table:table-cell>
          <table:table-cell table:style-name="ce4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6] = &quot;&quot;; &quot;&quot;; MEDIAN([.AB16:.AF16]))" office:value-type="float" office:value="6" calcext:value-type="float">
            <text:p>6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6] = &quot;&quot;; &quot;&quot;; MEDIAN([.AH16:.AL16]))" office:value-type="float" office:value="42249" calcext:value-type="float">
            <text:p>42249</text:p>
          </table:table-cell>
          <table:table-cell table:style-name="ce44" office:value-type="float" office:value="41943" calcext:value-type="float">
            <text:p>41943</text:p>
          </table:table-cell>
          <table:table-cell table:style-name="ce44" office:value-type="float" office:value="42058" calcext:value-type="float">
            <text:p>42058</text:p>
          </table:table-cell>
          <table:table-cell table:style-name="ce44" office:value-type="float" office:value="42493" calcext:value-type="float">
            <text:p>42493</text:p>
          </table:table-cell>
          <table:table-cell table:style-name="ce44" office:value-type="float" office:value="43342" calcext:value-type="float">
            <text:p>43342</text:p>
          </table:table-cell>
          <table:table-cell table:style-name="ce44" office:value-type="float" office:value="42249" calcext:value-type="float">
            <text:p>42249</text:p>
          </table:table-cell>
          <table:table-cell table:style-name="ce18" table:formula="of:=IF([.AN16] = &quot;&quot;; &quot;&quot;; MEDIAN([.AN16:.AR16]))" office:value-type="float" office:value="101541190" calcext:value-type="float">
            <text:p>101541190</text:p>
          </table:table-cell>
          <table:table-cell table:style-name="ce44" office:value-type="float" office:value="94369118" calcext:value-type="float">
            <text:p>94369118</text:p>
          </table:table-cell>
          <table:table-cell table:style-name="ce44" office:value-type="float" office:value="110593264" calcext:value-type="float">
            <text:p>110593264</text:p>
          </table:table-cell>
          <table:table-cell table:style-name="ce44" office:value-type="float" office:value="101541190" calcext:value-type="float">
            <text:p>101541190</text:p>
          </table:table-cell>
          <table:table-cell table:style-name="ce44" office:value-type="float" office:value="114013129" calcext:value-type="float">
            <text:p>114013129</text:p>
          </table:table-cell>
          <table:table-cell table:style-name="ce44" office:value-type="float" office:value="90812093" calcext:value-type="float">
            <text:p>90812093</text:p>
          </table:table-cell>
          <table:table-cell table:style-name="ce18" table:formula="of:=IF([.AT16] = &quot;&quot;; &quot;&quot;; MEDIAN([.AT16:.AX16]))" office:value-type="float" office:value="3312" calcext:value-type="float">
            <text:p>3312</text:p>
          </table:table-cell>
          <table:table-cell table:style-name="ce44" office:value-type="float" office:value="6460" calcext:value-type="float">
            <text:p>6460</text:p>
          </table:table-cell>
          <table:table-cell table:style-name="ce44" office:value-type="float" office:value="4937" calcext:value-type="float">
            <text:p>4937</text:p>
          </table:table-cell>
          <table:table-cell table:style-name="ce44" office:value-type="float" office:value="3161" calcext:value-type="float">
            <text:p>3161</text:p>
          </table:table-cell>
          <table:table-cell table:style-name="ce44" office:value-type="float" office:value="3312" calcext:value-type="float">
            <text:p>3312</text:p>
          </table:table-cell>
          <table:table-cell table:style-name="ce44" office:value-type="float" office:value="3239" calcext:value-type="float">
            <text:p>3239</text:p>
          </table:table-cell>
          <table:table-cell table:style-name="ce18" table:formula="of:=IF([.AZ16] = &quot;&quot;; &quot;&quot;; MEDIAN([.AZ16:.BD16]))" office:value-type="float" office:value="15869785" calcext:value-type="float">
            <text:p>15869785</text:p>
          </table:table-cell>
          <table:table-cell table:style-name="ce44" office:value-type="float" office:value="16070452" calcext:value-type="float">
            <text:p>16070452</text:p>
          </table:table-cell>
          <table:table-cell table:style-name="ce44" office:value-type="float" office:value="16442448" calcext:value-type="float">
            <text:p>16442448</text:p>
          </table:table-cell>
          <table:table-cell table:style-name="ce44" office:value-type="float" office:value="15830771" calcext:value-type="float">
            <text:p>15830771</text:p>
          </table:table-cell>
          <table:table-cell table:style-name="ce44" office:value-type="float" office:value="15869785" calcext:value-type="float">
            <text:p>15869785</text:p>
          </table:table-cell>
          <table:table-cell table:style-name="ce44" office:value-type="float" office:value="15789692" calcext:value-type="float">
            <text:p>15789692</text:p>
          </table:table-cell>
          <table:table-cell table:style-name="ce18" table:formula="of:=IF([.BF16] = &quot;&quot;; &quot;&quot;; MEDIAN([.BF16:.BJ16]))" office:value-type="float" office:value="88112" calcext:value-type="float">
            <text:p>88112</text:p>
          </table:table-cell>
          <table:table-cell table:style-name="ce44" office:value-type="float" office:value="113942" calcext:value-type="float">
            <text:p>113942</text:p>
          </table:table-cell>
          <table:table-cell table:style-name="ce44" office:value-type="float" office:value="74030" calcext:value-type="float">
            <text:p>74030</text:p>
          </table:table-cell>
          <table:table-cell table:style-name="ce44" office:value-type="float" office:value="173150" calcext:value-type="float">
            <text:p>173150</text:p>
          </table:table-cell>
          <table:table-cell table:style-name="ce44" office:value-type="float" office:value="80681" calcext:value-type="float">
            <text:p>80681</text:p>
          </table:table-cell>
          <table:table-cell table:style-name="ce44" office:value-type="float" office:value="88112" calcext:value-type="float">
            <text:p>88112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44" office:value-type="float" office:value="144594" calcext:value-type="float">
            <text:p>144594</text:p>
          </table:table-cell>
          <table:table-cell table:style-name="ce44" office:value-type="float" office:value="78489" calcext:value-type="float">
            <text:p>78489</text:p>
          </table:table-cell>
          <table:table-cell table:style-name="ce44" office:value-type="float" office:value="113485" calcext:value-type="float">
            <text:p>113485</text:p>
          </table:table-cell>
          <table:table-cell table:style-name="ce44" office:value-type="float" office:value="119986" calcext:value-type="float">
            <text:p>119986</text:p>
          </table:table-cell>
          <table:table-cell table:style-name="ce4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44" office:value-type="float" office:value="126989" calcext:value-type="float">
            <text:p>126989</text:p>
          </table:table-cell>
          <table:table-cell table:style-name="ce44" office:value-type="float" office:value="75268" calcext:value-type="float">
            <text:p>75268</text:p>
          </table:table-cell>
          <table:table-cell table:style-name="ce44" office:value-type="float" office:value="111136" calcext:value-type="float">
            <text:p>111136</text:p>
          </table:table-cell>
          <table:table-cell table:style-name="ce44" office:value-type="float" office:value="113667" calcext:value-type="float">
            <text:p>113667</text:p>
          </table:table-cell>
          <table:table-cell table:style-name="ce4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44" office:value-type="float" office:value="4" calcext:value-type="float">
            <text:p>4</text:p>
          </table:table-cell>
          <table:table-cell table:style-name="ce18" table:formula="of:=IF([.AB17] = &quot;&quot;; &quot;&quot;; MEDIAN([.AB17:.AF17]))" office:value-type="float" office:value="6" calcext:value-type="float">
            <text:p>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7] = &quot;&quot;; &quot;&quot;; MEDIAN([.AH17:.AL17]))" office:value-type="float" office:value="42056" calcext:value-type="float">
            <text:p>42056</text:p>
          </table:table-cell>
          <table:table-cell table:style-name="ce44" office:value-type="float" office:value="41693" calcext:value-type="float">
            <text:p>41693</text:p>
          </table:table-cell>
          <table:table-cell table:style-name="ce44" office:value-type="float" office:value="41719" calcext:value-type="float">
            <text:p>41719</text:p>
          </table:table-cell>
          <table:table-cell table:style-name="ce44" office:value-type="float" office:value="42056" calcext:value-type="float">
            <text:p>42056</text:p>
          </table:table-cell>
          <table:table-cell table:style-name="ce44" office:value-type="float" office:value="42261" calcext:value-type="float">
            <text:p>42261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18" table:formula="of:=IF([.AN17] = &quot;&quot;; &quot;&quot;; MEDIAN([.AN17:.AR17]))" office:value-type="float" office:value="119029250" calcext:value-type="float">
            <text:p>119029250</text:p>
          </table:table-cell>
          <table:table-cell table:style-name="ce44" office:value-type="float" office:value="117082464" calcext:value-type="float">
            <text:p>117082464</text:p>
          </table:table-cell>
          <table:table-cell table:style-name="ce44" office:value-type="float" office:value="130224974" calcext:value-type="float">
            <text:p>130224974</text:p>
          </table:table-cell>
          <table:table-cell table:style-name="ce44" office:value-type="float" office:value="119029250" calcext:value-type="float">
            <text:p>119029250</text:p>
          </table:table-cell>
          <table:table-cell table:style-name="ce44" office:value-type="float" office:value="129388231" calcext:value-type="float">
            <text:p>129388231</text:p>
          </table:table-cell>
          <table:table-cell table:style-name="ce44" office:value-type="float" office:value="111278050" calcext:value-type="float">
            <text:p>111278050</text:p>
          </table:table-cell>
          <table:table-cell table:style-name="ce18" table:formula="of:=IF([.AT17] = &quot;&quot;; &quot;&quot;; MEDIAN([.AT17:.AX17]))" office:value-type="float" office:value="3704" calcext:value-type="float">
            <text:p>3704</text:p>
          </table:table-cell>
          <table:table-cell table:style-name="ce44" office:value-type="float" office:value="7738" calcext:value-type="float">
            <text:p>7738</text:p>
          </table:table-cell>
          <table:table-cell table:style-name="ce44" office:value-type="float" office:value="6581" calcext:value-type="float">
            <text:p>6581</text:p>
          </table:table-cell>
          <table:table-cell table:style-name="ce44" office:value-type="float" office:value="3277" calcext:value-type="float">
            <text:p>3277</text:p>
          </table:table-cell>
          <table:table-cell table:style-name="ce44" office:value-type="float" office:value="3571" calcext:value-type="float">
            <text:p>3571</text:p>
          </table:table-cell>
          <table:table-cell table:style-name="ce44" office:value-type="float" office:value="3704" calcext:value-type="float">
            <text:p>3704</text:p>
          </table:table-cell>
          <table:table-cell table:style-name="ce18" table:formula="of:=IF([.AZ17] = &quot;&quot;; &quot;&quot;; MEDIAN([.AZ17:.BD17]))" office:value-type="float" office:value="18955152" calcext:value-type="float">
            <text:p>18955152</text:p>
          </table:table-cell>
          <table:table-cell table:style-name="ce44" office:value-type="float" office:value="19611210" calcext:value-type="float">
            <text:p>19611210</text:p>
          </table:table-cell>
          <table:table-cell table:style-name="ce44" office:value-type="float" office:value="20417101" calcext:value-type="float">
            <text:p>20417101</text:p>
          </table:table-cell>
          <table:table-cell table:style-name="ce44" office:value-type="float" office:value="18955152" calcext:value-type="float">
            <text:p>18955152</text:p>
          </table:table-cell>
          <table:table-cell table:style-name="ce44" office:value-type="float" office:value="18776600" calcext:value-type="float">
            <text:p>18776600</text:p>
          </table:table-cell>
          <table:table-cell table:style-name="ce44" office:value-type="float" office:value="18764555" calcext:value-type="float">
            <text:p>18764555</text:p>
          </table:table-cell>
          <table:table-cell table:style-name="ce18" table:formula="of:=IF([.BF17] = &quot;&quot;; &quot;&quot;; MEDIAN([.BF17:.BJ17]))" office:value-type="float" office:value="117513" calcext:value-type="float">
            <text:p>117513</text:p>
          </table:table-cell>
          <table:table-cell table:style-name="ce44" office:value-type="float" office:value="131169" calcext:value-type="float">
            <text:p>131169</text:p>
          </table:table-cell>
          <table:table-cell table:style-name="ce44" office:value-type="float" office:value="83397" calcext:value-type="float">
            <text:p>83397</text:p>
          </table:table-cell>
          <table:table-cell table:style-name="ce44" office:value-type="float" office:value="163545" calcext:value-type="float">
            <text:p>163545</text:p>
          </table:table-cell>
          <table:table-cell table:style-name="ce44" office:value-type="float" office:value="117513" calcext:value-type="float">
            <text:p>117513</text:p>
          </table:table-cell>
          <table:table-cell table:style-name="ce44" office:value-type="float" office:value="81578" calcext:value-type="float">
            <text:p>815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44" office:value-type="float" office:value="140985" calcext:value-type="float">
            <text:p>140985</text:p>
          </table:table-cell>
          <table:table-cell table:style-name="ce44" office:value-type="float" office:value="121681" calcext:value-type="float">
            <text:p>121681</text:p>
          </table:table-cell>
          <table:table-cell table:style-name="ce44" office:value-type="float" office:value="124459" calcext:value-type="float">
            <text:p>124459</text:p>
          </table:table-cell>
          <table:table-cell table:style-name="ce44" office:value-type="float" office:value="94912" calcext:value-type="float">
            <text:p>94912</text:p>
          </table:table-cell>
          <table:table-cell table:style-name="ce4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44" office:value-type="float" office:value="127491" calcext:value-type="float">
            <text:p>127491</text:p>
          </table:table-cell>
          <table:table-cell table:style-name="ce44" office:value-type="float" office:value="116893" calcext:value-type="float">
            <text:p>116893</text:p>
          </table:table-cell>
          <table:table-cell table:style-name="ce44" office:value-type="float" office:value="87217" calcext:value-type="float">
            <text:p>87217</text:p>
          </table:table-cell>
          <table:table-cell table:style-name="ce44" office:value-type="float" office:value="129782" calcext:value-type="float">
            <text:p>129782</text:p>
          </table:table-cell>
          <table:table-cell table:style-name="ce4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8] = &quot;&quot;; &quot;&quot;; MEDIAN([.AB18:.AF1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8] = &quot;&quot;; &quot;&quot;; MEDIAN([.AH18:.AL18]))" office:value-type="float" office:value="41400" calcext:value-type="float">
            <text:p>41400</text:p>
          </table:table-cell>
          <table:table-cell table:style-name="ce44" office:value-type="float" office:value="42019" calcext:value-type="float">
            <text:p>42019</text:p>
          </table:table-cell>
          <table:table-cell table:style-name="ce44" office:value-type="float" office:value="40721" calcext:value-type="float">
            <text:p>40721</text:p>
          </table:table-cell>
          <table:table-cell table:style-name="ce44" office:value-type="float" office:value="40992" calcext:value-type="float">
            <text:p>40992</text:p>
          </table:table-cell>
          <table:table-cell table:style-name="ce44" office:value-type="float" office:value="41400" calcext:value-type="float">
            <text:p>41400</text:p>
          </table:table-cell>
          <table:table-cell table:style-name="ce44" office:value-type="float" office:value="41914" calcext:value-type="float">
            <text:p>41914</text:p>
          </table:table-cell>
          <table:table-cell table:style-name="ce18" table:formula="of:=IF([.AN18] = &quot;&quot;; &quot;&quot;; MEDIAN([.AN18:.AR18]))" office:value-type="float" office:value="143138453" calcext:value-type="float">
            <text:p>143138453</text:p>
          </table:table-cell>
          <table:table-cell table:style-name="ce44" office:value-type="float" office:value="143138453" calcext:value-type="float">
            <text:p>143138453</text:p>
          </table:table-cell>
          <table:table-cell table:style-name="ce44" office:value-type="float" office:value="133006214" calcext:value-type="float">
            <text:p>133006214</text:p>
          </table:table-cell>
          <table:table-cell table:style-name="ce44" office:value-type="float" office:value="144539327" calcext:value-type="float">
            <text:p>144539327</text:p>
          </table:table-cell>
          <table:table-cell table:style-name="ce44" office:value-type="float" office:value="174737311" calcext:value-type="float">
            <text:p>174737311</text:p>
          </table:table-cell>
          <table:table-cell table:style-name="ce44" office:value-type="float" office:value="133495019" calcext:value-type="float">
            <text:p>133495019</text:p>
          </table:table-cell>
          <table:table-cell table:style-name="ce18" table:formula="of:=IF([.AT18] = &quot;&quot;; &quot;&quot;; MEDIAN([.AT18:.AX18]))" office:value-type="float" office:value="4478" calcext:value-type="float">
            <text:p>4478</text:p>
          </table:table-cell>
          <table:table-cell table:style-name="ce44" office:value-type="float" office:value="6702" calcext:value-type="float">
            <text:p>6702</text:p>
          </table:table-cell>
          <table:table-cell table:style-name="ce44" office:value-type="float" office:value="7224" calcext:value-type="float">
            <text:p>7224</text:p>
          </table:table-cell>
          <table:table-cell table:style-name="ce44" office:value-type="float" office:value="3719" calcext:value-type="float">
            <text:p>3719</text:p>
          </table:table-cell>
          <table:table-cell table:style-name="ce44" office:value-type="float" office:value="3954" calcext:value-type="float">
            <text:p>3954</text:p>
          </table:table-cell>
          <table:table-cell table:style-name="ce44" office:value-type="float" office:value="4478" calcext:value-type="float">
            <text:p>4478</text:p>
          </table:table-cell>
          <table:table-cell table:style-name="ce18" table:formula="of:=IF([.AZ18] = &quot;&quot;; &quot;&quot;; MEDIAN([.AZ18:.BD18]))" office:value-type="float" office:value="22651400" calcext:value-type="float">
            <text:p>22651400</text:p>
          </table:table-cell>
          <table:table-cell table:style-name="ce44" office:value-type="float" office:value="22837125" calcext:value-type="float">
            <text:p>22837125</text:p>
          </table:table-cell>
          <table:table-cell table:style-name="ce44" office:value-type="float" office:value="23796567" calcext:value-type="float">
            <text:p>23796567</text:p>
          </table:table-cell>
          <table:table-cell table:style-name="ce44" office:value-type="float" office:value="22153764" calcext:value-type="float">
            <text:p>22153764</text:p>
          </table:table-cell>
          <table:table-cell table:style-name="ce44" office:value-type="float" office:value="21876041" calcext:value-type="float">
            <text:p>21876041</text:p>
          </table:table-cell>
          <table:table-cell table:style-name="ce44" office:value-type="float" office:value="22651400" calcext:value-type="float">
            <text:p>22651400</text:p>
          </table:table-cell>
          <table:table-cell table:style-name="ce18" table:formula="of:=IF([.BF18] = &quot;&quot;; &quot;&quot;; MEDIAN([.BF18:.BJ18]))" office:value-type="float" office:value="143191" calcext:value-type="float">
            <text:p>143191</text:p>
          </table:table-cell>
          <table:table-cell table:style-name="ce44" office:value-type="float" office:value="172109" calcext:value-type="float">
            <text:p>172109</text:p>
          </table:table-cell>
          <table:table-cell table:style-name="ce44" office:value-type="float" office:value="174972" calcext:value-type="float">
            <text:p>174972</text:p>
          </table:table-cell>
          <table:table-cell table:style-name="ce44" office:value-type="float" office:value="142021" calcext:value-type="float">
            <text:p>142021</text:p>
          </table:table-cell>
          <table:table-cell table:style-name="ce44" office:value-type="float" office:value="133338" calcext:value-type="float">
            <text:p>133338</text:p>
          </table:table-cell>
          <table:table-cell table:style-name="ce44" office:value-type="float" office:value="143191" calcext:value-type="float">
            <text:p>143191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44" office:value-type="float" office:value="150211" calcext:value-type="float">
            <text:p>150211</text:p>
          </table:table-cell>
          <table:table-cell table:style-name="ce44" office:value-type="float" office:value="150556" calcext:value-type="float">
            <text:p>150556</text:p>
          </table:table-cell>
          <table:table-cell table:style-name="ce44" office:value-type="float" office:value="148635" calcext:value-type="float">
            <text:p>148635</text:p>
          </table:table-cell>
          <table:table-cell table:style-name="ce44" office:value-type="float" office:value="204863" calcext:value-type="float">
            <text:p>204863</text:p>
          </table:table-cell>
          <table:table-cell table:style-name="ce4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44" office:value-type="float" office:value="145635" calcext:value-type="float">
            <text:p>145635</text:p>
          </table:table-cell>
          <table:table-cell table:style-name="ce44" office:value-type="float" office:value="101155" calcext:value-type="float">
            <text:p>101155</text:p>
          </table:table-cell>
          <table:table-cell table:style-name="ce44" office:value-type="float" office:value="186480" calcext:value-type="float">
            <text:p>186480</text:p>
          </table:table-cell>
          <table:table-cell table:style-name="ce44" office:value-type="float" office:value="125648" calcext:value-type="float">
            <text:p>125648</text:p>
          </table:table-cell>
          <table:table-cell table:style-name="ce4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B19] = &quot;&quot;; &quot;&quot;; MEDIAN([.AB19:.AF19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18" table:formula="of:=IF([.AH19] = &quot;&quot;; &quot;&quot;; MEDIAN([.AH19:.AL19]))" office:value-type="float" office:value="43075" calcext:value-type="float">
            <text:p>43075</text:p>
          </table:table-cell>
          <table:table-cell table:style-name="ce44" office:value-type="float" office:value="42612" calcext:value-type="float">
            <text:p>42612</text:p>
          </table:table-cell>
          <table:table-cell table:style-name="ce44" office:value-type="float" office:value="43075" calcext:value-type="float">
            <text:p>43075</text:p>
          </table:table-cell>
          <table:table-cell table:style-name="ce44" office:value-type="float" office:value="43282" calcext:value-type="float">
            <text:p>43282</text:p>
          </table:table-cell>
          <table:table-cell table:style-name="ce44" office:value-type="float" office:value="42958" calcext:value-type="float">
            <text:p>42958</text:p>
          </table:table-cell>
          <table:table-cell table:style-name="ce44" office:value-type="float" office:value="44949" calcext:value-type="float">
            <text:p>44949</text:p>
          </table:table-cell>
          <table:table-cell table:style-name="ce18" table:formula="of:=IF([.AN19] = &quot;&quot;; &quot;&quot;; MEDIAN([.AN19:.AR19]))" office:value-type="float" office:value="161219115" calcext:value-type="float">
            <text:p>161219115</text:p>
          </table:table-cell>
          <table:table-cell table:style-name="ce44" office:value-type="float" office:value="171923649" calcext:value-type="float">
            <text:p>171923649</text:p>
          </table:table-cell>
          <table:table-cell table:style-name="ce44" office:value-type="float" office:value="159485050" calcext:value-type="float">
            <text:p>159485050</text:p>
          </table:table-cell>
          <table:table-cell table:style-name="ce44" office:value-type="float" office:value="161219115" calcext:value-type="float">
            <text:p>161219115</text:p>
          </table:table-cell>
          <table:table-cell table:style-name="ce44" office:value-type="float" office:value="192795212" calcext:value-type="float">
            <text:p>192795212</text:p>
          </table:table-cell>
          <table:table-cell table:style-name="ce44" office:value-type="float" office:value="157927349" calcext:value-type="float">
            <text:p>157927349</text:p>
          </table:table-cell>
          <table:table-cell table:style-name="ce18" table:formula="of:=IF([.AT19] = &quot;&quot;; &quot;&quot;; MEDIAN([.AT19:.AX19]))" office:value-type="float" office:value="4756" calcext:value-type="float">
            <text:p>4756</text:p>
          </table:table-cell>
          <table:table-cell table:style-name="ce44" office:value-type="float" office:value="4756" calcext:value-type="float">
            <text:p>4756</text:p>
          </table:table-cell>
          <table:table-cell table:style-name="ce44" office:value-type="float" office:value="8375" calcext:value-type="float">
            <text:p>8375</text:p>
          </table:table-cell>
          <table:table-cell table:style-name="ce44" office:value-type="float" office:value="4198" calcext:value-type="float">
            <text:p>4198</text:p>
          </table:table-cell>
          <table:table-cell table:style-name="ce44" office:value-type="float" office:value="5680" calcext:value-type="float">
            <text:p>5680</text:p>
          </table:table-cell>
          <table:table-cell table:style-name="ce44" office:value-type="float" office:value="4084" calcext:value-type="float">
            <text:p>4084</text:p>
          </table:table-cell>
          <table:table-cell table:style-name="ce18" table:formula="of:=IF([.AZ19] = &quot;&quot;; &quot;&quot;; MEDIAN([.AZ19:.BD19]))" office:value-type="float" office:value="26905071" calcext:value-type="float">
            <text:p>26905071</text:p>
          </table:table-cell>
          <table:table-cell table:style-name="ce44" office:value-type="float" office:value="26905071" calcext:value-type="float">
            <text:p>26905071</text:p>
          </table:table-cell>
          <table:table-cell table:style-name="ce44" office:value-type="float" office:value="27446349" calcext:value-type="float">
            <text:p>27446349</text:p>
          </table:table-cell>
          <table:table-cell table:style-name="ce44" office:value-type="float" office:value="26196419" calcext:value-type="float">
            <text:p>26196419</text:p>
          </table:table-cell>
          <table:table-cell table:style-name="ce44" office:value-type="float" office:value="25355497" calcext:value-type="float">
            <text:p>25355497</text:p>
          </table:table-cell>
          <table:table-cell table:style-name="ce44" office:value-type="float" office:value="27724436" calcext:value-type="float">
            <text:p>27724436</text:p>
          </table:table-cell>
          <table:table-cell table:style-name="ce18" table:formula="of:=IF([.BF19] = &quot;&quot;; &quot;&quot;; MEDIAN([.BF19:.BJ19]))" office:value-type="float" office:value="144861" calcext:value-type="float">
            <text:p>144861</text:p>
          </table:table-cell>
          <table:table-cell table:style-name="ce44" office:value-type="float" office:value="139118" calcext:value-type="float">
            <text:p>139118</text:p>
          </table:table-cell>
          <table:table-cell table:style-name="ce44" office:value-type="float" office:value="108083" calcext:value-type="float">
            <text:p>108083</text:p>
          </table:table-cell>
          <table:table-cell table:style-name="ce44" office:value-type="float" office:value="150900" calcext:value-type="float">
            <text:p>150900</text:p>
          </table:table-cell>
          <table:table-cell table:style-name="ce44" office:value-type="float" office:value="144861" calcext:value-type="float">
            <text:p>144861</text:p>
          </table:table-cell>
          <table:table-cell table:style-name="ce44" office:value-type="float" office:value="150503" calcext:value-type="float">
            <text:p>15050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44" office:value-type="float" office:value="259701" calcext:value-type="float">
            <text:p>259701</text:p>
          </table:table-cell>
          <table:table-cell table:style-name="ce44" office:value-type="float" office:value="266079" calcext:value-type="float">
            <text:p>266079</text:p>
          </table:table-cell>
          <table:table-cell table:style-name="ce44" office:value-type="float" office:value="164205" calcext:value-type="float">
            <text:p>164205</text:p>
          </table:table-cell>
          <table:table-cell table:style-name="ce44" office:value-type="float" office:value="185498" calcext:value-type="float">
            <text:p>185498</text:p>
          </table:table-cell>
          <table:table-cell table:style-name="ce4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44" office:value-type="float" office:value="162395" calcext:value-type="float">
            <text:p>162395</text:p>
          </table:table-cell>
          <table:table-cell table:style-name="ce44" office:value-type="float" office:value="113309" calcext:value-type="float">
            <text:p>113309</text:p>
          </table:table-cell>
          <table:table-cell table:style-name="ce44" office:value-type="float" office:value="159633" calcext:value-type="float">
            <text:p>159633</text:p>
          </table:table-cell>
          <table:table-cell table:style-name="ce44" office:value-type="float" office:value="136685" calcext:value-type="float">
            <text:p>136685</text:p>
          </table:table-cell>
          <table:table-cell table:style-name="ce4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20] = &quot;&quot;; &quot;&quot;; MEDIAN([.AB20:.AF20]))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0] = &quot;&quot;; &quot;&quot;; MEDIAN([.AH20:.AL20]))" office:value-type="float" office:value="42328" calcext:value-type="float">
            <text:p>42328</text:p>
          </table:table-cell>
          <table:table-cell table:style-name="ce44" office:value-type="float" office:value="42328" calcext:value-type="float">
            <text:p>42328</text:p>
          </table:table-cell>
          <table:table-cell table:style-name="ce44" office:value-type="float" office:value="41864" calcext:value-type="float">
            <text:p>41864</text:p>
          </table:table-cell>
          <table:table-cell table:style-name="ce44" office:value-type="float" office:value="42183" calcext:value-type="float">
            <text:p>42183</text:p>
          </table:table-cell>
          <table:table-cell table:style-name="ce44" office:value-type="float" office:value="43414" calcext:value-type="float">
            <text:p>43414</text:p>
          </table:table-cell>
          <table:table-cell table:style-name="ce44" office:value-type="float" office:value="42618" calcext:value-type="float">
            <text:p>42618</text:p>
          </table:table-cell>
          <table:table-cell table:style-name="ce18" table:formula="of:=IF([.AN20] = &quot;&quot;; &quot;&quot;; MEDIAN([.AN20:.AR20]))" office:value-type="float" office:value="230341830" calcext:value-type="float">
            <text:p>230341830</text:p>
          </table:table-cell>
          <table:table-cell table:style-name="ce44" office:value-type="float" office:value="236822570" calcext:value-type="float">
            <text:p>236822570</text:p>
          </table:table-cell>
          <table:table-cell table:style-name="ce44" office:value-type="float" office:value="211299533" calcext:value-type="float">
            <text:p>211299533</text:p>
          </table:table-cell>
          <table:table-cell table:style-name="ce44" office:value-type="float" office:value="196541282" calcext:value-type="float">
            <text:p>196541282</text:p>
          </table:table-cell>
          <table:table-cell table:style-name="ce44" office:value-type="float" office:value="234925350" calcext:value-type="float">
            <text:p>234925350</text:p>
          </table:table-cell>
          <table:table-cell table:style-name="ce44" office:value-type="float" office:value="230341830" calcext:value-type="float">
            <text:p>230341830</text:p>
          </table:table-cell>
          <table:table-cell table:style-name="ce18" table:formula="of:=IF([.AT20] = &quot;&quot;; &quot;&quot;; MEDIAN([.AT20:.AX20]))" office:value-type="float" office:value="4669" calcext:value-type="float">
            <text:p>4669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8900" calcext:value-type="float">
            <text:p>8900</text:p>
          </table:table-cell>
          <table:table-cell table:style-name="ce44" office:value-type="float" office:value="4332" calcext:value-type="float">
            <text:p>4332</text:p>
          </table:table-cell>
          <table:table-cell table:style-name="ce44" office:value-type="float" office:value="4669" calcext:value-type="float">
            <text:p>4669</text:p>
          </table:table-cell>
          <table:table-cell table:style-name="ce44" office:value-type="float" office:value="4309" calcext:value-type="float">
            <text:p>4309</text:p>
          </table:table-cell>
          <table:table-cell table:style-name="ce18" table:formula="of:=IF([.AZ20] = &quot;&quot;; &quot;&quot;; MEDIAN([.AZ20:.BD20]))" office:value-type="float" office:value="30484054" calcext:value-type="float">
            <text:p>30484054</text:p>
          </table:table-cell>
          <table:table-cell table:style-name="ce44" office:value-type="float" office:value="30484054" calcext:value-type="float">
            <text:p>30484054</text:p>
          </table:table-cell>
          <table:table-cell table:style-name="ce44" office:value-type="float" office:value="34323501" calcext:value-type="float">
            <text:p>34323501</text:p>
          </table:table-cell>
          <table:table-cell table:style-name="ce44" office:value-type="float" office:value="29525767" calcext:value-type="float">
            <text:p>29525767</text:p>
          </table:table-cell>
          <table:table-cell table:style-name="ce44" office:value-type="float" office:value="33452304" calcext:value-type="float">
            <text:p>33452304</text:p>
          </table:table-cell>
          <table:table-cell table:style-name="ce44" office:value-type="float" office:value="30033428" calcext:value-type="float">
            <text:p>30033428</text:p>
          </table:table-cell>
          <table:table-cell table:style-name="ce18" table:formula="of:=IF([.BF20] = &quot;&quot;; &quot;&quot;; MEDIAN([.BF20:.BJ20]))" office:value-type="float" office:value="163662" calcext:value-type="float">
            <text:p>163662</text:p>
          </table:table-cell>
          <table:table-cell table:style-name="ce44" office:value-type="float" office:value="198423" calcext:value-type="float">
            <text:p>198423</text:p>
          </table:table-cell>
          <table:table-cell table:style-name="ce44" office:value-type="float" office:value="152149" calcext:value-type="float">
            <text:p>152149</text:p>
          </table:table-cell>
          <table:table-cell table:style-name="ce44" office:value-type="float" office:value="163662" calcext:value-type="float">
            <text:p>163662</text:p>
          </table:table-cell>
          <table:table-cell table:style-name="ce44" office:value-type="float" office:value="160334" calcext:value-type="float">
            <text:p>160334</text:p>
          </table:table-cell>
          <table:table-cell table:style-name="ce44" office:value-type="float" office:value="179260" calcext:value-type="float">
            <text:p>17926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44" office:value-type="float" office:value="140673" calcext:value-type="float">
            <text:p>140673</text:p>
          </table:table-cell>
          <table:table-cell table:style-name="ce44" office:value-type="float" office:value="192365" calcext:value-type="float">
            <text:p>192365</text:p>
          </table:table-cell>
          <table:table-cell table:style-name="ce44" office:value-type="float" office:value="140375" calcext:value-type="float">
            <text:p>140375</text:p>
          </table:table-cell>
          <table:table-cell table:style-name="ce44" office:value-type="float" office:value="121973" calcext:value-type="float">
            <text:p>121973</text:p>
          </table:table-cell>
          <table:table-cell table:style-name="ce4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44" office:value-type="float" office:value="175725" calcext:value-type="float">
            <text:p>175725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114522" calcext:value-type="float">
            <text:p>114522</text:p>
          </table:table-cell>
          <table:table-cell table:style-name="ce44" office:value-type="float" office:value="152216" calcext:value-type="float">
            <text:p>152216</text:p>
          </table:table-cell>
          <table:table-cell table:style-name="ce4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1] = &quot;&quot;; &quot;&quot;; MEDIAN([.AB21:.AF21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18" table:formula="of:=IF([.AH21] = &quot;&quot;; &quot;&quot;; MEDIAN([.AH21:.AL21]))" office:value-type="float" office:value="41569" calcext:value-type="float">
            <text:p>41569</text:p>
          </table:table-cell>
          <table:table-cell table:style-name="ce44" office:value-type="float" office:value="42889" calcext:value-type="float">
            <text:p>42889</text:p>
          </table:table-cell>
          <table:table-cell table:style-name="ce44" office:value-type="float" office:value="41695" calcext:value-type="float">
            <text:p>41695</text:p>
          </table:table-cell>
          <table:table-cell table:style-name="ce44" office:value-type="float" office:value="41569" calcext:value-type="float">
            <text:p>41569</text:p>
          </table:table-cell>
          <table:table-cell table:style-name="ce44" office:value-type="float" office:value="41525" calcext:value-type="float">
            <text:p>41525</text:p>
          </table:table-cell>
          <table:table-cell table:style-name="ce44" office:value-type="float" office:value="41325" calcext:value-type="float">
            <text:p>41325</text:p>
          </table:table-cell>
          <table:table-cell table:style-name="ce18" table:formula="of:=IF([.AN21] = &quot;&quot;; &quot;&quot;; MEDIAN([.AN21:.AR21]))" office:value-type="float" office:value="242834010" calcext:value-type="float">
            <text:p>242834010</text:p>
          </table:table-cell>
          <table:table-cell table:style-name="ce44" office:value-type="float" office:value="235185242" calcext:value-type="float">
            <text:p>235185242</text:p>
          </table:table-cell>
          <table:table-cell table:style-name="ce44" office:value-type="float" office:value="242834010" calcext:value-type="float">
            <text:p>242834010</text:p>
          </table:table-cell>
          <table:table-cell table:style-name="ce44" office:value-type="float" office:value="209212724" calcext:value-type="float">
            <text:p>209212724</text:p>
          </table:table-cell>
          <table:table-cell table:style-name="ce44" office:value-type="float" office:value="246924865" calcext:value-type="float">
            <text:p>246924865</text:p>
          </table:table-cell>
          <table:table-cell table:style-name="ce44" office:value-type="float" office:value="265631403" calcext:value-type="float">
            <text:p>265631403</text:p>
          </table:table-cell>
          <table:table-cell table:style-name="ce18" table:formula="of:=IF([.AT21] = &quot;&quot;; &quot;&quot;; MEDIAN([.AT21:.AX21]))" office:value-type="float" office:value="5150" calcext:value-type="float">
            <text:p>5150</text:p>
          </table:table-cell>
          <table:table-cell table:style-name="ce44" office:value-type="float" office:value="5653" calcext:value-type="float">
            <text:p>5653</text:p>
          </table:table-cell>
          <table:table-cell table:style-name="ce44" office:value-type="float" office:value="9036" calcext:value-type="float">
            <text:p>9036</text:p>
          </table:table-cell>
          <table:table-cell table:style-name="ce44" office:value-type="float" office:value="4423" calcext:value-type="float">
            <text:p>4423</text:p>
          </table:table-cell>
          <table:table-cell table:style-name="ce44" office:value-type="float" office:value="5150" calcext:value-type="float">
            <text:p>5150</text:p>
          </table:table-cell>
          <table:table-cell table:style-name="ce44" office:value-type="float" office:value="4348" calcext:value-type="float">
            <text:p>4348</text:p>
          </table:table-cell>
          <table:table-cell table:style-name="ce18" table:formula="of:=IF([.AZ21] = &quot;&quot;; &quot;&quot;; MEDIAN([.AZ21:.BD21]))" office:value-type="float" office:value="34015665" calcext:value-type="float">
            <text:p>34015665</text:p>
          </table:table-cell>
          <table:table-cell table:style-name="ce44" office:value-type="float" office:value="38956281" calcext:value-type="float">
            <text:p>38956281</text:p>
          </table:table-cell>
          <table:table-cell table:style-name="ce44" office:value-type="float" office:value="35609907" calcext:value-type="float">
            <text:p>35609907</text:p>
          </table:table-cell>
          <table:table-cell table:style-name="ce44" office:value-type="float" office:value="33749787" calcext:value-type="float">
            <text:p>33749787</text:p>
          </table:table-cell>
          <table:table-cell table:style-name="ce44" office:value-type="float" office:value="33072581" calcext:value-type="float">
            <text:p>33072581</text:p>
          </table:table-cell>
          <table:table-cell table:style-name="ce44" office:value-type="float" office:value="34015665" calcext:value-type="float">
            <text:p>34015665</text:p>
          </table:table-cell>
          <table:table-cell table:style-name="ce18" table:formula="of:=IF([.BF21] = &quot;&quot;; &quot;&quot;; MEDIAN([.BF21:.BJ21]))" office:value-type="float" office:value="187121" calcext:value-type="float">
            <text:p>187121</text:p>
          </table:table-cell>
          <table:table-cell table:style-name="ce44" office:value-type="float" office:value="187121" calcext:value-type="float">
            <text:p>187121</text:p>
          </table:table-cell>
          <table:table-cell table:style-name="ce44" office:value-type="float" office:value="177905" calcext:value-type="float">
            <text:p>177905</text:p>
          </table:table-cell>
          <table:table-cell table:style-name="ce44" office:value-type="float" office:value="184108" calcext:value-type="float">
            <text:p>184108</text:p>
          </table:table-cell>
          <table:table-cell table:style-name="ce44" office:value-type="float" office:value="202200" calcext:value-type="float">
            <text:p>202200</text:p>
          </table:table-cell>
          <table:table-cell table:style-name="ce44" office:value-type="float" office:value="237953" calcext:value-type="float">
            <text:p>23795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44" office:value-type="float" office:value="362894" calcext:value-type="float">
            <text:p>362894</text:p>
          </table:table-cell>
          <table:table-cell table:style-name="ce44" office:value-type="float" office:value="154824" calcext:value-type="float">
            <text:p>154824</text:p>
          </table:table-cell>
          <table:table-cell table:style-name="ce44" office:value-type="float" office:value="141100" calcext:value-type="float">
            <text:p>141100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44" office:value-type="float" office:value="251757" calcext:value-type="float">
            <text:p>251757</text:p>
          </table:table-cell>
          <table:table-cell table:style-name="ce44" office:value-type="float" office:value="178390" calcext:value-type="float">
            <text:p>178390</text:p>
          </table:table-cell>
          <table:table-cell table:style-name="ce44" office:value-type="float" office:value="198474" calcext:value-type="float">
            <text:p>198474</text:p>
          </table:table-cell>
          <table:table-cell table:style-name="ce44" office:value-type="float" office:value="247451" calcext:value-type="float">
            <text:p>247451</text:p>
          </table:table-cell>
          <table:table-cell table:style-name="ce4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2] = &quot;&quot;; &quot;&quot;; MEDIAN([.AB22:.AF22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22] = &quot;&quot;; &quot;&quot;; MEDIAN([.AH22:.AL22]))" office:value-type="float" office:value="42581" calcext:value-type="float">
            <text:p>42581</text:p>
          </table:table-cell>
          <table:table-cell table:style-name="ce44" office:value-type="float" office:value="42801" calcext:value-type="float">
            <text:p>42801</text:p>
          </table:table-cell>
          <table:table-cell table:style-name="ce44" office:value-type="float" office:value="41771" calcext:value-type="float">
            <text:p>41771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5828" calcext:value-type="float">
            <text:p>45828</text:p>
          </table:table-cell>
          <table:table-cell table:style-name="ce44" office:value-type="float" office:value="42581" calcext:value-type="float">
            <text:p>42581</text:p>
          </table:table-cell>
          <table:table-cell table:style-name="ce18" table:formula="of:=IF([.AN22] = &quot;&quot;; &quot;&quot;; MEDIAN([.AN22:.AR22]))" office:value-type="float" office:value="286216772" calcext:value-type="float">
            <text:p>286216772</text:p>
          </table:table-cell>
          <table:table-cell table:style-name="ce44" office:value-type="float" office:value="257230790" calcext:value-type="float">
            <text:p>257230790</text:p>
          </table:table-cell>
          <table:table-cell table:style-name="ce44" office:value-type="float" office:value="299266082" calcext:value-type="float">
            <text:p>299266082</text:p>
          </table:table-cell>
          <table:table-cell table:style-name="ce44" office:value-type="float" office:value="232535587" calcext:value-type="float">
            <text:p>232535587</text:p>
          </table:table-cell>
          <table:table-cell table:style-name="ce44" office:value-type="float" office:value="286216772" calcext:value-type="float">
            <text:p>286216772</text:p>
          </table:table-cell>
          <table:table-cell table:style-name="ce44" office:value-type="float" office:value="301438749" calcext:value-type="float">
            <text:p>301438749</text:p>
          </table:table-cell>
          <table:table-cell table:style-name="ce18" table:formula="of:=IF([.AT22] = &quot;&quot;; &quot;&quot;; MEDIAN([.AT22:.AX22]))" office:value-type="float" office:value="6248" calcext:value-type="float">
            <text:p>6248</text:p>
          </table:table-cell>
          <table:table-cell table:style-name="ce44" office:value-type="float" office:value="9644" calcext:value-type="float">
            <text:p>9644</text:p>
          </table:table-cell>
          <table:table-cell table:style-name="ce44" office:value-type="float" office:value="6248" calcext:value-type="float">
            <text:p>6248</text:p>
          </table:table-cell>
          <table:table-cell table:style-name="ce44" office:value-type="float" office:value="5116" calcext:value-type="float">
            <text:p>5116</text:p>
          </table:table-cell>
          <table:table-cell table:style-name="ce44" office:value-type="float" office:value="7219" calcext:value-type="float">
            <text:p>7219</text:p>
          </table:table-cell>
          <table:table-cell table:style-name="ce44" office:value-type="float" office:value="4901" calcext:value-type="float">
            <text:p>4901</text:p>
          </table:table-cell>
          <table:table-cell table:style-name="ce18" table:formula="of:=IF([.AZ22] = &quot;&quot;; &quot;&quot;; MEDIAN([.AZ22:.BD22]))" office:value-type="float" office:value="37989854" calcext:value-type="float">
            <text:p>37989854</text:p>
          </table:table-cell>
          <table:table-cell table:style-name="ce44" office:value-type="float" office:value="39931861" calcext:value-type="float">
            <text:p>39931861</text:p>
          </table:table-cell>
          <table:table-cell table:style-name="ce44" office:value-type="float" office:value="40742431" calcext:value-type="float">
            <text:p>40742431</text:p>
          </table:table-cell>
          <table:table-cell table:style-name="ce44" office:value-type="float" office:value="37651727" calcext:value-type="float">
            <text:p>37651727</text:p>
          </table:table-cell>
          <table:table-cell table:style-name="ce44" office:value-type="float" office:value="37543131" calcext:value-type="float">
            <text:p>37543131</text:p>
          </table:table-cell>
          <table:table-cell table:style-name="ce44" office:value-type="float" office:value="37989854" calcext:value-type="float">
            <text:p>37989854</text:p>
          </table:table-cell>
          <table:table-cell table:style-name="ce18" table:formula="of:=IF([.BF22] = &quot;&quot;; &quot;&quot;; MEDIAN([.BF22:.BJ22]))" office:value-type="float" office:value="222131" calcext:value-type="float">
            <text:p>222131</text:p>
          </table:table-cell>
          <table:table-cell table:style-name="ce44" office:value-type="float" office:value="271504" calcext:value-type="float">
            <text:p>271504</text:p>
          </table:table-cell>
          <table:table-cell table:style-name="ce44" office:value-type="float" office:value="206655" calcext:value-type="float">
            <text:p>206655</text:p>
          </table:table-cell>
          <table:table-cell table:style-name="ce44" office:value-type="float" office:value="222131" calcext:value-type="float">
            <text:p>222131</text:p>
          </table:table-cell>
          <table:table-cell table:style-name="ce44" office:value-type="float" office:value="244869" calcext:value-type="float">
            <text:p>244869</text:p>
          </table:table-cell>
          <table:table-cell table:style-name="ce44" office:value-type="float" office:value="173210" calcext:value-type="float">
            <text:p>17321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44" office:value-type="float" office:value="283859" calcext:value-type="float">
            <text:p>283859</text:p>
          </table:table-cell>
          <table:table-cell table:style-name="ce44" office:value-type="float" office:value="296991" calcext:value-type="float">
            <text:p>296991</text:p>
          </table:table-cell>
          <table:table-cell table:style-name="ce44" office:value-type="float" office:value="288273" calcext:value-type="float">
            <text:p>288273</text:p>
          </table:table-cell>
          <table:table-cell table:style-name="ce44" office:value-type="float" office:value="192035" calcext:value-type="float">
            <text:p>192035</text:p>
          </table:table-cell>
          <table:table-cell table:style-name="ce4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44" office:value-type="float" office:value="197308" calcext:value-type="float">
            <text:p>197308</text:p>
          </table:table-cell>
          <table:table-cell table:style-name="ce44" office:value-type="float" office:value="249366" calcext:value-type="float">
            <text:p>249366</text:p>
          </table:table-cell>
          <table:table-cell table:style-name="ce44" office:value-type="float" office:value="188229" calcext:value-type="float">
            <text:p>188229</text:p>
          </table:table-cell>
          <table:table-cell table:style-name="ce44" office:value-type="float" office:value="148977" calcext:value-type="float">
            <text:p>148977</text:p>
          </table:table-cell>
          <table:table-cell table:style-name="ce4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3] = &quot;&quot;; &quot;&quot;; MEDIAN([.AB23:.AF23]))" office:value-type="float" office:value="6" calcext:value-type="float">
            <text:p>6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3] = &quot;&quot;; &quot;&quot;; MEDIAN([.AH23:.AL23]))" office:value-type="float" office:value="44376" calcext:value-type="float">
            <text:p>44376</text:p>
          </table:table-cell>
          <table:table-cell table:style-name="ce44" office:value-type="float" office:value="46657" calcext:value-type="float">
            <text:p>46657</text:p>
          </table:table-cell>
          <table:table-cell table:style-name="ce44" office:value-type="float" office:value="44376" calcext:value-type="float">
            <text:p>44376</text:p>
          </table:table-cell>
          <table:table-cell table:style-name="ce44" office:value-type="float" office:value="42776" calcext:value-type="float">
            <text:p>42776</text:p>
          </table:table-cell>
          <table:table-cell table:style-name="ce44" office:value-type="float" office:value="45325" calcext:value-type="float">
            <text:p>45325</text:p>
          </table:table-cell>
          <table:table-cell table:style-name="ce44" office:value-type="float" office:value="41960" calcext:value-type="float">
            <text:p>41960</text:p>
          </table:table-cell>
          <table:table-cell table:style-name="ce18" table:formula="of:=IF([.AN23] = &quot;&quot;; &quot;&quot;; MEDIAN([.AN23:.AR23]))" office:value-type="float" office:value="309295933" calcext:value-type="float">
            <text:p>309295933</text:p>
          </table:table-cell>
          <table:table-cell table:style-name="ce44" office:value-type="float" office:value="268279791" calcext:value-type="float">
            <text:p>268279791</text:p>
          </table:table-cell>
          <table:table-cell table:style-name="ce44" office:value-type="float" office:value="309295933" calcext:value-type="float">
            <text:p>309295933</text:p>
          </table:table-cell>
          <table:table-cell table:style-name="ce44" office:value-type="float" office:value="264168504" calcext:value-type="float">
            <text:p>264168504</text:p>
          </table:table-cell>
          <table:table-cell table:style-name="ce44" office:value-type="float" office:value="317504241" calcext:value-type="float">
            <text:p>317504241</text:p>
          </table:table-cell>
          <table:table-cell table:style-name="ce44" office:value-type="float" office:value="342152842" calcext:value-type="float">
            <text:p>342152842</text:p>
          </table:table-cell>
          <table:table-cell table:style-name="ce18" table:formula="of:=IF([.AT23] = &quot;&quot;; &quot;&quot;; MEDIAN([.AT23:.AX23]))" office:value-type="float" office:value="5915" calcext:value-type="float">
            <text:p>5915</text:p>
          </table:table-cell>
          <table:table-cell table:style-name="ce44" office:value-type="float" office:value="6423" calcext:value-type="float">
            <text:p>6423</text:p>
          </table:table-cell>
          <table:table-cell table:style-name="ce44" office:value-type="float" office:value="6132" calcext:value-type="float">
            <text:p>6132</text:p>
          </table:table-cell>
          <table:table-cell table:style-name="ce44" office:value-type="float" office:value="5036" calcext:value-type="float">
            <text:p>5036</text:p>
          </table:table-cell>
          <table:table-cell table:style-name="ce44" office:value-type="float" office:value="5915" calcext:value-type="float">
            <text:p>5915</text:p>
          </table:table-cell>
          <table:table-cell table:style-name="ce44" office:value-type="float" office:value="4860" calcext:value-type="float">
            <text:p>4860</text:p>
          </table:table-cell>
          <table:table-cell table:style-name="ce18" table:formula="of:=IF([.AZ23] = &quot;&quot;; &quot;&quot;; MEDIAN([.AZ23:.BD23]))" office:value-type="float" office:value="43874237" calcext:value-type="float">
            <text:p>43874237</text:p>
          </table:table-cell>
          <table:table-cell table:style-name="ce44" office:value-type="float" office:value="44565156" calcext:value-type="float">
            <text:p>44565156</text:p>
          </table:table-cell>
          <table:table-cell table:style-name="ce44" office:value-type="float" office:value="46519696" calcext:value-type="float">
            <text:p>46519696</text:p>
          </table:table-cell>
          <table:table-cell table:style-name="ce44" office:value-type="float" office:value="41757683" calcext:value-type="float">
            <text:p>41757683</text:p>
          </table:table-cell>
          <table:table-cell table:style-name="ce44" office:value-type="float" office:value="42110021" calcext:value-type="float">
            <text:p>42110021</text:p>
          </table:table-cell>
          <table:table-cell table:style-name="ce44" office:value-type="float" office:value="43874237" calcext:value-type="float">
            <text:p>43874237</text:p>
          </table:table-cell>
          <table:table-cell table:style-name="ce18" table:formula="of:=IF([.BF23] = &quot;&quot;; &quot;&quot;; MEDIAN([.BF23:.BJ23]))" office:value-type="float" office:value="230042" calcext:value-type="float">
            <text:p>230042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69503" calcext:value-type="float">
            <text:p>269503</text:p>
          </table:table-cell>
          <table:table-cell table:style-name="ce44" office:value-type="float" office:value="219899" calcext:value-type="float">
            <text:p>219899</text:p>
          </table:table-cell>
          <table:table-cell table:style-name="ce44" office:value-type="float" office:value="305133" calcext:value-type="float">
            <text:p>305133</text:p>
          </table:table-cell>
          <table:table-cell table:style-name="ce44" office:value-type="float" office:value="228220" calcext:value-type="float">
            <text:p>2282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44" office:value-type="float" office:value="284076" calcext:value-type="float">
            <text:p>284076</text:p>
          </table:table-cell>
          <table:table-cell table:style-name="ce44" office:value-type="float" office:value="244751" calcext:value-type="float">
            <text:p>244751</text:p>
          </table:table-cell>
          <table:table-cell table:style-name="ce44" office:value-type="float" office:value="310794" calcext:value-type="float">
            <text:p>310794</text:p>
          </table:table-cell>
          <table:table-cell table:style-name="ce44" office:value-type="float" office:value="412008" calcext:value-type="float">
            <text:p>412008</text:p>
          </table:table-cell>
          <table:table-cell table:style-name="ce4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44" office:value-type="float" office:value="209562" calcext:value-type="float">
            <text:p>209562</text:p>
          </table:table-cell>
          <table:table-cell table:style-name="ce44" office:value-type="float" office:value="212776" calcext:value-type="float">
            <text:p>212776</text:p>
          </table:table-cell>
          <table:table-cell table:style-name="ce44" office:value-type="float" office:value="325393" calcext:value-type="float">
            <text:p>325393</text:p>
          </table:table-cell>
          <table:table-cell table:style-name="ce44" office:value-type="float" office:value="208281" calcext:value-type="float">
            <text:p>208281</text:p>
          </table:table-cell>
          <table:table-cell table:style-name="ce4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44" office:value-type="float" office:value="6" calcext:value-type="float">
            <text:p>6</text:p>
          </table:table-cell>
          <table:table-cell table:style-name="ce18" table:formula="of:=IF([.AB24] = &quot;&quot;; &quot;&quot;; MEDIAN([.AB24:.AF24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4] = &quot;&quot;; &quot;&quot;; MEDIAN([.AH24:.AL24]))" office:value-type="float" office:value="42265" calcext:value-type="float">
            <text:p>42265</text:p>
          </table:table-cell>
          <table:table-cell table:style-name="ce44" office:value-type="float" office:value="45834" calcext:value-type="float">
            <text:p>45834</text:p>
          </table:table-cell>
          <table:table-cell table:style-name="ce44" office:value-type="float" office:value="41576" calcext:value-type="float">
            <text:p>41576</text:p>
          </table:table-cell>
          <table:table-cell table:style-name="ce44" office:value-type="float" office:value="41148" calcext:value-type="float">
            <text:p>41148</text:p>
          </table:table-cell>
          <table:table-cell table:style-name="ce44" office:value-type="float" office:value="44294" calcext:value-type="float">
            <text:p>44294</text:p>
          </table:table-cell>
          <table:table-cell table:style-name="ce44" office:value-type="float" office:value="42265" calcext:value-type="float">
            <text:p>42265</text:p>
          </table:table-cell>
          <table:table-cell table:style-name="ce18" table:formula="of:=IF([.AN24] = &quot;&quot;; &quot;&quot;; MEDIAN([.AN24:.AR24]))" office:value-type="float" office:value="318119515" calcext:value-type="float">
            <text:p>318119515</text:p>
          </table:table-cell>
          <table:table-cell table:style-name="ce44" office:value-type="float" office:value="297971920" calcext:value-type="float">
            <text:p>297971920</text:p>
          </table:table-cell>
          <table:table-cell table:style-name="ce44" office:value-type="float" office:value="318119515" calcext:value-type="float">
            <text:p>318119515</text:p>
          </table:table-cell>
          <table:table-cell table:style-name="ce44" office:value-type="float" office:value="279293623" calcext:value-type="float">
            <text:p>279293623</text:p>
          </table:table-cell>
          <table:table-cell table:style-name="ce44" office:value-type="float" office:value="364472192" calcext:value-type="float">
            <text:p>364472192</text:p>
          </table:table-cell>
          <table:table-cell table:style-name="ce44" office:value-type="float" office:value="336080489" calcext:value-type="float">
            <text:p>336080489</text:p>
          </table:table-cell>
          <table:table-cell table:style-name="ce18" table:formula="of:=IF([.AT24] = &quot;&quot;; &quot;&quot;; MEDIAN([.AT24:.AX24]))" office:value-type="float" office:value="6258" calcext:value-type="float">
            <text:p>6258</text:p>
          </table:table-cell>
          <table:table-cell table:style-name="ce44" office:value-type="float" office:value="6620" calcext:value-type="float">
            <text:p>6620</text:p>
          </table:table-cell>
          <table:table-cell table:style-name="ce44" office:value-type="float" office:value="8135" calcext:value-type="float">
            <text:p>8135</text:p>
          </table:table-cell>
          <table:table-cell table:style-name="ce44" office:value-type="float" office:value="5743" calcext:value-type="float">
            <text:p>5743</text:p>
          </table:table-cell>
          <table:table-cell table:style-name="ce44" office:value-type="float" office:value="6258" calcext:value-type="float">
            <text:p>6258</text:p>
          </table:table-cell>
          <table:table-cell table:style-name="ce44" office:value-type="float" office:value="4959" calcext:value-type="float">
            <text:p>4959</text:p>
          </table:table-cell>
          <table:table-cell table:style-name="ce18" table:formula="of:=IF([.AZ24] = &quot;&quot;; &quot;&quot;; MEDIAN([.AZ24:.BD24]))" office:value-type="float" office:value="47952894" calcext:value-type="float">
            <text:p>47952894</text:p>
          </table:table-cell>
          <table:table-cell table:style-name="ce44" office:value-type="float" office:value="47952894" calcext:value-type="float">
            <text:p>47952894</text:p>
          </table:table-cell>
          <table:table-cell table:style-name="ce44" office:value-type="float" office:value="50590605" calcext:value-type="float">
            <text:p>50590605</text:p>
          </table:table-cell>
          <table:table-cell table:style-name="ce44" office:value-type="float" office:value="46655654" calcext:value-type="float">
            <text:p>46655654</text:p>
          </table:table-cell>
          <table:table-cell table:style-name="ce44" office:value-type="float" office:value="46601110" calcext:value-type="float">
            <text:p>46601110</text:p>
          </table:table-cell>
          <table:table-cell table:style-name="ce44" office:value-type="float" office:value="51385918" calcext:value-type="float">
            <text:p>51385918</text:p>
          </table:table-cell>
          <table:table-cell table:style-name="ce18" table:formula="of:=IF([.BF24] = &quot;&quot;; &quot;&quot;; MEDIAN([.BF24:.BJ24]))" office:value-type="float" office:value="251316" calcext:value-type="float">
            <text:p>251316</text:p>
          </table:table-cell>
          <table:table-cell table:style-name="ce44" office:value-type="float" office:value="316218" calcext:value-type="float">
            <text:p>316218</text:p>
          </table:table-cell>
          <table:table-cell table:style-name="ce44" office:value-type="float" office:value="331281" calcext:value-type="float">
            <text:p>331281</text:p>
          </table:table-cell>
          <table:table-cell table:style-name="ce44" office:value-type="float" office:value="251316" calcext:value-type="float">
            <text:p>251316</text:p>
          </table:table-cell>
          <table:table-cell table:style-name="ce44" office:value-type="float" office:value="250891" calcext:value-type="float">
            <text:p>250891</text:p>
          </table:table-cell>
          <table:table-cell table:style-name="ce44" office:value-type="float" office:value="249796" calcext:value-type="float">
            <text:p>249796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44" office:value-type="float" office:value="278851" calcext:value-type="float">
            <text:p>278851</text:p>
          </table:table-cell>
          <table:table-cell table:style-name="ce44" office:value-type="float" office:value="324311" calcext:value-type="float">
            <text:p>324311</text:p>
          </table:table-cell>
          <table:table-cell table:style-name="ce44" office:value-type="float" office:value="320871" calcext:value-type="float">
            <text:p>320871</text:p>
          </table:table-cell>
          <table:table-cell table:style-name="ce44" office:value-type="float" office:value="329777" calcext:value-type="float">
            <text:p>329777</text:p>
          </table:table-cell>
          <table:table-cell table:style-name="ce4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44" office:value-type="float" office:value="476083" calcext:value-type="float">
            <text:p>476083</text:p>
          </table:table-cell>
          <table:table-cell table:style-name="ce44" office:value-type="float" office:value="256645" calcext:value-type="float">
            <text:p>256645</text:p>
          </table:table-cell>
          <table:table-cell table:style-name="ce44" office:value-type="float" office:value="248020" calcext:value-type="float">
            <text:p>248020</text:p>
          </table:table-cell>
          <table:table-cell table:style-name="ce44" office:value-type="float" office:value="356030" calcext:value-type="float">
            <text:p>356030</text:p>
          </table:table-cell>
          <table:table-cell table:style-name="ce4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18" table:formula="of:=IF([.AB25] = &quot;&quot;; &quot;&quot;; MEDIAN([.AB25:.AF25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5] = &quot;&quot;; &quot;&quot;; MEDIAN([.AH25:.AL25]))" office:value-type="float" office:value="42377" calcext:value-type="float">
            <text:p>42377</text:p>
          </table:table-cell>
          <table:table-cell table:style-name="ce44" office:value-type="float" office:value="47481" calcext:value-type="float">
            <text:p>47481</text:p>
          </table:table-cell>
          <table:table-cell table:style-name="ce44" office:value-type="float" office:value="41221" calcext:value-type="float">
            <text:p>41221</text:p>
          </table:table-cell>
          <table:table-cell table:style-name="ce44" office:value-type="float" office:value="42425" calcext:value-type="float">
            <text:p>42425</text:p>
          </table:table-cell>
          <table:table-cell table:style-name="ce44" office:value-type="float" office:value="41617" calcext:value-type="float">
            <text:p>41617</text:p>
          </table:table-cell>
          <table:table-cell table:style-name="ce44" office:value-type="float" office:value="42377" calcext:value-type="float">
            <text:p>42377</text:p>
          </table:table-cell>
          <table:table-cell table:style-name="ce18" table:formula="of:=IF([.AN25] = &quot;&quot;; &quot;&quot;; MEDIAN([.AN25:.AR25]))" office:value-type="float" office:value="332989991" calcext:value-type="float">
            <text:p>332989991</text:p>
          </table:table-cell>
          <table:table-cell table:style-name="ce44" office:value-type="float" office:value="319627454" calcext:value-type="float">
            <text:p>319627454</text:p>
          </table:table-cell>
          <table:table-cell table:style-name="ce44" office:value-type="float" office:value="332989991" calcext:value-type="float">
            <text:p>332989991</text:p>
          </table:table-cell>
          <table:table-cell table:style-name="ce44" office:value-type="float" office:value="320854904" calcext:value-type="float">
            <text:p>320854904</text:p>
          </table:table-cell>
          <table:table-cell table:style-name="ce44" office:value-type="float" office:value="350788220" calcext:value-type="float">
            <text:p>350788220</text:p>
          </table:table-cell>
          <table:table-cell table:style-name="ce44" office:value-type="float" office:value="388354196" calcext:value-type="float">
            <text:p>388354196</text:p>
          </table:table-cell>
          <table:table-cell table:style-name="ce18" table:formula="of:=IF([.AT25] = &quot;&quot;; &quot;&quot;; MEDIAN([.AT25:.AX25]))" office:value-type="float" office:value="7144" calcext:value-type="float">
            <text:p>7144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185" calcext:value-type="float">
            <text:p>6185</text:p>
          </table:table-cell>
          <table:table-cell table:style-name="ce44" office:value-type="float" office:value="7144" calcext:value-type="float">
            <text:p>7144</text:p>
          </table:table-cell>
          <table:table-cell table:style-name="ce44" office:value-type="float" office:value="7582" calcext:value-type="float">
            <text:p>7582</text:p>
          </table:table-cell>
          <table:table-cell table:style-name="ce44" office:value-type="float" office:value="5402" calcext:value-type="float">
            <text:p>5402</text:p>
          </table:table-cell>
          <table:table-cell table:style-name="ce18" table:formula="of:=IF([.AZ25] = &quot;&quot;; &quot;&quot;; MEDIAN([.AZ25:.BD25]))" office:value-type="float" office:value="53256391" calcext:value-type="float">
            <text:p>53256391</text:p>
          </table:table-cell>
          <table:table-cell table:style-name="ce44" office:value-type="float" office:value="52277831" calcext:value-type="float">
            <text:p>52277831</text:p>
          </table:table-cell>
          <table:table-cell table:style-name="ce44" office:value-type="float" office:value="56611662" calcext:value-type="float">
            <text:p>56611662</text:p>
          </table:table-cell>
          <table:table-cell table:style-name="ce44" office:value-type="float" office:value="53256391" calcext:value-type="float">
            <text:p>53256391</text:p>
          </table:table-cell>
          <table:table-cell table:style-name="ce44" office:value-type="float" office:value="52355016" calcext:value-type="float">
            <text:p>52355016</text:p>
          </table:table-cell>
          <table:table-cell table:style-name="ce44" office:value-type="float" office:value="62863668" calcext:value-type="float">
            <text:p>62863668</text:p>
          </table:table-cell>
          <table:table-cell table:style-name="ce18" table:formula="of:=IF([.BF25] = &quot;&quot;; &quot;&quot;; MEDIAN([.BF25:.BJ25]))" office:value-type="float" office:value="281812" calcext:value-type="float">
            <text:p>281812</text:p>
          </table:table-cell>
          <table:table-cell table:style-name="ce44" office:value-type="float" office:value="281812" calcext:value-type="float">
            <text:p>281812</text:p>
          </table:table-cell>
          <table:table-cell table:style-name="ce44" office:value-type="float" office:value="300170" calcext:value-type="float">
            <text:p>300170</text:p>
          </table:table-cell>
          <table:table-cell table:style-name="ce44" office:value-type="float" office:value="281012" calcext:value-type="float">
            <text:p>281012</text:p>
          </table:table-cell>
          <table:table-cell table:style-name="ce44" office:value-type="float" office:value="402601" calcext:value-type="float">
            <text:p>402601</text:p>
          </table:table-cell>
          <table:table-cell table:style-name="ce44" office:value-type="float" office:value="236063" calcext:value-type="float">
            <text:p>236063</text:p>
          </table:table-cell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964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65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96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4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4" office:value-type="float" office:value="742" calcext:value-type="float">
            <text:p>742</text:p>
          </table:table-cell>
          <table:table-cell table:style-name="ce4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4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44" office:value-type="float" office:value="737" calcext:value-type="float">
            <text:p>737</text:p>
          </table:table-cell>
          <table:table-cell table:style-name="ce4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4" office:value-type="float" office:value="707" calcext:value-type="float">
            <text:p>707</text:p>
          </table:table-cell>
          <table:table-cell table:style-name="ce4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4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4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4" office:value-type="float" office:value="662" calcext:value-type="float">
            <text:p>662</text:p>
          </table:table-cell>
          <table:table-cell table:style-name="ce4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4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44" office:value-type="float" office:value="622" calcext:value-type="float">
            <text:p>622</text:p>
          </table:table-cell>
          <table:table-cell table:style-name="ce4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4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4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44" office:value-type="float" office:value="590" calcext:value-type="float">
            <text:p>590</text:p>
          </table:table-cell>
          <table:table-cell table:style-name="ce4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4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44" office:value-type="float" office:value="939" calcext:value-type="float">
            <text:p>939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4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4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44" office:value-type="float" office:value="720" calcext:value-type="float">
            <text:p>720</text:p>
          </table:table-cell>
          <table:table-cell table:style-name="ce4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4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4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4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4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44" office:value-type="float" office:value="429" calcext:value-type="float">
            <text:p>429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4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4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44" office:value-type="float" office:value="532" calcext:value-type="float">
            <text:p>532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4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4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873" calcext:value-type="float">
            <text:p>873</text:p>
          </table:table-cell>
          <table:table-cell table:style-name="ce4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4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4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44" office:value-type="float" office:value="824" calcext:value-type="float">
            <text:p>824</text:p>
          </table:table-cell>
          <table:table-cell table:style-name="ce44" office:value-type="float" office:value="835" calcext:value-type="float">
            <text:p>835</text:p>
          </table:table-cell>
          <table:table-cell table:style-name="ce4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4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4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44" office:value-type="float" office:value="965" calcext:value-type="float">
            <text:p>965</text:p>
          </table:table-cell>
          <table:table-cell table:style-name="ce44" office:value-type="float" office:value="1002" calcext:value-type="float">
            <text:p>1002</text:p>
          </table:table-cell>
          <table:table-cell table:style-name="ce4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44" office:value-type="float" office:value="584" calcext:value-type="float">
            <text:p>584</text:p>
          </table:table-cell>
          <table:table-cell table:style-name="ce4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4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4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44" office:value-type="float" office:value="1149" calcext:value-type="float">
            <text:p>1149</text:p>
          </table:table-cell>
          <table:table-cell table:style-name="ce44" office:value-type="float" office:value="1195" calcext:value-type="float">
            <text:p>1195</text:p>
          </table:table-cell>
          <table:table-cell table:style-name="ce4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4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4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44" office:value-type="float" office:value="2528" calcext:value-type="float">
            <text:p>2528</text:p>
          </table:table-cell>
          <table:table-cell table:style-name="ce44" office:value-type="float" office:value="1358" calcext:value-type="float">
            <text:p>1358</text:p>
          </table:table-cell>
          <table:table-cell table:style-name="ce4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44" office:value-type="float" office:value="606" calcext:value-type="float">
            <text:p>606</text:p>
          </table:table-cell>
          <table:table-cell table:style-name="ce4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4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4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44" office:value-type="float" office:value="1977" calcext:value-type="float">
            <text:p>1977</text:p>
          </table:table-cell>
          <table:table-cell table:style-name="ce44" office:value-type="float" office:value="1700" calcext:value-type="float">
            <text:p>1700</text:p>
          </table:table-cell>
          <table:table-cell table:style-name="ce4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4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4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44" office:value-type="float" office:value="1947" calcext:value-type="float">
            <text:p>1947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4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4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44" office:value-type="float" office:value="2249" calcext:value-type="float">
            <text:p>2249</text:p>
          </table:table-cell>
          <table:table-cell table:style-name="ce44" office:value-type="float" office:value="2048" calcext:value-type="float">
            <text:p>2048</text:p>
          </table:table-cell>
          <table:table-cell table:style-name="ce4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44" office:value-type="float" office:value="583" calcext:value-type="float">
            <text:p>583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4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4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44" office:value-type="float" office:value="3927" calcext:value-type="float">
            <text:p>3927</text:p>
          </table:table-cell>
          <table:table-cell table:style-name="ce44" office:value-type="float" office:value="2331" calcext:value-type="float">
            <text:p>2331</text:p>
          </table:table-cell>
          <table:table-cell table:style-name="ce4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4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4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44" office:value-type="float" office:value="6553" calcext:value-type="float">
            <text:p>6553</text:p>
          </table:table-cell>
          <table:table-cell table:style-name="ce44" office:value-type="float" office:value="2758" calcext:value-type="float">
            <text:p>2758</text:p>
          </table:table-cell>
          <table:table-cell table:style-name="ce4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4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4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44" office:value-type="float" office:value="4263" calcext:value-type="float">
            <text:p>4263</text:p>
          </table:table-cell>
          <table:table-cell table:style-name="ce44" office:value-type="float" office:value="2858" calcext:value-type="float">
            <text:p>2858</text:p>
          </table:table-cell>
          <table:table-cell table:style-name="ce4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4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4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3098" calcext:value-type="float">
            <text:p>3098</text:p>
          </table:table-cell>
          <table:table-cell table:style-name="ce4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4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4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44" office:value-type="float" office:value="6294" calcext:value-type="float">
            <text:p>6294</text:p>
          </table:table-cell>
          <table:table-cell table:style-name="ce44" office:value-type="float" office:value="3341" calcext:value-type="float">
            <text:p>3341</text:p>
          </table:table-cell>
          <table:table-cell table:style-name="ce4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4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4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44" office:value-type="float" office:value="5097" calcext:value-type="float">
            <text:p>5097</text:p>
          </table:table-cell>
          <table:table-cell table:style-name="ce44" office:value-type="float" office:value="4401" calcext:value-type="float">
            <text:p>4401</text:p>
          </table:table-cell>
          <table:table-cell table:style-name="ce4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4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4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44" office:value-type="float" office:value="5740" calcext:value-type="float">
            <text:p>5740</text:p>
          </table:table-cell>
          <table:table-cell table:style-name="ce44" office:value-type="float" office:value="5301" calcext:value-type="float">
            <text:p>5301</text:p>
          </table:table-cell>
          <table:table-cell table:style-name="ce4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4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4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44" office:value-type="float" office:value="5762" calcext:value-type="float">
            <text:p>5762</text:p>
          </table:table-cell>
          <table:table-cell table:style-name="ce44" office:value-type="float" office:value="6129" calcext:value-type="float">
            <text:p>6129</text:p>
          </table:table-cell>
          <table:table-cell table:style-name="ce4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4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4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44" office:value-type="float" office:value="5628" calcext:value-type="float">
            <text:p>5628</text:p>
          </table:table-cell>
          <table:table-cell table:style-name="ce44" office:value-type="float" office:value="6939" calcext:value-type="float">
            <text:p>6939</text:p>
          </table:table-cell>
          <table:table-cell table:style-name="ce4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4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4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44" office:value-type="float" office:value="9236" calcext:value-type="float">
            <text:p>9236</text:p>
          </table:table-cell>
          <table:table-cell table:style-name="ce44" office:value-type="float" office:value="6081" calcext:value-type="float">
            <text:p>6081</text:p>
          </table:table-cell>
          <table:table-cell table:style-name="ce4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4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4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44" office:value-type="float" office:value="6897" calcext:value-type="float">
            <text:p>6897</text:p>
          </table:table-cell>
          <table:table-cell table:style-name="ce44" office:value-type="float" office:value="6437" calcext:value-type="float">
            <text:p>6437</text:p>
          </table:table-cell>
          <table:table-cell table:style-name="ce4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4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4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44" office:value-type="float" office:value="11477" calcext:value-type="float">
            <text:p>11477</text:p>
          </table:table-cell>
          <table:table-cell table:style-name="ce44" office:value-type="float" office:value="7210" calcext:value-type="float">
            <text:p>7210</text:p>
          </table:table-cell>
          <table:table-cell table:style-name="ce4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4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4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44" office:value-type="float" office:value="9044" calcext:value-type="float">
            <text:p>9044</text:p>
          </table:table-cell>
          <table:table-cell table:style-name="ce44" office:value-type="float" office:value="7643" calcext:value-type="float">
            <text:p>7643</text:p>
          </table:table-cell>
          <table:table-cell table:style-name="ce4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4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4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44" office:value-type="float" office:value="9454" calcext:value-type="float">
            <text:p>9454</text:p>
          </table:table-cell>
          <table:table-cell table:style-name="ce44" office:value-type="float" office:value="7526" calcext:value-type="float">
            <text:p>7526</text:p>
          </table:table-cell>
          <table:table-cell table:style-name="ce4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4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4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44" office:value-type="float" office:value="10052" calcext:value-type="float">
            <text:p>10052</text:p>
          </table:table-cell>
          <table:table-cell table:style-name="ce44" office:value-type="float" office:value="8868" calcext:value-type="float">
            <text:p>8868</text:p>
          </table:table-cell>
          <table:table-cell table:style-name="ce4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4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4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44" office:value-type="float" office:value="10391" calcext:value-type="float">
            <text:p>10391</text:p>
          </table:table-cell>
          <table:table-cell table:style-name="ce44" office:value-type="float" office:value="8572" calcext:value-type="float">
            <text:p>8572</text:p>
          </table:table-cell>
          <table:table-cell table:style-name="ce4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4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4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44" office:value-type="float" office:value="9263" calcext:value-type="float">
            <text:p>9263</text:p>
          </table:table-cell>
          <table:table-cell table:style-name="ce44" office:value-type="float" office:value="10613" calcext:value-type="float">
            <text:p>10613</text:p>
          </table:table-cell>
          <table:table-cell table:style-name="ce4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4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4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44" office:value-type="float" office:value="10476" calcext:value-type="float">
            <text:p>10476</text:p>
          </table:table-cell>
          <table:table-cell table:style-name="ce44" office:value-type="float" office:value="11043" calcext:value-type="float">
            <text:p>11043</text:p>
          </table:table-cell>
          <table:table-cell table:style-name="ce4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4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4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44" office:value-type="float" office:value="13581" calcext:value-type="float">
            <text:p>13581</text:p>
          </table:table-cell>
          <table:table-cell table:style-name="ce44" office:value-type="float" office:value="12083" calcext:value-type="float">
            <text:p>12083</text:p>
          </table:table-cell>
          <table:table-cell table:style-name="ce4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4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4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44" office:value-type="float" office:value="12040" calcext:value-type="float">
            <text:p>12040</text:p>
          </table:table-cell>
          <table:table-cell table:style-name="ce44" office:value-type="float" office:value="10868" calcext:value-type="float">
            <text:p>10868</text:p>
          </table:table-cell>
          <table:table-cell table:style-name="ce4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4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4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44" office:value-type="float" office:value="11792" calcext:value-type="float">
            <text:p>11792</text:p>
          </table:table-cell>
          <table:table-cell table:style-name="ce44" office:value-type="float" office:value="11545" calcext:value-type="float">
            <text:p>11545</text:p>
          </table:table-cell>
          <table:table-cell table:style-name="ce4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4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4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44" office:value-type="float" office:value="12996" calcext:value-type="float">
            <text:p>12996</text:p>
          </table:table-cell>
          <table:table-cell table:style-name="ce44" office:value-type="float" office:value="11928" calcext:value-type="float">
            <text:p>11928</text:p>
          </table:table-cell>
          <table:table-cell table:style-name="ce4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4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4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44" office:value-type="float" office:value="13323" calcext:value-type="float">
            <text:p>13323</text:p>
          </table:table-cell>
          <table:table-cell table:style-name="ce44" office:value-type="float" office:value="14134" calcext:value-type="float">
            <text:p>14134</text:p>
          </table:table-cell>
          <table:table-cell table:style-name="ce4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4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4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44" office:value-type="float" office:value="14999" calcext:value-type="float">
            <text:p>14999</text:p>
          </table:table-cell>
          <table:table-cell table:style-name="ce44" office:value-type="float" office:value="14023" calcext:value-type="float">
            <text:p>14023</text:p>
          </table:table-cell>
          <table:table-cell table:style-name="ce4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4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4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44" office:value-type="float" office:value="19292" calcext:value-type="float">
            <text:p>19292</text:p>
          </table:table-cell>
          <table:table-cell table:style-name="ce44" office:value-type="float" office:value="14494" calcext:value-type="float">
            <text:p>14494</text:p>
          </table:table-cell>
          <table:table-cell table:style-name="ce4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4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4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44" office:value-type="float" office:value="17167" calcext:value-type="float">
            <text:p>17167</text:p>
          </table:table-cell>
          <table:table-cell table:style-name="ce44" office:value-type="float" office:value="15461" calcext:value-type="float">
            <text:p>15461</text:p>
          </table:table-cell>
          <table:table-cell table:style-name="ce4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4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4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4955" calcext:value-type="float">
            <text:p>14955</text:p>
          </table:table-cell>
          <table:table-cell table:style-name="ce4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4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4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44" office:value-type="float" office:value="19776" calcext:value-type="float">
            <text:p>19776</text:p>
          </table:table-cell>
          <table:table-cell table:style-name="ce44" office:value-type="float" office:value="19859" calcext:value-type="float">
            <text:p>19859</text:p>
          </table:table-cell>
          <table:table-cell table:style-name="ce4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4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4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44" office:value-type="float" office:value="18605" calcext:value-type="float">
            <text:p>18605</text:p>
          </table:table-cell>
          <table:table-cell table:style-name="ce44" office:value-type="float" office:value="17641" calcext:value-type="float">
            <text:p>17641</text:p>
          </table:table-cell>
          <table:table-cell table:style-name="ce4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4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4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44" office:value-type="float" office:value="22387" calcext:value-type="float">
            <text:p>22387</text:p>
          </table:table-cell>
          <table:table-cell table:style-name="ce44" office:value-type="float" office:value="18172" calcext:value-type="float">
            <text:p>18172</text:p>
          </table:table-cell>
          <table:table-cell table:style-name="ce4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4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4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44" office:value-type="float" office:value="21965" calcext:value-type="float">
            <text:p>21965</text:p>
          </table:table-cell>
          <table:table-cell table:style-name="ce44" office:value-type="float" office:value="18858" calcext:value-type="float">
            <text:p>18858</text:p>
          </table:table-cell>
          <table:table-cell table:style-name="ce4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4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4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44" office:value-type="float" office:value="26377" calcext:value-type="float">
            <text:p>26377</text:p>
          </table:table-cell>
          <table:table-cell table:style-name="ce44" office:value-type="float" office:value="22598" calcext:value-type="float">
            <text:p>22598</text:p>
          </table:table-cell>
          <table:table-cell table:style-name="ce4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4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4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44" office:value-type="float" office:value="21842" calcext:value-type="float">
            <text:p>21842</text:p>
          </table:table-cell>
          <table:table-cell table:style-name="ce44" office:value-type="float" office:value="20838" calcext:value-type="float">
            <text:p>20838</text:p>
          </table:table-cell>
          <table:table-cell table:style-name="ce4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4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4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44" office:value-type="float" office:value="24800" calcext:value-type="float">
            <text:p>24800</text:p>
          </table:table-cell>
          <table:table-cell table:style-name="ce44" office:value-type="float" office:value="21240" calcext:value-type="float">
            <text:p>21240</text:p>
          </table:table-cell>
          <table:table-cell table:style-name="ce4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4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4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44" office:value-type="float" office:value="28020" calcext:value-type="float">
            <text:p>28020</text:p>
          </table:table-cell>
          <table:table-cell table:style-name="ce44" office:value-type="float" office:value="22496" calcext:value-type="float">
            <text:p>22496</text:p>
          </table:table-cell>
          <table:table-cell table:style-name="ce4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4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4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44" office:value-type="float" office:value="25523" calcext:value-type="float">
            <text:p>25523</text:p>
          </table:table-cell>
          <table:table-cell table:style-name="ce44" office:value-type="float" office:value="23765" calcext:value-type="float">
            <text:p>23765</text:p>
          </table:table-cell>
          <table:table-cell table:style-name="ce4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4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4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44" office:value-type="float" office:value="27338" calcext:value-type="float">
            <text:p>27338</text:p>
          </table:table-cell>
          <table:table-cell table:style-name="ce44" office:value-type="float" office:value="26651" calcext:value-type="float">
            <text:p>26651</text:p>
          </table:table-cell>
          <table:table-cell table:style-name="ce4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4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4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44" office:value-type="float" office:value="26648" calcext:value-type="float">
            <text:p>26648</text:p>
          </table:table-cell>
          <table:table-cell table:style-name="ce44" office:value-type="float" office:value="31329" calcext:value-type="float">
            <text:p>31329</text:p>
          </table:table-cell>
          <table:table-cell table:style-name="ce4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4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4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44" office:value-type="float" office:value="30098" calcext:value-type="float">
            <text:p>30098</text:p>
          </table:table-cell>
          <table:table-cell table:style-name="ce44" office:value-type="float" office:value="35200" calcext:value-type="float">
            <text:p>35200</text:p>
          </table:table-cell>
          <table:table-cell table:style-name="ce4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4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4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44" office:value-type="float" office:value="122211" calcext:value-type="float">
            <text:p>122211</text:p>
          </table:table-cell>
          <table:table-cell table:style-name="ce44" office:value-type="float" office:value="40273" calcext:value-type="float">
            <text:p>40273</text:p>
          </table:table-cell>
          <table:table-cell table:style-name="ce4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4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4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44" office:value-type="float" office:value="57142" calcext:value-type="float">
            <text:p>57142</text:p>
          </table:table-cell>
          <table:table-cell table:style-name="ce44" office:value-type="float" office:value="34900" calcext:value-type="float">
            <text:p>34900</text:p>
          </table:table-cell>
          <table:table-cell table:style-name="ce4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4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4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44" office:value-type="float" office:value="36090" calcext:value-type="float">
            <text:p>36090</text:p>
          </table:table-cell>
          <table:table-cell table:style-name="ce44" office:value-type="float" office:value="32944" calcext:value-type="float">
            <text:p>32944</text:p>
          </table:table-cell>
          <table:table-cell table:style-name="ce4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4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4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44" office:value-type="float" office:value="36072" calcext:value-type="float">
            <text:p>36072</text:p>
          </table:table-cell>
          <table:table-cell table:style-name="ce44" office:value-type="float" office:value="34230" calcext:value-type="float">
            <text:p>34230</text:p>
          </table:table-cell>
          <table:table-cell table:style-name="ce4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4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4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44" office:value-type="float" office:value="82364" calcext:value-type="float">
            <text:p>82364</text:p>
          </table:table-cell>
          <table:table-cell table:style-name="ce44" office:value-type="float" office:value="33843" calcext:value-type="float">
            <text:p>33843</text:p>
          </table:table-cell>
          <table:table-cell table:style-name="ce4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4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4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44" office:value-type="float" office:value="82979" calcext:value-type="float">
            <text:p>82979</text:p>
          </table:table-cell>
          <table:table-cell table:style-name="ce44" office:value-type="float" office:value="38643" calcext:value-type="float">
            <text:p>38643</text:p>
          </table:table-cell>
          <table:table-cell table:style-name="ce4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4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4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44" office:value-type="float" office:value="126402" calcext:value-type="float">
            <text:p>126402</text:p>
          </table:table-cell>
          <table:table-cell table:style-name="ce44" office:value-type="float" office:value="38370" calcext:value-type="float">
            <text:p>38370</text:p>
          </table:table-cell>
          <table:table-cell table:style-name="ce4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4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4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44" office:value-type="float" office:value="114454" calcext:value-type="float">
            <text:p>114454</text:p>
          </table:table-cell>
          <table:table-cell table:style-name="ce44" office:value-type="float" office:value="42452" calcext:value-type="float">
            <text:p>42452</text:p>
          </table:table-cell>
          <table:table-cell table:style-name="ce4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4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4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44" office:value-type="float" office:value="64618" calcext:value-type="float">
            <text:p>64618</text:p>
          </table:table-cell>
          <table:table-cell table:style-name="ce44" office:value-type="float" office:value="38743" calcext:value-type="float">
            <text:p>38743</text:p>
          </table:table-cell>
          <table:table-cell table:style-name="ce4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4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4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44" office:value-type="float" office:value="64541" calcext:value-type="float">
            <text:p>64541</text:p>
          </table:table-cell>
          <table:table-cell table:style-name="ce44" office:value-type="float" office:value="40290" calcext:value-type="float">
            <text:p>40290</text:p>
          </table:table-cell>
          <table:table-cell table:style-name="ce4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4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4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44" office:value-type="float" office:value="66437" calcext:value-type="float">
            <text:p>66437</text:p>
          </table:table-cell>
          <table:table-cell table:style-name="ce44" office:value-type="float" office:value="41499" calcext:value-type="float">
            <text:p>41499</text:p>
          </table:table-cell>
          <table:table-cell table:style-name="ce4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4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4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44" office:value-type="float" office:value="73252" calcext:value-type="float">
            <text:p>73252</text:p>
          </table:table-cell>
          <table:table-cell table:style-name="ce44" office:value-type="float" office:value="45595" calcext:value-type="float">
            <text:p>45595</text:p>
          </table:table-cell>
          <table:table-cell table:style-name="ce4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4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4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44" office:value-type="float" office:value="61940" calcext:value-type="float">
            <text:p>61940</text:p>
          </table:table-cell>
          <table:table-cell table:style-name="ce44" office:value-type="float" office:value="49130" calcext:value-type="float">
            <text:p>49130</text:p>
          </table:table-cell>
          <table:table-cell table:style-name="ce4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4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4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44" office:value-type="float" office:value="54334" calcext:value-type="float">
            <text:p>54334</text:p>
          </table:table-cell>
          <table:table-cell table:style-name="ce44" office:value-type="float" office:value="48991" calcext:value-type="float">
            <text:p>48991</text:p>
          </table:table-cell>
          <table:table-cell table:style-name="ce4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4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4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44" office:value-type="float" office:value="51898" calcext:value-type="float">
            <text:p>51898</text:p>
          </table:table-cell>
          <table:table-cell table:style-name="ce44" office:value-type="float" office:value="56585" calcext:value-type="float">
            <text:p>56585</text:p>
          </table:table-cell>
          <table:table-cell table:style-name="ce4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4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4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44" office:value-type="float" office:value="49796" calcext:value-type="float">
            <text:p>49796</text:p>
          </table:table-cell>
          <table:table-cell table:style-name="ce44" office:value-type="float" office:value="52689" calcext:value-type="float">
            <text:p>52689</text:p>
          </table:table-cell>
          <table:table-cell table:style-name="ce4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4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4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44" office:value-type="float" office:value="51413" calcext:value-type="float">
            <text:p>51413</text:p>
          </table:table-cell>
          <table:table-cell table:style-name="ce44" office:value-type="float" office:value="49244" calcext:value-type="float">
            <text:p>49244</text:p>
          </table:table-cell>
          <table:table-cell table:style-name="ce4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4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4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44" office:value-type="float" office:value="59951" calcext:value-type="float">
            <text:p>59951</text:p>
          </table:table-cell>
          <table:table-cell table:style-name="ce44" office:value-type="float" office:value="63922" calcext:value-type="float">
            <text:p>63922</text:p>
          </table:table-cell>
          <table:table-cell table:style-name="ce4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4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4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44" office:value-type="float" office:value="56719" calcext:value-type="float">
            <text:p>56719</text:p>
          </table:table-cell>
          <table:table-cell table:style-name="ce44" office:value-type="float" office:value="53274" calcext:value-type="float">
            <text:p>53274</text:p>
          </table:table-cell>
          <table:table-cell table:style-name="ce4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4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4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44" office:value-type="float" office:value="54051" calcext:value-type="float">
            <text:p>54051</text:p>
          </table:table-cell>
          <table:table-cell table:style-name="ce44" office:value-type="float" office:value="56243" calcext:value-type="float">
            <text:p>56243</text:p>
          </table:table-cell>
          <table:table-cell table:style-name="ce4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4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4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44" office:value-type="float" office:value="56966" calcext:value-type="float">
            <text:p>56966</text:p>
          </table:table-cell>
          <table:table-cell table:style-name="ce44" office:value-type="float" office:value="72567" calcext:value-type="float">
            <text:p>72567</text:p>
          </table:table-cell>
          <table:table-cell table:style-name="ce4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4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4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44" office:value-type="float" office:value="57488" calcext:value-type="float">
            <text:p>57488</text:p>
          </table:table-cell>
          <table:table-cell table:style-name="ce44" office:value-type="float" office:value="76561" calcext:value-type="float">
            <text:p>76561</text:p>
          </table:table-cell>
          <table:table-cell table:style-name="ce4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4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4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44" office:value-type="float" office:value="67452" calcext:value-type="float">
            <text:p>67452</text:p>
          </table:table-cell>
          <table:table-cell table:style-name="ce44" office:value-type="float" office:value="73133" calcext:value-type="float">
            <text:p>73133</text:p>
          </table:table-cell>
          <table:table-cell table:style-name="ce4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4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4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44" office:value-type="float" office:value="63508" calcext:value-type="float">
            <text:p>63508</text:p>
          </table:table-cell>
          <table:table-cell table:style-name="ce44" office:value-type="float" office:value="80845" calcext:value-type="float">
            <text:p>80845</text:p>
          </table:table-cell>
          <table:table-cell table:style-name="ce4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4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4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44" office:value-type="float" office:value="70909" calcext:value-type="float">
            <text:p>70909</text:p>
          </table:table-cell>
          <table:table-cell table:style-name="ce44" office:value-type="float" office:value="74545" calcext:value-type="float">
            <text:p>74545</text:p>
          </table:table-cell>
          <table:table-cell table:style-name="ce4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4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4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44" office:value-type="float" office:value="62986" calcext:value-type="float">
            <text:p>62986</text:p>
          </table:table-cell>
          <table:table-cell table:style-name="ce44" office:value-type="float" office:value="70302" calcext:value-type="float">
            <text:p>70302</text:p>
          </table:table-cell>
          <table:table-cell table:style-name="ce4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4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4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44" office:value-type="float" office:value="66243" calcext:value-type="float">
            <text:p>66243</text:p>
          </table:table-cell>
          <table:table-cell table:style-name="ce44" office:value-type="float" office:value="65272" calcext:value-type="float">
            <text:p>65272</text:p>
          </table:table-cell>
          <table:table-cell table:style-name="ce4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4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4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44" office:value-type="float" office:value="71023" calcext:value-type="float">
            <text:p>71023</text:p>
          </table:table-cell>
          <table:table-cell table:style-name="ce44" office:value-type="float" office:value="66686" calcext:value-type="float">
            <text:p>66686</text:p>
          </table:table-cell>
          <table:table-cell table:style-name="ce4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4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4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44" office:value-type="float" office:value="71864" calcext:value-type="float">
            <text:p>71864</text:p>
          </table:table-cell>
          <table:table-cell table:style-name="ce44" office:value-type="float" office:value="71724" calcext:value-type="float">
            <text:p>71724</text:p>
          </table:table-cell>
          <table:table-cell table:style-name="ce4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4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4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44" office:value-type="float" office:value="70469" calcext:value-type="float">
            <text:p>70469</text:p>
          </table:table-cell>
          <table:table-cell table:style-name="ce44" office:value-type="float" office:value="73247" calcext:value-type="float">
            <text:p>73247</text:p>
          </table:table-cell>
          <table:table-cell table:style-name="ce4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4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4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44" office:value-type="float" office:value="69998" calcext:value-type="float">
            <text:p>69998</text:p>
          </table:table-cell>
          <table:table-cell table:style-name="ce44" office:value-type="float" office:value="71078" calcext:value-type="float">
            <text:p>71078</text:p>
          </table:table-cell>
          <table:table-cell table:style-name="ce4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4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4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44" office:value-type="float" office:value="73585" calcext:value-type="float">
            <text:p>73585</text:p>
          </table:table-cell>
          <table:table-cell table:style-name="ce44" office:value-type="float" office:value="100120" calcext:value-type="float">
            <text:p>100120</text:p>
          </table:table-cell>
          <table:table-cell table:style-name="ce4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4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4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44" office:value-type="float" office:value="76002" calcext:value-type="float">
            <text:p>76002</text:p>
          </table:table-cell>
          <table:table-cell table:style-name="ce44" office:value-type="float" office:value="172677" calcext:value-type="float">
            <text:p>172677</text:p>
          </table:table-cell>
          <table:table-cell table:style-name="ce4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4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4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44" office:value-type="float" office:value="79935" calcext:value-type="float">
            <text:p>79935</text:p>
          </table:table-cell>
          <table:table-cell table:style-name="ce44" office:value-type="float" office:value="85552" calcext:value-type="float">
            <text:p>85552</text:p>
          </table:table-cell>
          <table:table-cell table:style-name="ce4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4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4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44" office:value-type="float" office:value="83492" calcext:value-type="float">
            <text:p>83492</text:p>
          </table:table-cell>
          <table:table-cell table:style-name="ce44" office:value-type="float" office:value="89968" calcext:value-type="float">
            <text:p>89968</text:p>
          </table:table-cell>
          <table:table-cell table:style-name="ce4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4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4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44" office:value-type="float" office:value="83674" calcext:value-type="float">
            <text:p>83674</text:p>
          </table:table-cell>
          <table:table-cell table:style-name="ce44" office:value-type="float" office:value="101372" calcext:value-type="float">
            <text:p>101372</text:p>
          </table:table-cell>
          <table:table-cell table:style-name="ce4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4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4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44" office:value-type="float" office:value="87256" calcext:value-type="float">
            <text:p>87256</text:p>
          </table:table-cell>
          <table:table-cell table:style-name="ce44" office:value-type="float" office:value="99079" calcext:value-type="float">
            <text:p>99079</text:p>
          </table:table-cell>
          <table:table-cell table:style-name="ce4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4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4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44" office:value-type="float" office:value="89913" calcext:value-type="float">
            <text:p>89913</text:p>
          </table:table-cell>
          <table:table-cell table:style-name="ce44" office:value-type="float" office:value="96749" calcext:value-type="float">
            <text:p>96749</text:p>
          </table:table-cell>
          <table:table-cell table:style-name="ce4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4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4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44" office:value-type="float" office:value="89836" calcext:value-type="float">
            <text:p>89836</text:p>
          </table:table-cell>
          <table:table-cell table:style-name="ce44" office:value-type="float" office:value="87728" calcext:value-type="float">
            <text:p>87728</text:p>
          </table:table-cell>
          <table:table-cell table:style-name="ce4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4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4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44" office:value-type="float" office:value="90026" calcext:value-type="float">
            <text:p>90026</text:p>
          </table:table-cell>
          <table:table-cell table:style-name="ce44" office:value-type="float" office:value="90615" calcext:value-type="float">
            <text:p>90615</text:p>
          </table:table-cell>
          <table:table-cell table:style-name="ce4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4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4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44" office:value-type="float" office:value="99518" calcext:value-type="float">
            <text:p>99518</text:p>
          </table:table-cell>
          <table:table-cell table:style-name="ce44" office:value-type="float" office:value="98765" calcext:value-type="float">
            <text:p>98765</text:p>
          </table:table-cell>
          <table:table-cell table:style-name="ce4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4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4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44" office:value-type="float" office:value="95180" calcext:value-type="float">
            <text:p>95180</text:p>
          </table:table-cell>
          <table:table-cell table:style-name="ce44" office:value-type="float" office:value="91661" calcext:value-type="float">
            <text:p>91661</text:p>
          </table:table-cell>
          <table:table-cell table:style-name="ce4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4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4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44" office:value-type="float" office:value="96119" calcext:value-type="float">
            <text:p>96119</text:p>
          </table:table-cell>
          <table:table-cell table:style-name="ce44" office:value-type="float" office:value="91958" calcext:value-type="float">
            <text:p>91958</text:p>
          </table:table-cell>
          <table:table-cell table:style-name="ce4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4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4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44" office:value-type="float" office:value="97316" calcext:value-type="float">
            <text:p>97316</text:p>
          </table:table-cell>
          <table:table-cell table:style-name="ce44" office:value-type="float" office:value="98469" calcext:value-type="float">
            <text:p>98469</text:p>
          </table:table-cell>
          <table:table-cell table:style-name="ce4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4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4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44" office:value-type="float" office:value="102870" calcext:value-type="float">
            <text:p>102870</text:p>
          </table:table-cell>
          <table:table-cell table:style-name="ce44" office:value-type="float" office:value="108490" calcext:value-type="float">
            <text:p>108490</text:p>
          </table:table-cell>
          <table:table-cell table:style-name="ce4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4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4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44" office:value-type="float" office:value="108987" calcext:value-type="float">
            <text:p>108987</text:p>
          </table:table-cell>
          <table:table-cell table:style-name="ce44" office:value-type="float" office:value="104802" calcext:value-type="float">
            <text:p>104802</text:p>
          </table:table-cell>
          <table:table-cell table:style-name="ce4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4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4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44" office:value-type="float" office:value="109114" calcext:value-type="float">
            <text:p>109114</text:p>
          </table:table-cell>
          <table:table-cell table:style-name="ce44" office:value-type="float" office:value="108422" calcext:value-type="float">
            <text:p>108422</text:p>
          </table:table-cell>
          <table:table-cell table:style-name="ce4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4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4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44" office:value-type="float" office:value="108068" calcext:value-type="float">
            <text:p>108068</text:p>
          </table:table-cell>
          <table:table-cell table:style-name="ce44" office:value-type="float" office:value="120112" calcext:value-type="float">
            <text:p>120112</text:p>
          </table:table-cell>
          <table:table-cell table:style-name="ce4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4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4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44" office:value-type="float" office:value="108933" calcext:value-type="float">
            <text:p>108933</text:p>
          </table:table-cell>
          <table:table-cell table:style-name="ce44" office:value-type="float" office:value="157479" calcext:value-type="float">
            <text:p>157479</text:p>
          </table:table-cell>
          <table:table-cell table:style-name="ce4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4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4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44" office:value-type="float" office:value="112085" calcext:value-type="float">
            <text:p>112085</text:p>
          </table:table-cell>
          <table:table-cell table:style-name="ce44" office:value-type="float" office:value="120064" calcext:value-type="float">
            <text:p>120064</text:p>
          </table:table-cell>
          <table:table-cell table:style-name="ce4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4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4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44" office:value-type="float" office:value="111918" calcext:value-type="float">
            <text:p>111918</text:p>
          </table:table-cell>
          <table:table-cell table:style-name="ce44" office:value-type="float" office:value="111243" calcext:value-type="float">
            <text:p>111243</text:p>
          </table:table-cell>
          <table:table-cell table:style-name="ce4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4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4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44" office:value-type="float" office:value="115734" calcext:value-type="float">
            <text:p>115734</text:p>
          </table:table-cell>
          <table:table-cell table:style-name="ce44" office:value-type="float" office:value="119099" calcext:value-type="float">
            <text:p>119099</text:p>
          </table:table-cell>
          <table:table-cell table:style-name="ce4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4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4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44" office:value-type="float" office:value="123843" calcext:value-type="float">
            <text:p>123843</text:p>
          </table:table-cell>
          <table:table-cell table:style-name="ce44" office:value-type="float" office:value="128961" calcext:value-type="float">
            <text:p>128961</text:p>
          </table:table-cell>
          <table:table-cell table:style-name="ce4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4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4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44" office:value-type="float" office:value="130388" calcext:value-type="float">
            <text:p>130388</text:p>
          </table:table-cell>
          <table:table-cell table:style-name="ce44" office:value-type="float" office:value="128120" calcext:value-type="float">
            <text:p>128120</text:p>
          </table:table-cell>
          <table:table-cell table:style-name="ce4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4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4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44" office:value-type="float" office:value="134713" calcext:value-type="float">
            <text:p>134713</text:p>
          </table:table-cell>
          <table:table-cell table:style-name="ce44" office:value-type="float" office:value="133133" calcext:value-type="float">
            <text:p>133133</text:p>
          </table:table-cell>
          <table:table-cell table:style-name="ce4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4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4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44" office:value-type="float" office:value="129177" calcext:value-type="float">
            <text:p>129177</text:p>
          </table:table-cell>
          <table:table-cell table:style-name="ce44" office:value-type="float" office:value="159335" calcext:value-type="float">
            <text:p>159335</text:p>
          </table:table-cell>
          <table:table-cell table:style-name="ce4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4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4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44" office:value-type="float" office:value="133080" calcext:value-type="float">
            <text:p>133080</text:p>
          </table:table-cell>
          <table:table-cell table:style-name="ce44" office:value-type="float" office:value="128083" calcext:value-type="float">
            <text:p>128083</text:p>
          </table:table-cell>
          <table:table-cell table:style-name="ce4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4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4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44" office:value-type="float" office:value="131256" calcext:value-type="float">
            <text:p>131256</text:p>
          </table:table-cell>
          <table:table-cell table:style-name="ce44" office:value-type="float" office:value="127644" calcext:value-type="float">
            <text:p>127644</text:p>
          </table:table-cell>
          <table:table-cell table:style-name="ce4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4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4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44" office:value-type="float" office:value="133393" calcext:value-type="float">
            <text:p>133393</text:p>
          </table:table-cell>
          <table:table-cell table:style-name="ce44" office:value-type="float" office:value="133497" calcext:value-type="float">
            <text:p>133497</text:p>
          </table:table-cell>
          <table:table-cell table:style-name="ce4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4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4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44" office:value-type="float" office:value="149764" calcext:value-type="float">
            <text:p>149764</text:p>
          </table:table-cell>
          <table:table-cell table:style-name="ce44" office:value-type="float" office:value="133264" calcext:value-type="float">
            <text:p>133264</text:p>
          </table:table-cell>
          <table:table-cell table:style-name="ce4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4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4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44" office:value-type="float" office:value="146234" calcext:value-type="float">
            <text:p>146234</text:p>
          </table:table-cell>
          <table:table-cell table:style-name="ce44" office:value-type="float" office:value="133528" calcext:value-type="float">
            <text:p>133528</text:p>
          </table:table-cell>
          <table:table-cell table:style-name="ce4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4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4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44" office:value-type="float" office:value="142841" calcext:value-type="float">
            <text:p>142841</text:p>
          </table:table-cell>
          <table:table-cell table:style-name="ce44" office:value-type="float" office:value="141016" calcext:value-type="float">
            <text:p>141016</text:p>
          </table:table-cell>
          <table:table-cell table:style-name="ce4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4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4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44" office:value-type="float" office:value="151995" calcext:value-type="float">
            <text:p>151995</text:p>
          </table:table-cell>
          <table:table-cell table:style-name="ce44" office:value-type="float" office:value="162548" calcext:value-type="float">
            <text:p>162548</text:p>
          </table:table-cell>
          <table:table-cell table:style-name="ce4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4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4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44" office:value-type="float" office:value="146002" calcext:value-type="float">
            <text:p>146002</text:p>
          </table:table-cell>
          <table:table-cell table:style-name="ce44" office:value-type="float" office:value="144802" calcext:value-type="float">
            <text:p>144802</text:p>
          </table:table-cell>
          <table:table-cell table:style-name="ce4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4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4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44" office:value-type="float" office:value="147703" calcext:value-type="float">
            <text:p>147703</text:p>
          </table:table-cell>
          <table:table-cell table:style-name="ce44" office:value-type="float" office:value="153129" calcext:value-type="float">
            <text:p>153129</text:p>
          </table:table-cell>
          <table:table-cell table:style-name="ce4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4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4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44" office:value-type="float" office:value="155360" calcext:value-type="float">
            <text:p>155360</text:p>
          </table:table-cell>
          <table:table-cell table:style-name="ce44" office:value-type="float" office:value="151743" calcext:value-type="float">
            <text:p>151743</text:p>
          </table:table-cell>
          <table:table-cell table:style-name="ce4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4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4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44" office:value-type="float" office:value="157751" calcext:value-type="float">
            <text:p>157751</text:p>
          </table:table-cell>
          <table:table-cell table:style-name="ce44" office:value-type="float" office:value="156893" calcext:value-type="float">
            <text:p>156893</text:p>
          </table:table-cell>
          <table:table-cell table:style-name="ce4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4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4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44" office:value-type="float" office:value="260313" calcext:value-type="float">
            <text:p>260313</text:p>
          </table:table-cell>
          <table:table-cell table:style-name="ce44" office:value-type="float" office:value="180244" calcext:value-type="float">
            <text:p>180244</text:p>
          </table:table-cell>
          <table:table-cell table:style-name="ce4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4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4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44" office:value-type="float" office:value="247246" calcext:value-type="float">
            <text:p>247246</text:p>
          </table:table-cell>
          <table:table-cell table:style-name="ce44" office:value-type="float" office:value="166315" calcext:value-type="float">
            <text:p>166315</text:p>
          </table:table-cell>
          <table:table-cell table:style-name="ce4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4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4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44" office:value-type="float" office:value="266618" calcext:value-type="float">
            <text:p>266618</text:p>
          </table:table-cell>
          <table:table-cell table:style-name="ce44" office:value-type="float" office:value="170640" calcext:value-type="float">
            <text:p>170640</text:p>
          </table:table-cell>
          <table:table-cell table:style-name="ce4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4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4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44" office:value-type="float" office:value="201205" calcext:value-type="float">
            <text:p>201205</text:p>
          </table:table-cell>
          <table:table-cell table:style-name="ce44" office:value-type="float" office:value="172419" calcext:value-type="float">
            <text:p>172419</text:p>
          </table:table-cell>
          <table:table-cell table:style-name="ce4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4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4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44" office:value-type="float" office:value="177347" calcext:value-type="float">
            <text:p>177347</text:p>
          </table:table-cell>
          <table:table-cell table:style-name="ce44" office:value-type="float" office:value="184572" calcext:value-type="float">
            <text:p>184572</text:p>
          </table:table-cell>
          <table:table-cell table:style-name="ce4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4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4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44" office:value-type="float" office:value="214304" calcext:value-type="float">
            <text:p>214304</text:p>
          </table:table-cell>
          <table:table-cell table:style-name="ce44" office:value-type="float" office:value="176999" calcext:value-type="float">
            <text:p>176999</text:p>
          </table:table-cell>
          <table:table-cell table:style-name="ce4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4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4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44" office:value-type="float" office:value="174274" calcext:value-type="float">
            <text:p>174274</text:p>
          </table:table-cell>
          <table:table-cell table:style-name="ce44" office:value-type="float" office:value="205798" calcext:value-type="float">
            <text:p>205798</text:p>
          </table:table-cell>
          <table:table-cell table:style-name="ce4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4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4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44" office:value-type="float" office:value="189875" calcext:value-type="float">
            <text:p>189875</text:p>
          </table:table-cell>
          <table:table-cell table:style-name="ce44" office:value-type="float" office:value="181989" calcext:value-type="float">
            <text:p>181989</text:p>
          </table:table-cell>
          <table:table-cell table:style-name="ce4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4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4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44" office:value-type="float" office:value="180982" calcext:value-type="float">
            <text:p>180982</text:p>
          </table:table-cell>
          <table:table-cell table:style-name="ce44" office:value-type="float" office:value="190782" calcext:value-type="float">
            <text:p>190782</text:p>
          </table:table-cell>
          <table:table-cell table:style-name="ce4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4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4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44" office:value-type="float" office:value="185771" calcext:value-type="float">
            <text:p>185771</text:p>
          </table:table-cell>
          <table:table-cell table:style-name="ce44" office:value-type="float" office:value="188658" calcext:value-type="float">
            <text:p>188658</text:p>
          </table:table-cell>
          <table:table-cell table:style-name="ce4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4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4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44" office:value-type="float" office:value="184751" calcext:value-type="float">
            <text:p>184751</text:p>
          </table:table-cell>
          <table:table-cell table:style-name="ce44" office:value-type="float" office:value="432097" calcext:value-type="float">
            <text:p>432097</text:p>
          </table:table-cell>
          <table:table-cell table:style-name="ce4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4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4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44" office:value-type="float" office:value="189299" calcext:value-type="float">
            <text:p>189299</text:p>
          </table:table-cell>
          <table:table-cell table:style-name="ce44" office:value-type="float" office:value="309633" calcext:value-type="float">
            <text:p>309633</text:p>
          </table:table-cell>
          <table:table-cell table:style-name="ce4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4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4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44" office:value-type="float" office:value="205829" calcext:value-type="float">
            <text:p>205829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4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4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44" office:value-type="float" office:value="202040" calcext:value-type="float">
            <text:p>202040</text:p>
          </table:table-cell>
          <table:table-cell table:style-name="ce44" office:value-type="float" office:value="259084" calcext:value-type="float">
            <text:p>259084</text:p>
          </table:table-cell>
          <table:table-cell table:style-name="ce4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4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4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44" office:value-type="float" office:value="197822" calcext:value-type="float">
            <text:p>197822</text:p>
          </table:table-cell>
          <table:table-cell table:style-name="ce44" office:value-type="float" office:value="209936" calcext:value-type="float">
            <text:p>209936</text:p>
          </table:table-cell>
          <table:table-cell table:style-name="ce4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4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4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44" office:value-type="float" office:value="198987" calcext:value-type="float">
            <text:p>198987</text:p>
          </table:table-cell>
          <table:table-cell table:style-name="ce44" office:value-type="float" office:value="221807" calcext:value-type="float">
            <text:p>221807</text:p>
          </table:table-cell>
          <table:table-cell table:style-name="ce4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4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4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44" office:value-type="float" office:value="208567" calcext:value-type="float">
            <text:p>208567</text:p>
          </table:table-cell>
          <table:table-cell table:style-name="ce44" office:value-type="float" office:value="244794" calcext:value-type="float">
            <text:p>244794</text:p>
          </table:table-cell>
          <table:table-cell table:style-name="ce4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4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4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44" office:value-type="float" office:value="214025" calcext:value-type="float">
            <text:p>214025</text:p>
          </table:table-cell>
          <table:table-cell table:style-name="ce44" office:value-type="float" office:value="219865" calcext:value-type="float">
            <text:p>219865</text:p>
          </table:table-cell>
          <table:table-cell table:style-name="ce4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4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4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44" office:value-type="float" office:value="211126" calcext:value-type="float">
            <text:p>211126</text:p>
          </table:table-cell>
          <table:table-cell table:style-name="ce44" office:value-type="float" office:value="211965" calcext:value-type="float">
            <text:p>211965</text:p>
          </table:table-cell>
          <table:table-cell table:style-name="ce4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4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4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44" office:value-type="float" office:value="215744" calcext:value-type="float">
            <text:p>215744</text:p>
          </table:table-cell>
          <table:table-cell table:style-name="ce44" office:value-type="float" office:value="208906" calcext:value-type="float">
            <text:p>208906</text:p>
          </table:table-cell>
          <table:table-cell table:style-name="ce4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4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4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44" office:value-type="float" office:value="219496" calcext:value-type="float">
            <text:p>219496</text:p>
          </table:table-cell>
          <table:table-cell table:style-name="ce44" office:value-type="float" office:value="221937" calcext:value-type="float">
            <text:p>221937</text:p>
          </table:table-cell>
          <table:table-cell table:style-name="ce4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4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4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44" office:value-type="float" office:value="232234" calcext:value-type="float">
            <text:p>232234</text:p>
          </table:table-cell>
          <table:table-cell table:style-name="ce44" office:value-type="float" office:value="225675" calcext:value-type="float">
            <text:p>225675</text:p>
          </table:table-cell>
          <table:table-cell table:style-name="ce4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4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4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44" office:value-type="float" office:value="259470" calcext:value-type="float">
            <text:p>259470</text:p>
          </table:table-cell>
          <table:table-cell table:style-name="ce44" office:value-type="float" office:value="229104" calcext:value-type="float">
            <text:p>229104</text:p>
          </table:table-cell>
          <table:table-cell table:style-name="ce4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4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4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44" office:value-type="float" office:value="253458" calcext:value-type="float">
            <text:p>253458</text:p>
          </table:table-cell>
          <table:table-cell table:style-name="ce44" office:value-type="float" office:value="235990" calcext:value-type="float">
            <text:p>235990</text:p>
          </table:table-cell>
          <table:table-cell table:style-name="ce4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4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4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44" office:value-type="float" office:value="269982" calcext:value-type="float">
            <text:p>269982</text:p>
          </table:table-cell>
          <table:table-cell table:style-name="ce44" office:value-type="float" office:value="283616" calcext:value-type="float">
            <text:p>283616</text:p>
          </table:table-cell>
          <table:table-cell table:style-name="ce4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4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4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44" office:value-type="float" office:value="269728" calcext:value-type="float">
            <text:p>269728</text:p>
          </table:table-cell>
          <table:table-cell table:style-name="ce44" office:value-type="float" office:value="245101" calcext:value-type="float">
            <text:p>245101</text:p>
          </table:table-cell>
          <table:table-cell table:style-name="ce4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4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4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44" office:value-type="float" office:value="262356" calcext:value-type="float">
            <text:p>262356</text:p>
          </table:table-cell>
          <table:table-cell table:style-name="ce44" office:value-type="float" office:value="248611" calcext:value-type="float">
            <text:p>248611</text:p>
          </table:table-cell>
          <table:table-cell table:style-name="ce4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4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4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44" office:value-type="float" office:value="254234" calcext:value-type="float">
            <text:p>254234</text:p>
          </table:table-cell>
          <table:table-cell table:style-name="ce44" office:value-type="float" office:value="243451" calcext:value-type="float">
            <text:p>243451</text:p>
          </table:table-cell>
          <table:table-cell table:style-name="ce4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4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4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44" office:value-type="float" office:value="247529" calcext:value-type="float">
            <text:p>247529</text:p>
          </table:table-cell>
          <table:table-cell table:style-name="ce44" office:value-type="float" office:value="259101" calcext:value-type="float">
            <text:p>259101</text:p>
          </table:table-cell>
          <table:table-cell table:style-name="ce4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4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4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44" office:value-type="float" office:value="260554" calcext:value-type="float">
            <text:p>260554</text:p>
          </table:table-cell>
          <table:table-cell table:style-name="ce44" office:value-type="float" office:value="257437" calcext:value-type="float">
            <text:p>257437</text:p>
          </table:table-cell>
          <table:table-cell table:style-name="ce4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4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4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44" office:value-type="float" office:value="250308" calcext:value-type="float">
            <text:p>250308</text:p>
          </table:table-cell>
          <table:table-cell table:style-name="ce44" office:value-type="float" office:value="260731" calcext:value-type="float">
            <text:p>260731</text:p>
          </table:table-cell>
          <table:table-cell table:style-name="ce4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4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4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44" office:value-type="float" office:value="260428" calcext:value-type="float">
            <text:p>260428</text:p>
          </table:table-cell>
          <table:table-cell table:style-name="ce44" office:value-type="float" office:value="278984" calcext:value-type="float">
            <text:p>278984</text:p>
          </table:table-cell>
          <table:table-cell table:style-name="ce4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4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4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44" office:value-type="float" office:value="272512" calcext:value-type="float">
            <text:p>272512</text:p>
          </table:table-cell>
          <table:table-cell table:style-name="ce44" office:value-type="float" office:value="279545" calcext:value-type="float">
            <text:p>279545</text:p>
          </table:table-cell>
          <table:table-cell table:style-name="ce4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4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4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44" office:value-type="float" office:value="262244" calcext:value-type="float">
            <text:p>262244</text:p>
          </table:table-cell>
          <table:table-cell table:style-name="ce44" office:value-type="float" office:value="261696" calcext:value-type="float">
            <text:p>261696</text:p>
          </table:table-cell>
          <table:table-cell table:style-name="ce4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4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4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44" office:value-type="float" office:value="265470" calcext:value-type="float">
            <text:p>265470</text:p>
          </table:table-cell>
          <table:table-cell table:style-name="ce44" office:value-type="float" office:value="274383" calcext:value-type="float">
            <text:p>274383</text:p>
          </table:table-cell>
          <table:table-cell table:style-name="ce4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4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4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44" office:value-type="float" office:value="278023" calcext:value-type="float">
            <text:p>278023</text:p>
          </table:table-cell>
          <table:table-cell table:style-name="ce44" office:value-type="float" office:value="276714" calcext:value-type="float">
            <text:p>276714</text:p>
          </table:table-cell>
          <table:table-cell table:style-name="ce4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4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4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44" office:value-type="float" office:value="274692" calcext:value-type="float">
            <text:p>274692</text:p>
          </table:table-cell>
          <table:table-cell table:style-name="ce44" office:value-type="float" office:value="281246" calcext:value-type="float">
            <text:p>281246</text:p>
          </table:table-cell>
          <table:table-cell table:style-name="ce4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4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4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44" office:value-type="float" office:value="280198" calcext:value-type="float">
            <text:p>280198</text:p>
          </table:table-cell>
          <table:table-cell table:style-name="ce44" office:value-type="float" office:value="297573" calcext:value-type="float">
            <text:p>297573</text:p>
          </table:table-cell>
          <table:table-cell table:style-name="ce4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4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4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44" office:value-type="float" office:value="290921" calcext:value-type="float">
            <text:p>290921</text:p>
          </table:table-cell>
          <table:table-cell table:style-name="ce44" office:value-type="float" office:value="302269" calcext:value-type="float">
            <text:p>302269</text:p>
          </table:table-cell>
          <table:table-cell table:style-name="ce4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4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4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44" office:value-type="float" office:value="286288" calcext:value-type="float">
            <text:p>286288</text:p>
          </table:table-cell>
          <table:table-cell table:style-name="ce44" office:value-type="float" office:value="285848" calcext:value-type="float">
            <text:p>285848</text:p>
          </table:table-cell>
          <table:table-cell table:style-name="ce4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4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4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44" office:value-type="float" office:value="384621" calcext:value-type="float">
            <text:p>384621</text:p>
          </table:table-cell>
          <table:table-cell table:style-name="ce44" office:value-type="float" office:value="297426" calcext:value-type="float">
            <text:p>297426</text:p>
          </table:table-cell>
          <table:table-cell table:style-name="ce4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4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4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44" office:value-type="float" office:value="304200" calcext:value-type="float">
            <text:p>304200</text:p>
          </table:table-cell>
          <table:table-cell table:style-name="ce44" office:value-type="float" office:value="319624" calcext:value-type="float">
            <text:p>319624</text:p>
          </table:table-cell>
          <table:table-cell table:style-name="ce4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4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4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44" office:value-type="float" office:value="296453" calcext:value-type="float">
            <text:p>296453</text:p>
          </table:table-cell>
          <table:table-cell table:style-name="ce44" office:value-type="float" office:value="308450" calcext:value-type="float">
            <text:p>308450</text:p>
          </table:table-cell>
          <table:table-cell table:style-name="ce4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4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4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44" office:value-type="float" office:value="298157" calcext:value-type="float">
            <text:p>298157</text:p>
          </table:table-cell>
          <table:table-cell table:style-name="ce44" office:value-type="float" office:value="310881" calcext:value-type="float">
            <text:p>310881</text:p>
          </table:table-cell>
          <table:table-cell table:style-name="ce4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4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4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44" office:value-type="float" office:value="322374" calcext:value-type="float">
            <text:p>322374</text:p>
          </table:table-cell>
          <table:table-cell table:style-name="ce44" office:value-type="float" office:value="311883" calcext:value-type="float">
            <text:p>311883</text:p>
          </table:table-cell>
          <table:table-cell table:style-name="ce4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4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4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44" office:value-type="float" office:value="306456" calcext:value-type="float">
            <text:p>306456</text:p>
          </table:table-cell>
          <table:table-cell table:style-name="ce44" office:value-type="float" office:value="305125" calcext:value-type="float">
            <text:p>305125</text:p>
          </table:table-cell>
          <table:table-cell table:style-name="ce4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4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4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44" office:value-type="float" office:value="309968" calcext:value-type="float">
            <text:p>309968</text:p>
          </table:table-cell>
          <table:table-cell table:style-name="ce44" office:value-type="float" office:value="320430" calcext:value-type="float">
            <text:p>320430</text:p>
          </table:table-cell>
          <table:table-cell table:style-name="ce4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4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4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44" office:value-type="float" office:value="319527" calcext:value-type="float">
            <text:p>319527</text:p>
          </table:table-cell>
          <table:table-cell table:style-name="ce44" office:value-type="float" office:value="344874" calcext:value-type="float">
            <text:p>344874</text:p>
          </table:table-cell>
          <table:table-cell table:style-name="ce4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4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4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44" office:value-type="float" office:value="328492" calcext:value-type="float">
            <text:p>328492</text:p>
          </table:table-cell>
          <table:table-cell table:style-name="ce44" office:value-type="float" office:value="347073" calcext:value-type="float">
            <text:p>347073</text:p>
          </table:table-cell>
          <table:table-cell table:style-name="ce4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4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4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44" office:value-type="float" office:value="324242" calcext:value-type="float">
            <text:p>324242</text:p>
          </table:table-cell>
          <table:table-cell table:style-name="ce44" office:value-type="float" office:value="406793" calcext:value-type="float">
            <text:p>406793</text:p>
          </table:table-cell>
          <table:table-cell table:style-name="ce4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4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4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44" office:value-type="float" office:value="348307" calcext:value-type="float">
            <text:p>348307</text:p>
          </table:table-cell>
          <table:table-cell table:style-name="ce44" office:value-type="float" office:value="346345" calcext:value-type="float">
            <text:p>346345</text:p>
          </table:table-cell>
          <table:table-cell table:style-name="ce4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4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4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44" office:value-type="float" office:value="337323" calcext:value-type="float">
            <text:p>337323</text:p>
          </table:table-cell>
          <table:table-cell table:style-name="ce44" office:value-type="float" office:value="370015" calcext:value-type="float">
            <text:p>370015</text:p>
          </table:table-cell>
          <table:table-cell table:style-name="ce4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4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4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44" office:value-type="float" office:value="422330" calcext:value-type="float">
            <text:p>422330</text:p>
          </table:table-cell>
          <table:table-cell table:style-name="ce44" office:value-type="float" office:value="352090" calcext:value-type="float">
            <text:p>352090</text:p>
          </table:table-cell>
          <table:table-cell table:style-name="ce4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4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4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44" office:value-type="float" office:value="340952" calcext:value-type="float">
            <text:p>340952</text:p>
          </table:table-cell>
          <table:table-cell table:style-name="ce44" office:value-type="float" office:value="354968" calcext:value-type="float">
            <text:p>354968</text:p>
          </table:table-cell>
          <table:table-cell table:style-name="ce4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4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4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44" office:value-type="float" office:value="374844" calcext:value-type="float">
            <text:p>374844</text:p>
          </table:table-cell>
          <table:table-cell table:style-name="ce44" office:value-type="float" office:value="365893" calcext:value-type="float">
            <text:p>365893</text:p>
          </table:table-cell>
          <table:table-cell table:style-name="ce4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4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4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44" office:value-type="float" office:value="353940" calcext:value-type="float">
            <text:p>353940</text:p>
          </table:table-cell>
          <table:table-cell table:style-name="ce44" office:value-type="float" office:value="342987" calcext:value-type="float">
            <text:p>342987</text:p>
          </table:table-cell>
          <table:table-cell table:style-name="ce4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4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4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44" office:value-type="float" office:value="347502" calcext:value-type="float">
            <text:p>347502</text:p>
          </table:table-cell>
          <table:table-cell table:style-name="ce44" office:value-type="float" office:value="351843" calcext:value-type="float">
            <text:p>351843</text:p>
          </table:table-cell>
          <table:table-cell table:style-name="ce4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4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4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44" office:value-type="float" office:value="367300" calcext:value-type="float">
            <text:p>367300</text:p>
          </table:table-cell>
          <table:table-cell table:style-name="ce44" office:value-type="float" office:value="376900" calcext:value-type="float">
            <text:p>376900</text:p>
          </table:table-cell>
          <table:table-cell table:style-name="ce4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4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4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44" office:value-type="float" office:value="373094" calcext:value-type="float">
            <text:p>373094</text:p>
          </table:table-cell>
          <table:table-cell table:style-name="ce44" office:value-type="float" office:value="370575" calcext:value-type="float">
            <text:p>370575</text:p>
          </table:table-cell>
          <table:table-cell table:style-name="ce4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4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4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44" office:value-type="float" office:value="378710" calcext:value-type="float">
            <text:p>378710</text:p>
          </table:table-cell>
          <table:table-cell table:style-name="ce44" office:value-type="float" office:value="404193" calcext:value-type="float">
            <text:p>404193</text:p>
          </table:table-cell>
          <table:table-cell table:style-name="ce4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4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4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44" office:value-type="float" office:value="662888" calcext:value-type="float">
            <text:p>662888</text:p>
          </table:table-cell>
          <table:table-cell table:style-name="ce44" office:value-type="float" office:value="377062" calcext:value-type="float">
            <text:p>377062</text:p>
          </table:table-cell>
          <table:table-cell table:style-name="ce4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4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4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44" office:value-type="float" office:value="402635" calcext:value-type="float">
            <text:p>402635</text:p>
          </table:table-cell>
          <table:table-cell table:style-name="ce44" office:value-type="float" office:value="419902" calcext:value-type="float">
            <text:p>419902</text:p>
          </table:table-cell>
          <table:table-cell table:style-name="ce4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4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4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44" office:value-type="float" office:value="384089" calcext:value-type="float">
            <text:p>384089</text:p>
          </table:table-cell>
          <table:table-cell table:style-name="ce44" office:value-type="float" office:value="412617" calcext:value-type="float">
            <text:p>412617</text:p>
          </table:table-cell>
          <table:table-cell table:style-name="ce4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4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4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44" office:value-type="float" office:value="381113" calcext:value-type="float">
            <text:p>381113</text:p>
          </table:table-cell>
          <table:table-cell table:style-name="ce44" office:value-type="float" office:value="448600" calcext:value-type="float">
            <text:p>448600</text:p>
          </table:table-cell>
          <table:table-cell table:style-name="ce4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4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4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44" office:value-type="float" office:value="388825" calcext:value-type="float">
            <text:p>388825</text:p>
          </table:table-cell>
          <table:table-cell table:style-name="ce44" office:value-type="float" office:value="726914" calcext:value-type="float">
            <text:p>726914</text:p>
          </table:table-cell>
          <table:table-cell table:style-name="ce4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4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4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44" office:value-type="float" office:value="378951" calcext:value-type="float">
            <text:p>378951</text:p>
          </table:table-cell>
          <table:table-cell table:style-name="ce44" office:value-type="float" office:value="480773" calcext:value-type="float">
            <text:p>480773</text:p>
          </table:table-cell>
          <table:table-cell table:style-name="ce4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4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4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44" office:value-type="float" office:value="410715" calcext:value-type="float">
            <text:p>410715</text:p>
          </table:table-cell>
          <table:table-cell table:style-name="ce44" office:value-type="float" office:value="457421" calcext:value-type="float">
            <text:p>457421</text:p>
          </table:table-cell>
          <table:table-cell table:style-name="ce4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4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4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44" office:value-type="float" office:value="389974" calcext:value-type="float">
            <text:p>389974</text:p>
          </table:table-cell>
          <table:table-cell table:style-name="ce44" office:value-type="float" office:value="417223" calcext:value-type="float">
            <text:p>417223</text:p>
          </table:table-cell>
          <table:table-cell table:style-name="ce4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4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4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44" office:value-type="float" office:value="426683" calcext:value-type="float">
            <text:p>426683</text:p>
          </table:table-cell>
          <table:table-cell table:style-name="ce44" office:value-type="float" office:value="410007" calcext:value-type="float">
            <text:p>410007</text:p>
          </table:table-cell>
          <table:table-cell table:style-name="ce4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4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4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44" office:value-type="float" office:value="418556" calcext:value-type="float">
            <text:p>418556</text:p>
          </table:table-cell>
          <table:table-cell table:style-name="ce44" office:value-type="float" office:value="437329" calcext:value-type="float">
            <text:p>437329</text:p>
          </table:table-cell>
          <table:table-cell table:style-name="ce4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4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4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44" office:value-type="float" office:value="403713" calcext:value-type="float">
            <text:p>403713</text:p>
          </table:table-cell>
          <table:table-cell table:style-name="ce44" office:value-type="float" office:value="425922" calcext:value-type="float">
            <text:p>425922</text:p>
          </table:table-cell>
          <table:table-cell table:style-name="ce4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4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4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44" office:value-type="float" office:value="431458" calcext:value-type="float">
            <text:p>431458</text:p>
          </table:table-cell>
          <table:table-cell table:style-name="ce44" office:value-type="float" office:value="439069" calcext:value-type="float">
            <text:p>439069</text:p>
          </table:table-cell>
          <table:table-cell table:style-name="ce4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4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4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44" office:value-type="float" office:value="563447" calcext:value-type="float">
            <text:p>563447</text:p>
          </table:table-cell>
          <table:table-cell table:style-name="ce44" office:value-type="float" office:value="442876" calcext:value-type="float">
            <text:p>442876</text:p>
          </table:table-cell>
          <table:table-cell table:style-name="ce4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4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4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44" office:value-type="float" office:value="435362" calcext:value-type="float">
            <text:p>435362</text:p>
          </table:table-cell>
          <table:table-cell table:style-name="ce44" office:value-type="float" office:value="498884" calcext:value-type="float">
            <text:p>498884</text:p>
          </table:table-cell>
          <table:table-cell table:style-name="ce4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4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4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44" office:value-type="float" office:value="443895" calcext:value-type="float">
            <text:p>443895</text:p>
          </table:table-cell>
          <table:table-cell table:style-name="ce44" office:value-type="float" office:value="473734" calcext:value-type="float">
            <text:p>473734</text:p>
          </table:table-cell>
          <table:table-cell table:style-name="ce4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4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4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44" office:value-type="float" office:value="457843" calcext:value-type="float">
            <text:p>457843</text:p>
          </table:table-cell>
          <table:table-cell table:style-name="ce44" office:value-type="float" office:value="466277" calcext:value-type="float">
            <text:p>466277</text:p>
          </table:table-cell>
          <table:table-cell table:style-name="ce4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4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4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44" office:value-type="float" office:value="455306" calcext:value-type="float">
            <text:p>455306</text:p>
          </table:table-cell>
          <table:table-cell table:style-name="ce44" office:value-type="float" office:value="451608" calcext:value-type="float">
            <text:p>451608</text:p>
          </table:table-cell>
          <table:table-cell table:style-name="ce4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4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4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44" office:value-type="float" office:value="440433" calcext:value-type="float">
            <text:p>440433</text:p>
          </table:table-cell>
          <table:table-cell table:style-name="ce44" office:value-type="float" office:value="477465" calcext:value-type="float">
            <text:p>477465</text:p>
          </table:table-cell>
          <table:table-cell table:style-name="ce4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5:09:09.870305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5-29T17:57:56.903740937</dc:date>
    <meta:editing-duration>P7DT20H14M</meta:editing-duration>
    <meta:editing-cycles>46</meta:editing-cycles>
    <meta:generator>LibreOffice/6.4.3.2$MacOSX_X86_64 LibreOffice_project/747b5d0ebf89f41c860ec2a39efd7cb15b54f2d8</meta:generator>
    <meta:document-statistic meta:table-count="10" meta:cell-count="6574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 style:data-style-name="N111">
      <style:graphic-properties draw:fill="solid" draw:fill-color="#83caff"/>
    </style:style>
    <style:style style:name="ch18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4b1f6f"/>
    </style:style>
    <style:style style:name="ch20" style:family="chart" style:data-style-name="N111">
      <style:graphic-properties draw:fill="solid" draw:fill-color="#4b1f6f"/>
    </style:style>
    <style:style style:name="ch21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23" style:family="chart" style:data-style-name="N111">
      <style:graphic-properties draw:fill="solid" draw:fill-color="#ffd320"/>
    </style:style>
    <style:style style:name="ch24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6" style:family="chart" style:data-style-name="N111">
      <style:graphic-properties draw:fill="solid" draw:fill-color="#579d1c"/>
    </style:style>
    <style:style style:name="ch27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9" style:family="chart" style:data-style-name="N111">
      <style:graphic-properties draw:fill="solid" draw:fill-color="#7e0021"/>
    </style:style>
    <style:style style:name="ch30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314004"/>
    </style:style>
    <style:style style:name="ch32" style:family="chart" style:data-style-name="N111">
      <style:graphic-properties draw:fill="solid" draw:fill-color="#314004"/>
    </style:style>
    <style:style style:name="ch33" style:family="chart" style:data-style-name="N0">
      <style:chart-properties chart:symbol-type="named-symbol" chart:symbol-name="hourglass" chart:symbol-width="0.05cm" chart:symbol-height="0.0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35" style:family="chart" style:data-style-name="N111">
      <style:graphic-properties draw:fill="solid" draw:fill-color="#aecf00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55.301cm" svg:height="13.8cm" xlink:href=".." xlink:type="simple" chart:class="chart:scatter" chart:column-mapping="0 1 2 6 9 3 4 5 7 8" chart:style-name="ch1">
        <chart:title svg:x="26.594cm" svg:y="0.412cm" chart:style-name="ch2">
          <text:p>Fibonacci</text:p>
        </chart:title>
        <chart:legend chart:legend-position="end" svg:x="35.898cm" svg:y="3.651cm" style:legend-expansion="custom" chartooo:width="18.87cm" chartooo:height="6.257cm" style:legend-expansion-aspect-ratio="3.01582227904747" chart:style-name="ch3"/>
        <chart:plot-area chart:style-name="ch4" table:cell-range-address="Fibonacci.B5:Fibonacci.B25 Fibonacci.I2:Fibonacci.I2 Fibonacci.I5:Fibonacci.I25 Fibonacci.O2:Fibonacci.O2 Fibonacci.O5:Fibonacci.O25 Fibonacci.AM2:Fibonacci.AM2 Fibonacci.AM5:Fibonacci.AM25 Fibonacci.BE2:Fibonacci.BE2 Fibonacci.BE5:Fibonacci.BE25 Fibonacci.U2:Fibonacci.U2 Fibonacci.U5:Fibonacci.U25 Fibonacci.AA2:Fibonacci.AA2 Fibonacci.AA5:Fibonacci.AA25 Fibonacci.AG2:Fibonacci.AG2 Fibonacci.AG5:Fibonacci.AG25 Fibonacci.AS2:Fibonacci.AS2 Fibonacci.AS5:Fibonacci.AS25 Fibonacci.AY2:Fibonacci.AY2 Fibonacci.AY5:Fibonacci.AY25" chart:data-source-has-labels="row" svg:x="2.125cm" svg:y="1.477cm" svg:width="32.99cm" svg:height="11.058cm">
          <chartooo:coordinate-region svg:x="3.511cm" svg:y="1.68cm" svg:width="31.319cm" svg:height="10.2cm"/>
          <chart:axis chart:dimension="x" chart:name="primary-x" chart:style-name="ch5">
            <chart:title svg:x="17.225cm" svg:y="12.811cm" chart:style-name="ch6">
              <text:p>array.length /1000</text:p>
            </chart:title>
          </chart:axis>
          <chart:axis chart:dimension="y" chart:name="primary-y" chart:style-name="ch7">
            <chart:title svg:x="0.451cm" svg:y="8.482cm" chart:style-name="ch8">
              <text:p>time /microseconds</text:p>
            </chart:title>
          </chart:axis>
          <chart:series chart:style-name="ch9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10">
              <chart:equation chart:display-equation="true" chart:display-r-square="false" svg:x="9.804cm" svg:y="4.215cm" chart:style-name="ch11"/>
            </chart:regression-curve>
            <chart:data-point chart:repeated="21"/>
          </chart:series>
          <chart:series chart:style-name="ch12" chart:values-cell-range-address="Fibonacci.O5:Fibonacci.O25" chart:label-cell-address="Fibonacci.O2:Fibonacci.O2" chart:class="chart:scatter">
            <chart:regression-curve chart:style-name="ch13">
              <chart:equation chart:display-equation="true" chart:display-r-square="false" svg:x="9.817cm" svg:y="5.675cm" chart:style-name="ch14"/>
            </chart:regression-curve>
            <chart:data-point chart:repeated="21"/>
          </chart:series>
          <chart:series chart:style-name="ch15" chart:values-cell-range-address="Fibonacci.AM5:Fibonacci.AM25" chart:label-cell-address="Fibonacci.AM2:Fibonacci.AM2" chart:class="chart:scatter">
            <chart:regression-curve chart:style-name="ch16">
              <chart:equation chart:display-equation="true" chart:display-r-square="false" svg:x="5.689cm" svg:y="1.501cm" chart:style-name="ch17"/>
            </chart:regression-curve>
            <chart:data-point chart:repeated="21"/>
          </chart:series>
          <chart:series chart:style-name="ch18" chart:values-cell-range-address="Fibonacci.BE5:Fibonacci.BE25" chart:label-cell-address="Fibonacci.BE2:Fibonacci.BE2" chart:class="chart:scatter">
            <chart:regression-curve chart:style-name="ch19">
              <chart:equation chart:display-equation="true" chart:display-r-square="false" svg:x="9.817cm" svg:y="4.948cm" chart:style-name="ch20"/>
            </chart:regression-curve>
            <chart:data-point chart:repeated="21"/>
          </chart:series>
          <chart:series chart:style-name="ch21" chart:values-cell-range-address="Fibonacci.U5:Fibonacci.U25" chart:label-cell-address="Fibonacci.U2:Fibonacci.U2" chart:class="chart:scatter">
            <chart:regression-curve chart:style-name="ch22">
              <chart:equation chart:display-equation="true" chart:display-r-square="false" svg:x="26.524cm" svg:y="9.698cm" chart:style-name="ch23"/>
            </chart:regression-curve>
            <chart:data-point chart:repeated="21"/>
          </chart:series>
          <chart:series chart:style-name="ch24" chart:values-cell-range-address="Fibonacci.AA5:Fibonacci.AA25" chart:label-cell-address="Fibonacci.AA2:Fibonacci.AA2" chart:class="chart:scatter">
            <chart:regression-curve chart:style-name="ch25">
              <chart:equation chart:display-equation="true" chart:display-r-square="false" svg:x="26.524cm" svg:y="8.884cm" chart:style-name="ch26"/>
            </chart:regression-curve>
            <chart:data-point chart:repeated="21"/>
          </chart:series>
          <chart:series chart:style-name="ch27" chart:values-cell-range-address="Fibonacci.AG5:Fibonacci.AG25" chart:label-cell-address="Fibonacci.AG2:Fibonacci.AG2" chart:class="chart:scatter">
            <chart:regression-curve chart:style-name="ch28">
              <chart:equation chart:display-equation="true" chart:display-r-square="false" svg:x="25.4cm" svg:y="7.342cm" chart:style-name="ch29"/>
            </chart:regression-curve>
            <chart:data-point chart:repeated="21"/>
          </chart:series>
          <chart:series chart:style-name="ch30" chart:values-cell-range-address="Fibonacci.AS5:Fibonacci.AS25" chart:label-cell-address="Fibonacci.AS2:Fibonacci.AS2" chart:class="chart:scatter">
            <chart:regression-curve chart:style-name="ch31">
              <chart:equation chart:display-equation="true" chart:display-r-square="false" svg:x="26.155cm" svg:y="8.092cm" chart:style-name="ch32"/>
            </chart:regression-curve>
            <chart:data-point chart:repeated="21"/>
          </chart:series>
          <chart:series chart:style-name="ch33" chart:values-cell-range-address="Fibonacci.AY5:Fibonacci.AY25" chart:label-cell-address="Fibonacci.AY2:Fibonacci.AY2" chart:class="chart:scatter">
            <chart:regression-curve chart:style-name="ch34">
              <chart:equation chart:display-equation="true" chart:display-r-square="false" svg:x="6.592cm" svg:y="2.211cm" chart:style-name="ch35"/>
            </chart:regression-curve>
            <chart:data-point chart:repeated="2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Home-made method v2 (.flatten)</text:p>
                <draw:g>
                  <svg:desc>Fibonacci.AM2:Fibonacci.AM2</svg:desc>
                </draw:g>
              </table:table-cell>
              <table:table-cell office:value-type="string">
                <text:p>Home-made method v3(nils)</text:p>
                <draw:g>
                  <svg:desc>Fibonacci.BE2:Fibonacci.BE2</svg:desc>
                </draw:g>
              </table:table-cell>
              <table:table-cell office:value-type="string">
                <text:p>Test array[-2]</text:p>
                <draw:g>
                  <svg:desc>Fibonacci.U2:Fibonacci.U2</svg:desc>
                </draw:g>
              </table:table-cell>
              <table:table-cell office:value-type="string">
                <text:p>Test array[-2] (x-axis * 10)</text:p>
                <draw:g>
                  <svg:desc>Fibonacci.AA2:Fibonacci.AA2</svg:desc>
                </draw:g>
              </table:table-cell>
              <table:table-cell office:value-type="string">
                <text:p>Test addition</text:p>
                <draw:g>
                  <svg:desc>Fibonacci.AG2:Fibonacci.AG2</svg:desc>
                </draw:g>
              </table:table-cell>
              <table:table-cell office:value-type="string">
                <text:p>Test flatten (once)</text:p>
                <draw:g>
                  <svg:desc>Fibonacci.AS2:Fibonacci.AS2</svg:desc>
                </draw:g>
              </table:table-cell>
              <table:table-cell office:value-type="string">
                <text:p>Test flatten (arr.length/10 times)</text:p>
                <draw:g>
                  <svg:desc>Fibonacci.AY2:Fibonacci.A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4">
                <text:p>4</text:p>
                <draw:g>
                  <svg:desc>Fibonacci.AM5:Fibonacci.AM25</svg:desc>
                </draw:g>
              </table:table-cell>
              <table:table-cell office:value-type="float" office:value="6">
                <text:p>6</text:p>
                <draw:g>
                  <svg:desc>Fibonacci.BE5:Fibonacci.BE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  <table:table-cell office:value-type="float" office:value="2">
                <text:p>2</text:p>
                <draw:g>
                  <svg:desc>Fibonacci.AA5:Fibonacci.AA25</svg:desc>
                </draw:g>
              </table:table-cell>
              <table:table-cell office:value-type="float" office:value="42765">
                <text:p>42765</text:p>
                <draw:g>
                  <svg:desc>Fibonacci.AG5:Fibonacci.AG25</svg:desc>
                </draw:g>
              </table:table-cell>
              <table:table-cell office:value-type="float" office:value="6">
                <text:p>6</text:p>
                <draw:g>
                  <svg:desc>Fibonacci.AS5:Fibonacci.AS25</svg:desc>
                </draw:g>
              </table:table-cell>
              <table:table-cell office:value-type="float" office:value="4">
                <text:p>4</text:p>
                <draw:g>
                  <svg:desc>Fibonacci.AY5:Fibonacci.AY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724012">
                <text:p>724012</text:p>
              </table:table-cell>
              <table:table-cell office:value-type="float" office:value="2805">
                <text:p>28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310">
                <text:p>45310</text:p>
              </table:table-cell>
              <table:table-cell office:value-type="float" office:value="399">
                <text:p>399</text:p>
              </table:table-cell>
              <table:table-cell office:value-type="float" office:value="141700">
                <text:p>141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952190">
                <text:p>2952190</text:p>
              </table:table-cell>
              <table:table-cell office:value-type="float" office:value="7610">
                <text:p>76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372">
                <text:p>43372</text:p>
              </table:table-cell>
              <table:table-cell office:value-type="float" office:value="665">
                <text:p>665</text:p>
              </table:table-cell>
              <table:table-cell office:value-type="float" office:value="553807">
                <text:p>553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7316111">
                <text:p>7316111</text:p>
              </table:table-cell>
              <table:table-cell office:value-type="float" office:value="13387">
                <text:p>1338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780">
                <text:p>42780</text:p>
              </table:table-cell>
              <table:table-cell office:value-type="float" office:value="1014">
                <text:p>1014</text:p>
              </table:table-cell>
              <table:table-cell office:value-type="float" office:value="1209839">
                <text:p>1209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12494468">
                <text:p>12494468</text:p>
              </table:table-cell>
              <table:table-cell office:value-type="float" office:value="24451">
                <text:p>2445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2563">
                <text:p>42563</text:p>
              </table:table-cell>
              <table:table-cell office:value-type="float" office:value="1369">
                <text:p>1369</text:p>
              </table:table-cell>
              <table:table-cell office:value-type="float" office:value="2176765">
                <text:p>2176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20050023">
                <text:p>20050023</text:p>
              </table:table-cell>
              <table:table-cell office:value-type="float" office:value="35556">
                <text:p>3555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315">
                <text:p>42315</text:p>
              </table:table-cell>
              <table:table-cell office:value-type="float" office:value="2045">
                <text:p>2045</text:p>
              </table:table-cell>
              <table:table-cell office:value-type="float" office:value="3321827">
                <text:p>3321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27091721">
                <text:p>27091721</text:p>
              </table:table-cell>
              <table:table-cell office:value-type="float" office:value="39195">
                <text:p>3919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195">
                <text:p>42195</text:p>
              </table:table-cell>
              <table:table-cell office:value-type="float" office:value="2173">
                <text:p>2173</text:p>
              </table:table-cell>
              <table:table-cell office:value-type="float" office:value="4850703">
                <text:p>4850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9187176">
                <text:p>39187176</text:p>
              </table:table-cell>
              <table:table-cell office:value-type="float" office:value="65212">
                <text:p>652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436">
                <text:p>43436</text:p>
              </table:table-cell>
              <table:table-cell office:value-type="float" office:value="2295">
                <text:p>2295</text:p>
              </table:table-cell>
              <table:table-cell office:value-type="float" office:value="6486457">
                <text:p>648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49450955">
                <text:p>49450955</text:p>
              </table:table-cell>
              <table:table-cell office:value-type="float" office:value="68277">
                <text:p>6827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3699">
                <text:p>43699</text:p>
              </table:table-cell>
              <table:table-cell office:value-type="float" office:value="2451">
                <text:p>2451</text:p>
              </table:table-cell>
              <table:table-cell office:value-type="float" office:value="8380915">
                <text:p>8380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63237858">
                <text:p>63237858</text:p>
              </table:table-cell>
              <table:table-cell office:value-type="float" office:value="61328">
                <text:p>613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1519">
                <text:p>41519</text:p>
              </table:table-cell>
              <table:table-cell office:value-type="float" office:value="2776">
                <text:p>2776</text:p>
              </table:table-cell>
              <table:table-cell office:value-type="float" office:value="10660068">
                <text:p>1066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82601362">
                <text:p>82601362</text:p>
              </table:table-cell>
              <table:table-cell office:value-type="float" office:value="95915">
                <text:p>959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108">
                <text:p>42108</text:p>
              </table:table-cell>
              <table:table-cell office:value-type="float" office:value="3301">
                <text:p>3301</text:p>
              </table:table-cell>
              <table:table-cell office:value-type="float" office:value="13239277">
                <text:p>13239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101541190">
                <text:p>101541190</text:p>
              </table:table-cell>
              <table:table-cell office:value-type="float" office:value="88112">
                <text:p>881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249">
                <text:p>42249</text:p>
              </table:table-cell>
              <table:table-cell office:value-type="float" office:value="3312">
                <text:p>3312</text:p>
              </table:table-cell>
              <table:table-cell office:value-type="float" office:value="15869785">
                <text:p>15869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119029250">
                <text:p>119029250</text:p>
              </table:table-cell>
              <table:table-cell office:value-type="float" office:value="117513">
                <text:p>1175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056">
                <text:p>42056</text:p>
              </table:table-cell>
              <table:table-cell office:value-type="float" office:value="3704">
                <text:p>3704</text:p>
              </table:table-cell>
              <table:table-cell office:value-type="float" office:value="18955152">
                <text:p>18955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143138453">
                <text:p>143138453</text:p>
              </table:table-cell>
              <table:table-cell office:value-type="float" office:value="143191">
                <text:p>14319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400">
                <text:p>41400</text:p>
              </table:table-cell>
              <table:table-cell office:value-type="float" office:value="4478">
                <text:p>4478</text:p>
              </table:table-cell>
              <table:table-cell office:value-type="float" office:value="22651400">
                <text:p>2265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161219115">
                <text:p>161219115</text:p>
              </table:table-cell>
              <table:table-cell office:value-type="float" office:value="144861">
                <text:p>1448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075">
                <text:p>43075</text:p>
              </table:table-cell>
              <table:table-cell office:value-type="float" office:value="4756">
                <text:p>4756</text:p>
              </table:table-cell>
              <table:table-cell office:value-type="float" office:value="26905071">
                <text:p>26905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230341830">
                <text:p>230341830</text:p>
              </table:table-cell>
              <table:table-cell office:value-type="float" office:value="163662">
                <text:p>16366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28">
                <text:p>42328</text:p>
              </table:table-cell>
              <table:table-cell office:value-type="float" office:value="4669">
                <text:p>4669</text:p>
              </table:table-cell>
              <table:table-cell office:value-type="float" office:value="30484054">
                <text:p>3048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242834010">
                <text:p>242834010</text:p>
              </table:table-cell>
              <table:table-cell office:value-type="float" office:value="187121">
                <text:p>187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1569">
                <text:p>41569</text:p>
              </table:table-cell>
              <table:table-cell office:value-type="float" office:value="5150">
                <text:p>5150</text:p>
              </table:table-cell>
              <table:table-cell office:value-type="float" office:value="34015665">
                <text:p>34015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286216772">
                <text:p>286216772</text:p>
              </table:table-cell>
              <table:table-cell office:value-type="float" office:value="222131">
                <text:p>22213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581">
                <text:p>42581</text:p>
              </table:table-cell>
              <table:table-cell office:value-type="float" office:value="6248">
                <text:p>6248</text:p>
              </table:table-cell>
              <table:table-cell office:value-type="float" office:value="37989854">
                <text:p>37989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309295933">
                <text:p>309295933</text:p>
              </table:table-cell>
              <table:table-cell office:value-type="float" office:value="230042">
                <text:p>23004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4376">
                <text:p>44376</text:p>
              </table:table-cell>
              <table:table-cell office:value-type="float" office:value="5915">
                <text:p>5915</text:p>
              </table:table-cell>
              <table:table-cell office:value-type="float" office:value="43874237">
                <text:p>43874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318119515">
                <text:p>318119515</text:p>
              </table:table-cell>
              <table:table-cell office:value-type="float" office:value="251316">
                <text:p>2513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265">
                <text:p>42265</text:p>
              </table:table-cell>
              <table:table-cell office:value-type="float" office:value="6258">
                <text:p>6258</text:p>
              </table:table-cell>
              <table:table-cell office:value-type="float" office:value="47952894">
                <text:p>47952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332989991">
                <text:p>332989991</text:p>
              </table:table-cell>
              <table:table-cell office:value-type="float" office:value="281812">
                <text:p>2818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77">
                <text:p>42377</text:p>
              </table:table-cell>
              <table:table-cell office:value-type="float" office:value="7144">
                <text:p>7144</text:p>
              </table:table-cell>
              <table:table-cell office:value-type="float" office:value="53256391">
                <text:p>532563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111">
      <style:graphic-properties draw:fill="solid" draw:fill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7.5cm" svg:y="0.316cm" chart:style-name="ch2">
          <text:p>Sort</text:p>
        </chart:title>
        <chart:plot-area chart:style-name="ch3" table:cell-range-address="Sort.B5:Sort.C25" svg:x="1.339cm" svg:y="1.285cm" svg:width="14.345cm" svg:height="6.553cm">
          <chartooo:coordinate-region svg:x="2.347cm" svg:y="1.489cm" svg:width="13.052cm" svg:height="5.694cm"/>
          <chart:axis chart:dimension="x" chart:name="primary-x" chart:style-name="ch4">
            <chart:title svg:x="7.265cm" svg:y="8.018cm" chart:style-name="ch5">
              <text:p>Array size /1000</text:p>
            </chart:title>
          </chart:axis>
          <chart:axis chart:dimension="y" chart:name="primary-y" chart:style-name="ch4">
            <chart:title svg:x="0.451cm" svg:y="6.091cm" chart:style-name="ch6">
              <text:p>Time /microseconds</text:p>
            </chart:title>
          </chart:axis>
          <chart:series chart:style-name="ch7" chart:values-cell-range-address="Sort.C5:Sort.C25" chart:class="chart:scatter">
            <chart:domain table:cell-range-address="Sort.B5:Sort.B25"/>
            <chart:regression-curve chart:style-name="ch8">
              <chart:equation chart:display-equation="true" chart:display-r-square="false" svg:x="2.392cm" svg:y="1.535cm" chart:style-name="ch9"/>
            </chart:regression-curve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6cm" svg:y="0.314cm" chart:style-name="ch2">
          <text:p>Shuffle</text:p>
        </chart:title>
        <chart:subtitle svg:x="15.293cm" svg:y="1.287cm" chart:style-name="ch3">
          <text:p>(using mean)</text:p>
        </chart:subtitle>
        <chart:legend chart:legend-position="end" svg:x="25.891cm" svg:y="1.709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39cm" svg:y="2.135cm" svg:width="23.592cm" svg:height="5.734cm">
          <chartooo:coordinate-region svg:x="3.081cm" svg:y="2.334cm" svg:width="21.852cm" svg:height="4.888cm"/>
          <chart:axis chart:dimension="x" chart:name="primary-x" chart:style-name="ch6">
            <chart:title svg:x="12.108cm" svg:y="8.048cm" chart:style-name="ch7">
              <text:p>array.length /1000</text:p>
            </chart:title>
          </chart:axis>
          <chart:axis chart:dimension="y" chart:name="primary-y" chart:style-name="ch6">
            <chart:title svg:x="0.451cm" svg:y="6.419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33cm" svg:y="0.316cm" chart:style-name="ch2">
          <text:p>Most frequent</text:p>
        </chart:title>
        <chart:legend chart:legend-position="end" svg:x="30.555cm" svg:y="3.441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55cm" svg:y="1.285cm" svg:width="28.064cm" svg:height="6.553cm">
          <chartooo:coordinate-region svg:x="2.952cm" svg:y="1.488cm" svg:width="26.582cm" svg:height="5.695cm"/>
          <chart:axis chart:dimension="x" chart:name="primary-x" chart:style-name="ch5">
            <chart:title svg:x="14.392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